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4.471cm"/>
    </style:style>
    <style:style style:name="co4" style:family="table-column">
      <style:table-column-properties fo:break-before="auto" style:column-width="1.192cm"/>
    </style:style>
    <style:style style:name="co5" style:family="table-column">
      <style:table-column-properties fo:break-before="auto" style:column-width="3.374cm"/>
    </style:style>
    <style:style style:name="co6" style:family="table-column">
      <style:table-column-properties fo:break-before="auto" style:column-width="2.08cm"/>
    </style:style>
    <style:style style:name="ro1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23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 style:data-style-name="N37"/>
    <style:style style:name="ce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0000ff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0000ff"/>
    </style:style>
    <style:style style:name="ce8" style:family="table-cell" style:parent-style-name="Default">
      <style:table-cell-properties fo:background-color="#66ff00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66ff00"/>
    </style:style>
    <style:style style:name="ce10" style:family="table-cell" style:parent-style-name="Default">
      <style:table-cell-properties fo:background-color="#9999cc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9999cc"/>
    </style:style>
    <style:style style:name="ce12" style:family="table-cell" style:parent-style-name="Default">
      <style:table-cell-properties fo:background-color="#990000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990000"/>
    </style:style>
    <style:style style:name="ce14" style:family="table-cell" style:parent-style-name="Default">
      <style:table-cell-properties fo:border-bottom="none" fo:border-left="0.002cm solid #000000" fo:border-right="none" fo:border-top="0.002cm solid #000000"/>
    </style:style>
    <style:style style:name="ce15" style:family="table-cell" style:parent-style-name="Default">
      <style:table-cell-properties fo:border-bottom="none" fo:border-left="0.002cm solid #000000" fo:border-right="none" fo:border-top="none"/>
    </style:style>
    <style:style style:name="ce16" style:family="table-cell" style:parent-style-name="Default">
      <style:table-cell-properties fo:border-bottom="0.002cm solid #000000" fo:border-left="0.002cm solid #000000" fo:border-right="none" fo:border-top="none"/>
    </style:style>
    <style:style style:name="ce17" style:family="table-cell" style:parent-style-name="Default">
      <style:table-cell-properties fo:background-color="#000000"/>
      <style:text-properties style:use-window-font-color="true" fo:font-weight="bold" style:font-weight-asian="bold" style:font-weight-complex="bold"/>
    </style:style>
    <style:style style:name="ce18" style:family="table-cell" style:parent-style-name="Default">
      <style:table-cell-properties fo:background-color="#000000"/>
      <style:text-properties style:use-window-font-color="true"/>
    </style:style>
    <style:style style:name="ce19" style:family="table-cell" style:parent-style-name="Default">
      <style:table-cell-properties fo:border-bottom="none" fo:border-left="none" fo:border-right="none" fo:border-top="0.002cm solid #000000"/>
    </style:style>
    <style:style style:name="ce20" style:family="table-cell" style:parent-style-name="Default">
      <style:table-cell-properties fo:border-bottom="0.002cm solid #000000" fo:border-left="none" fo:border-right="none" fo:border-top="none"/>
    </style:style>
    <style:style style:name="ce21" style:family="table-cell" style:parent-style-name="Default">
      <style:table-cell-properties fo:border-bottom="none" fo:border-left="none" fo:border-right="0.002cm solid #000000" fo:border-top="0.002cm solid #000000"/>
    </style:style>
    <style:style style:name="ce22" style:family="table-cell" style:parent-style-name="Default">
      <style:table-cell-properties fo:border-bottom="none" fo:border-left="none" fo:border-right="0.002cm solid #000000" fo:border-top="none"/>
    </style:style>
    <style:style style:name="ce24" style:family="table-cell" style:parent-style-name="Default">
      <style:table-cell-properties fo:border-bottom="0.002cm solid #000000" fo:border-left="none" fo:border-right="0.002cm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Overview" table:style-name="ta1" table:print="false">
        <table:table-column table:style-name="co3" table:default-cell-style-name="Default"/>
        <table:table-column table:style-name="co2" table:number-columns-repeated="296" table:default-cell-style-name="Default"/>
        <table:table-row table:style-name="ro1">
          <table:table-cell office:value-type="string">
            <text:p>Date:</text:p>
          </table:table-cell>
          <table:table-cell table:style-name="ce3" office:value-type="date" office:date-value="2017-11-16">
            <text:p>16.11.17</text:p>
          </table:table-cell>
          <table:table-cell table:style-name="ce3" table:number-columns-repeated="295"/>
        </table:table-row>
        <table:table-row table:style-name="ro3">
          <table:table-cell office:value-type="string">
            <text:p>Ranked Games:</text:p>
          </table:table-cell>
          <table:table-cell office:value-type="float" office:value="242">
            <text:p>242</text:p>
          </table:table-cell>
          <table:table-cell table:number-columns-repeated="295"/>
        </table:table-row>
        <table:table-row table:style-name="ro3">
          <table:table-cell office:value-type="string">
            <text:p>Custom Games:</text:p>
          </table:table-cell>
          <table:table-cell office:value-type="float" office:value="314">
            <text:p>314</text:p>
          </table:table-cell>
          <table:table-cell table:number-columns-repeated="295"/>
        </table:table-row>
        <table:table-row table:style-name="ro1">
          <table:table-cell office:value-type="string">
            <text:p>Total Players:</text:p>
          </table:table-cell>
          <table:table-cell office:value-type="float" office:value="1942">
            <text:p>1942</text:p>
          </table:table-cell>
          <table:table-cell table:number-columns-repeated="295"/>
        </table:table-row>
        <table:table-row table:style-name="ro3">
          <table:table-cell office:value-type="string">
            <text:p>Avg Gametime:</text:p>
          </table:table-cell>
          <table:table-cell office:value-type="float" office:value="24.6464187327824">
            <text:p>24,6464187328</text:p>
          </table:table-cell>
          <table:table-cell table:number-columns-repeated="295"/>
        </table:table-row>
        <table:table-row table:style-name="ro3">
          <table:table-cell office:value-type="string">
            <text:p>Avg Level:</text:p>
          </table:table-cell>
          <table:table-cell office:value-type="float" office:value="14.4090909090909">
            <text:p>14,4090909091</text:p>
          </table:table-cell>
          <table:table-cell table:number-columns-repeated="295"/>
        </table:table-row>
        <table:table-row table:style-name="ro3">
          <table:table-cell office:value-type="string">
            <text:p>Wins East:</text:p>
          </table:table-cell>
          <table:table-cell office:value-type="float" office:value="137">
            <text:p>137</text:p>
          </table:table-cell>
          <table:table-cell table:number-columns-repeated="295"/>
        </table:table-row>
        <table:table-row table:style-name="ro3">
          <table:table-cell office:value-type="string">
            <text:p>Wins West:</text:p>
          </table:table-cell>
          <table:table-cell office:value-type="float" office:value="105">
            <text:p>105</text:p>
          </table:table-cell>
          <table:table-cell table:number-columns-repeated="295"/>
        </table:table-row>
        <table:table-row table:style-name="ro3">
          <table:table-cell office:value-type="string">
            <text:p>Forsaken picks:</text:p>
          </table:table-cell>
          <table:table-cell office:value-type="float" office:value="282">
            <text:p>282</text:p>
          </table:table-cell>
          <table:table-cell table:number-columns-repeated="295"/>
        </table:table-row>
        <table:table-row table:style-name="ro3">
          <table:table-cell office:value-type="string">
            <text:p>Grove picks:</text:p>
          </table:table-cell>
          <table:table-cell office:value-type="float" office:value="196">
            <text:p>196</text:p>
          </table:table-cell>
          <table:table-cell table:number-columns-repeated="295"/>
        </table:table-row>
        <table:table-row table:style-name="ro3">
          <table:table-cell office:value-type="string">
            <text:p>Mech picks:</text:p>
          </table:table-cell>
          <table:table-cell office:value-type="float" office:value="264">
            <text:p>264</text:p>
          </table:table-cell>
          <table:table-cell table:number-columns-repeated="295"/>
        </table:table-row>
        <table:table-row table:style-name="ro3">
          <table:table-cell office:value-type="string">
            <text:p>Forsaken picks:</text:p>
          </table:table-cell>
          <table:table-cell office:value-type="float" office:value="204">
            <text:p>204</text:p>
          </table:table-cell>
          <table:table-cell table:number-columns-repeated="295"/>
        </table:table-row>
        <table:table-row table:style-name="ro3">
          <table:table-cell office:value-type="string">
            <text:p>Mastermind picks:</text:p>
          </table:table-cell>
          <table:table-cell office:value-type="float" office:value="996">
            <text:p>996</text:p>
          </table:table-cell>
          <table:table-cell table:number-columns-repeated="295"/>
        </table:table-row>
        <table:table-row table:style-name="ro3">
          <table:table-cell office:value-type="string">
            <text:p>Forsaken wins:</text:p>
          </table:table-cell>
          <table:table-cell office:value-type="float" office:value="157">
            <text:p>157</text:p>
          </table:table-cell>
          <table:table-cell table:number-columns-repeated="295"/>
        </table:table-row>
        <table:table-row table:style-name="ro3">
          <table:table-cell office:value-type="string">
            <text:p>Grove wins:</text:p>
          </table:table-cell>
          <table:table-cell office:value-type="float" office:value="105">
            <text:p>105</text:p>
          </table:table-cell>
          <table:table-cell table:number-columns-repeated="295"/>
        </table:table-row>
        <table:table-row table:style-name="ro3">
          <table:table-cell office:value-type="string">
            <text:p>Mech wins:</text:p>
          </table:table-cell>
          <table:table-cell office:value-type="float" office:value="154">
            <text:p>154</text:p>
          </table:table-cell>
          <table:table-cell table:number-columns-repeated="295"/>
        </table:table-row>
        <table:table-row table:style-name="ro3">
          <table:table-cell office:value-type="string">
            <text:p>Forsaken wins:</text:p>
          </table:table-cell>
          <table:table-cell office:value-type="float" office:value="104">
            <text:p>104</text:p>
          </table:table-cell>
          <table:table-cell table:number-columns-repeated="295"/>
        </table:table-row>
        <table:table-row table:style-name="ro3">
          <table:table-cell office:value-type="string">
            <text:p>Mastermind wins:</text:p>
          </table:table-cell>
          <table:table-cell office:value-type="float" office:value="452">
            <text:p>452</text:p>
          </table:table-cell>
          <table:table-cell table:number-columns-repeated="295"/>
        </table:table-row>
        <table:table-row table:style-name="ro3">
          <table:table-cell office:value-type="string">
            <text:p>Games ended on 1:</text:p>
          </table:table-cell>
          <table:table-cell office:value-type="float" office:value="0">
            <text:p>0</text:p>
          </table:table-cell>
          <table:table-cell table:number-columns-repeated="295"/>
        </table:table-row>
        <table:table-row table:style-name="ro3">
          <table:table-cell office:value-type="string">
            <text:p>Games ended on 2:</text:p>
          </table:table-cell>
          <table:table-cell office:value-type="float" office:value="0">
            <text:p>0</text:p>
          </table:table-cell>
          <table:table-cell table:number-columns-repeated="295"/>
        </table:table-row>
        <table:table-row table:style-name="ro3">
          <table:table-cell office:value-type="string">
            <text:p>Games ended on 3:</text:p>
          </table:table-cell>
          <table:table-cell office:value-type="float" office:value="0">
            <text:p>0</text:p>
          </table:table-cell>
          <table:table-cell table:number-columns-repeated="295"/>
        </table:table-row>
        <table:table-row table:style-name="ro3">
          <table:table-cell office:value-type="string">
            <text:p>Games ended on 4:</text:p>
          </table:table-cell>
          <table:table-cell office:value-type="float" office:value="0">
            <text:p>0</text:p>
          </table:table-cell>
          <table:table-cell table:number-columns-repeated="295"/>
        </table:table-row>
        <table:table-row table:style-name="ro3">
          <table:table-cell office:value-type="string">
            <text:p>Games ended on 5:</text:p>
          </table:table-cell>
          <table:table-cell office:value-type="float" office:value="1">
            <text:p>1</text:p>
          </table:table-cell>
          <table:table-cell table:number-columns-repeated="295"/>
        </table:table-row>
        <table:table-row table:style-name="ro3">
          <table:table-cell office:value-type="string">
            <text:p>Games ended on 6:</text:p>
          </table:table-cell>
          <table:table-cell office:value-type="float" office:value="0">
            <text:p>0</text:p>
          </table:table-cell>
          <table:table-cell table:number-columns-repeated="295"/>
        </table:table-row>
        <table:table-row table:style-name="ro3">
          <table:table-cell office:value-type="string">
            <text:p>Games ended on 7:</text:p>
          </table:table-cell>
          <table:table-cell office:value-type="float" office:value="1">
            <text:p>1</text:p>
          </table:table-cell>
          <table:table-cell table:number-columns-repeated="295"/>
        </table:table-row>
        <table:table-row table:style-name="ro3">
          <table:table-cell office:value-type="string">
            <text:p>Games ended on 8:</text:p>
          </table:table-cell>
          <table:table-cell office:value-type="float" office:value="5">
            <text:p>5</text:p>
          </table:table-cell>
          <table:table-cell table:number-columns-repeated="295"/>
        </table:table-row>
        <table:table-row table:style-name="ro3">
          <table:table-cell office:value-type="string">
            <text:p>Games ended on 9:</text:p>
          </table:table-cell>
          <table:table-cell office:value-type="float" office:value="5">
            <text:p>5</text:p>
          </table:table-cell>
          <table:table-cell table:number-columns-repeated="295"/>
        </table:table-row>
        <table:table-row table:style-name="ro3">
          <table:table-cell office:value-type="string">
            <text:p>Games ended on 10:</text:p>
          </table:table-cell>
          <table:table-cell office:value-type="float" office:value="1">
            <text:p>1</text:p>
          </table:table-cell>
          <table:table-cell table:number-columns-repeated="295"/>
        </table:table-row>
        <table:table-row table:style-name="ro3">
          <table:table-cell office:value-type="string">
            <text:p>Games ended on 11:</text:p>
          </table:table-cell>
          <table:table-cell office:value-type="float" office:value="4">
            <text:p>4</text:p>
          </table:table-cell>
          <table:table-cell table:number-columns-repeated="295"/>
        </table:table-row>
        <table:table-row table:style-name="ro3">
          <table:table-cell office:value-type="string">
            <text:p>Games ended on 12</text:p>
          </table:table-cell>
          <table:table-cell office:value-type="float" office:value="11">
            <text:p>11</text:p>
          </table:table-cell>
          <table:table-cell table:number-columns-repeated="295"/>
        </table:table-row>
        <table:table-row table:style-name="ro3">
          <table:table-cell office:value-type="string">
            <text:p>Games ended on 13:</text:p>
          </table:table-cell>
          <table:table-cell office:value-type="float" office:value="68">
            <text:p>68</text:p>
          </table:table-cell>
          <table:table-cell table:number-columns-repeated="295"/>
        </table:table-row>
        <table:table-row table:style-name="ro3">
          <table:table-cell office:value-type="string">
            <text:p>Games ended on 14:</text:p>
          </table:table-cell>
          <table:table-cell office:value-type="float" office:value="45">
            <text:p>45</text:p>
          </table:table-cell>
          <table:table-cell table:number-columns-repeated="295"/>
        </table:table-row>
        <table:table-row table:style-name="ro3">
          <table:table-cell office:value-type="string">
            <text:p>Games ended on 15:</text:p>
          </table:table-cell>
          <table:table-cell office:value-type="float" office:value="11">
            <text:p>11</text:p>
          </table:table-cell>
          <table:table-cell table:number-columns-repeated="295"/>
        </table:table-row>
        <table:table-row table:style-name="ro3">
          <table:table-cell office:value-type="string">
            <text:p>Games ended on 16:</text:p>
          </table:table-cell>
          <table:table-cell office:value-type="float" office:value="44">
            <text:p>44</text:p>
          </table:table-cell>
          <table:table-cell table:number-columns-repeated="295"/>
        </table:table-row>
        <table:table-row table:style-name="ro3">
          <table:table-cell office:value-type="string">
            <text:p>Games ended on 17:</text:p>
          </table:table-cell>
          <table:table-cell office:value-type="float" office:value="24">
            <text:p>24</text:p>
          </table:table-cell>
          <table:table-cell table:number-columns-repeated="295"/>
        </table:table-row>
        <table:table-row table:style-name="ro3">
          <table:table-cell office:value-type="string">
            <text:p>Games ended on 18:</text:p>
          </table:table-cell>
          <table:table-cell office:value-type="float" office:value="10">
            <text:p>10</text:p>
          </table:table-cell>
          <table:table-cell table:number-columns-repeated="295"/>
        </table:table-row>
        <table:table-row table:style-name="ro3">
          <table:table-cell office:value-type="string">
            <text:p>Games ended on 19:</text:p>
          </table:table-cell>
          <table:table-cell office:value-type="float" office:value="8">
            <text:p>8</text:p>
          </table:table-cell>
          <table:table-cell table:number-columns-repeated="295"/>
        </table:table-row>
        <table:table-row table:style-name="ro3">
          <table:table-cell office:value-type="string">
            <text:p>Games ended on 20:</text:p>
          </table:table-cell>
          <table:table-cell office:value-type="float" office:value="3">
            <text:p>3</text:p>
          </table:table-cell>
          <table:table-cell table:number-columns-repeated="295"/>
        </table:table-row>
        <table:table-row table:style-name="ro3">
          <table:table-cell office:value-type="string">
            <text:p>Games ended on 21:</text:p>
          </table:table-cell>
          <table:table-cell office:value-type="float" office:value="1">
            <text:p>1</text:p>
          </table:table-cell>
          <table:table-cell table:number-columns-repeated="295"/>
        </table:table-row>
        <table:table-row table:style-name="ro3">
          <table:table-cell office:value-type="string">
            <text:p>Element workers lvl 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Element workers lvl 2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Element workers lvl 3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Element workers lvl 4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Element workers lvl 5</text:p>
          </table:table-cell>
          <table:table-cell office:value-type="float" office:value="3">
            <text:p>3</text:p>
          </table:table-cell>
          <table:table-cell table:number-columns-repeated="295"/>
        </table:table-row>
        <table:table-row table:style-name="ro3">
          <table:table-cell office:value-type="string">
            <text:p>Element workers lvl 6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Element workers lvl 7</text:p>
          </table:table-cell>
          <table:table-cell office:value-type="float" office:value="5">
            <text:p>5</text:p>
          </table:table-cell>
          <table:table-cell table:number-columns-repeated="295"/>
        </table:table-row>
        <table:table-row table:style-name="ro3">
          <table:table-cell office:value-type="string">
            <text:p>Element workers lvl 8</text:p>
          </table:table-cell>
          <table:table-cell office:value-type="float" office:value="6.8">
            <text:p>6,8</text:p>
          </table:table-cell>
          <table:table-cell table:number-columns-repeated="295"/>
        </table:table-row>
        <table:table-row table:style-name="ro3">
          <table:table-cell office:value-type="string">
            <text:p>Element workers lvl 9</text:p>
          </table:table-cell>
          <table:table-cell office:value-type="float" office:value="6.16666666666667">
            <text:p>6,1666666667</text:p>
          </table:table-cell>
          <table:table-cell table:number-columns-repeated="295"/>
        </table:table-row>
        <table:table-row table:style-name="ro3">
          <table:table-cell office:value-type="string">
            <text:p>Element workers lvl 10</text:p>
          </table:table-cell>
          <table:table-cell office:value-type="float" office:value="6.33333333333333">
            <text:p>6,3333333333</text:p>
          </table:table-cell>
          <table:table-cell table:number-columns-repeated="295"/>
        </table:table-row>
        <table:table-row table:style-name="ro3">
          <table:table-cell office:value-type="string">
            <text:p>Element workers lvl 11</text:p>
          </table:table-cell>
          <table:table-cell office:value-type="float" office:value="8.25">
            <text:p>8,25</text:p>
          </table:table-cell>
          <table:table-cell table:number-columns-repeated="295"/>
        </table:table-row>
        <table:table-row table:style-name="ro3">
          <table:table-cell office:value-type="string">
            <text:p>Element workers lvl 12</text:p>
          </table:table-cell>
          <table:table-cell office:value-type="float" office:value="7.5">
            <text:p>7,5</text:p>
          </table:table-cell>
          <table:table-cell table:number-columns-repeated="295"/>
        </table:table-row>
        <table:table-row table:style-name="ro3">
          <table:table-cell office:value-type="string">
            <text:p>Element workers lvl 13</text:p>
          </table:table-cell>
          <table:table-cell office:value-type="float" office:value="9.29885057471264">
            <text:p>9,2988505747</text:p>
          </table:table-cell>
          <table:table-cell table:number-columns-repeated="295"/>
        </table:table-row>
        <table:table-row table:style-name="ro3">
          <table:table-cell office:value-type="string">
            <text:p>Element workers lvl 14</text:p>
          </table:table-cell>
          <table:table-cell office:value-type="float" office:value="9.39622641509434">
            <text:p>9,3962264151</text:p>
          </table:table-cell>
          <table:table-cell table:number-columns-repeated="295"/>
        </table:table-row>
        <table:table-row table:style-name="ro3">
          <table:table-cell office:value-type="string">
            <text:p>Element workers lvl 15</text:p>
          </table:table-cell>
          <table:table-cell office:value-type="float" office:value="9.375">
            <text:p>9,375</text:p>
          </table:table-cell>
          <table:table-cell table:number-columns-repeated="295"/>
        </table:table-row>
        <table:table-row table:style-name="ro3">
          <table:table-cell office:value-type="string">
            <text:p>Element workers lvl 16</text:p>
          </table:table-cell>
          <table:table-cell office:value-type="float" office:value="10.8867924528302">
            <text:p>10,8867924528</text:p>
          </table:table-cell>
          <table:table-cell table:number-columns-repeated="295"/>
        </table:table-row>
        <table:table-row table:style-name="ro3">
          <table:table-cell office:value-type="string">
            <text:p>Element workers lvl 17</text:p>
          </table:table-cell>
          <table:table-cell office:value-type="float" office:value="10.2857142857143">
            <text:p>10,2857142857</text:p>
          </table:table-cell>
          <table:table-cell table:number-columns-repeated="295"/>
        </table:table-row>
        <table:table-row table:style-name="ro3">
          <table:table-cell office:value-type="string">
            <text:p>Element workers lvl 18</text:p>
          </table:table-cell>
          <table:table-cell office:value-type="float" office:value="12.0714285714286">
            <text:p>12,0714285714</text:p>
          </table:table-cell>
          <table:table-cell table:number-columns-repeated="295"/>
        </table:table-row>
        <table:table-row table:style-name="ro3">
          <table:table-cell office:value-type="string">
            <text:p>Element workers lvl 19</text:p>
          </table:table-cell>
          <table:table-cell office:value-type="float" office:value="9.7">
            <text:p>9,7</text:p>
          </table:table-cell>
          <table:table-cell table:number-columns-repeated="295"/>
        </table:table-row>
        <table:table-row table:style-name="ro3">
          <table:table-cell office:value-type="string">
            <text:p>Element workers lvl 20</text:p>
          </table:table-cell>
          <table:table-cell office:value-type="float" office:value="12">
            <text:p>12</text:p>
          </table:table-cell>
          <table:table-cell table:number-columns-repeated="295"/>
        </table:table-row>
        <table:table-row table:style-name="ro3">
          <table:table-cell office:value-type="string">
            <text:p>Element workers lvl 21</text:p>
          </table:table-cell>
          <table:table-cell office:value-type="float" office:value="18.3333333333333">
            <text:p>18,3333333333</text:p>
          </table:table-cell>
          <table:table-cell table:number-columns-repeated="295"/>
        </table:table-row>
        <table:table-row table:style-name="ro3">
          <table:table-cell office:value-type="string">
            <text:p>Element income lvl 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Element income lvl 2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Element income lvl 3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Element income lvl 4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Element income lvl 5</text:p>
          </table:table-cell>
          <table:table-cell office:value-type="float" office:value="48">
            <text:p>48</text:p>
          </table:table-cell>
          <table:table-cell table:number-columns-repeated="295"/>
        </table:table-row>
        <table:table-row table:style-name="ro3">
          <table:table-cell office:value-type="string">
            <text:p>Element income lvl 6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Element income lvl 7</text:p>
          </table:table-cell>
          <table:table-cell office:value-type="float" office:value="66">
            <text:p>66</text:p>
          </table:table-cell>
          <table:table-cell table:number-columns-repeated="295"/>
        </table:table-row>
        <table:table-row table:style-name="ro3">
          <table:table-cell office:value-type="string">
            <text:p>Element income lvl 8</text:p>
          </table:table-cell>
          <table:table-cell office:value-type="float" office:value="109.2">
            <text:p>109,2</text:p>
          </table:table-cell>
          <table:table-cell table:number-columns-repeated="295"/>
        </table:table-row>
        <table:table-row table:style-name="ro3">
          <table:table-cell office:value-type="string">
            <text:p>Element income lvl 9</text:p>
          </table:table-cell>
          <table:table-cell office:value-type="float" office:value="132.5">
            <text:p>132,5</text:p>
          </table:table-cell>
          <table:table-cell table:number-columns-repeated="295"/>
        </table:table-row>
        <table:table-row table:style-name="ro3">
          <table:table-cell office:value-type="string">
            <text:p>Element income lvl 10</text:p>
          </table:table-cell>
          <table:table-cell office:value-type="float" office:value="123">
            <text:p>123</text:p>
          </table:table-cell>
          <table:table-cell table:number-columns-repeated="295"/>
        </table:table-row>
        <table:table-row table:style-name="ro3">
          <table:table-cell office:value-type="string">
            <text:p>Element income lvl 11</text:p>
          </table:table-cell>
          <table:table-cell office:value-type="float" office:value="165.75">
            <text:p>165,75</text:p>
          </table:table-cell>
          <table:table-cell table:number-columns-repeated="295"/>
        </table:table-row>
        <table:table-row table:style-name="ro3">
          <table:table-cell office:value-type="string">
            <text:p>Element income lvl 12</text:p>
          </table:table-cell>
          <table:table-cell office:value-type="float" office:value="211.416666666667">
            <text:p>211,4166666667</text:p>
          </table:table-cell>
          <table:table-cell table:number-columns-repeated="295"/>
        </table:table-row>
        <table:table-row table:style-name="ro3">
          <table:table-cell office:value-type="string">
            <text:p>Element income lvl 13</text:p>
          </table:table-cell>
          <table:table-cell office:value-type="float" office:value="243.64367816092">
            <text:p>243,6436781609</text:p>
          </table:table-cell>
          <table:table-cell table:number-columns-repeated="295"/>
        </table:table-row>
        <table:table-row table:style-name="ro3">
          <table:table-cell office:value-type="string">
            <text:p>Element income lvl 14</text:p>
          </table:table-cell>
          <table:table-cell office:value-type="float" office:value="270.981132075472">
            <text:p>270,9811320755</text:p>
          </table:table-cell>
          <table:table-cell table:number-columns-repeated="295"/>
        </table:table-row>
        <table:table-row table:style-name="ro3">
          <table:table-cell office:value-type="string">
            <text:p>Element income lvl 15</text:p>
          </table:table-cell>
          <table:table-cell office:value-type="float" office:value="310.875">
            <text:p>310,875</text:p>
          </table:table-cell>
          <table:table-cell table:number-columns-repeated="295"/>
        </table:table-row>
        <table:table-row table:style-name="ro3">
          <table:table-cell office:value-type="string">
            <text:p>Element income lvl 16</text:p>
          </table:table-cell>
          <table:table-cell office:value-type="float" office:value="358.849056603774">
            <text:p>358,8490566038</text:p>
          </table:table-cell>
          <table:table-cell table:number-columns-repeated="295"/>
        </table:table-row>
        <table:table-row table:style-name="ro3">
          <table:table-cell office:value-type="string">
            <text:p>Element income lvl 17</text:p>
          </table:table-cell>
          <table:table-cell office:value-type="float" office:value="379.142857142857">
            <text:p>379,1428571429</text:p>
          </table:table-cell>
          <table:table-cell table:number-columns-repeated="295"/>
        </table:table-row>
        <table:table-row table:style-name="ro3">
          <table:table-cell office:value-type="string">
            <text:p>Element income lvl 18</text:p>
          </table:table-cell>
          <table:table-cell office:value-type="float" office:value="480.642857142857">
            <text:p>480,6428571429</text:p>
          </table:table-cell>
          <table:table-cell table:number-columns-repeated="295"/>
        </table:table-row>
        <table:table-row table:style-name="ro3">
          <table:table-cell office:value-type="string">
            <text:p>Element income lvl 19</text:p>
          </table:table-cell>
          <table:table-cell office:value-type="float" office:value="445.5">
            <text:p>445,5</text:p>
          </table:table-cell>
          <table:table-cell table:number-columns-repeated="295"/>
        </table:table-row>
        <table:table-row table:style-name="ro3">
          <table:table-cell office:value-type="string">
            <text:p>Element income lvl 20</text:p>
          </table:table-cell>
          <table:table-cell office:value-type="float" office:value="618">
            <text:p>618</text:p>
          </table:table-cell>
          <table:table-cell table:number-columns-repeated="295"/>
        </table:table-row>
        <table:table-row table:style-name="ro3">
          <table:table-cell office:value-type="string">
            <text:p>Element income lvl 21</text:p>
          </table:table-cell>
          <table:table-cell office:value-type="float" office:value="1072.66666666667">
            <text:p>1072,6666666667</text:p>
          </table:table-cell>
          <table:table-cell table:number-columns-repeated="295"/>
        </table:table-row>
        <table:table-row table:style-name="ro3">
          <table:table-cell office:value-type="string">
            <text:p>Element value lvl 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Element value lvl 2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Element value lvl 3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Element value lvl 4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Element value lvl 5</text:p>
          </table:table-cell>
          <table:table-cell office:value-type="float" office:value="325">
            <text:p>325</text:p>
          </table:table-cell>
          <table:table-cell table:number-columns-repeated="295"/>
        </table:table-row>
        <table:table-row table:style-name="ro3">
          <table:table-cell office:value-type="string">
            <text:p>Element value lvl 6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Element value lvl 7</text:p>
          </table:table-cell>
          <table:table-cell office:value-type="float" office:value="560">
            <text:p>560</text:p>
          </table:table-cell>
          <table:table-cell table:number-columns-repeated="295"/>
        </table:table-row>
        <table:table-row table:style-name="ro3">
          <table:table-cell office:value-type="string">
            <text:p>Element value lvl 8</text:p>
          </table:table-cell>
          <table:table-cell office:value-type="float" office:value="721">
            <text:p>721</text:p>
          </table:table-cell>
          <table:table-cell table:number-columns-repeated="295"/>
        </table:table-row>
        <table:table-row table:style-name="ro3">
          <table:table-cell office:value-type="string">
            <text:p>Element value lvl 9</text:p>
          </table:table-cell>
          <table:table-cell office:value-type="float" office:value="1015.83333333333">
            <text:p>1015,8333333333</text:p>
          </table:table-cell>
          <table:table-cell table:number-columns-repeated="295"/>
        </table:table-row>
        <table:table-row table:style-name="ro3">
          <table:table-cell office:value-type="string">
            <text:p>Element value lvl 10</text:p>
          </table:table-cell>
          <table:table-cell office:value-type="float" office:value="1426.66666666667">
            <text:p>1426,6666666667</text:p>
          </table:table-cell>
          <table:table-cell table:number-columns-repeated="295"/>
        </table:table-row>
        <table:table-row table:style-name="ro3">
          <table:table-cell office:value-type="string">
            <text:p>Element value lvl 11</text:p>
          </table:table-cell>
          <table:table-cell office:value-type="float" office:value="1643.75">
            <text:p>1643,75</text:p>
          </table:table-cell>
          <table:table-cell table:number-columns-repeated="295"/>
        </table:table-row>
        <table:table-row table:style-name="ro3">
          <table:table-cell office:value-type="string">
            <text:p>Element value lvl 12</text:p>
          </table:table-cell>
          <table:table-cell office:value-type="float" office:value="1790.41666666667">
            <text:p>1790,4166666667</text:p>
          </table:table-cell>
          <table:table-cell table:number-columns-repeated="295"/>
        </table:table-row>
        <table:table-row table:style-name="ro3">
          <table:table-cell office:value-type="string">
            <text:p>Element value lvl 13</text:p>
          </table:table-cell>
          <table:table-cell office:value-type="float" office:value="2123.16091954023">
            <text:p>2123,1609195402</text:p>
          </table:table-cell>
          <table:table-cell table:number-columns-repeated="295"/>
        </table:table-row>
        <table:table-row table:style-name="ro3">
          <table:table-cell office:value-type="string">
            <text:p>Element value lvl 14</text:p>
          </table:table-cell>
          <table:table-cell office:value-type="float" office:value="2449.24528301887">
            <text:p>2449,2452830189</text:p>
          </table:table-cell>
          <table:table-cell table:number-columns-repeated="295"/>
        </table:table-row>
        <table:table-row table:style-name="ro3">
          <table:table-cell office:value-type="string">
            <text:p>Element value lvl 15</text:p>
          </table:table-cell>
          <table:table-cell office:value-type="float" office:value="2966.875">
            <text:p>2966,875</text:p>
          </table:table-cell>
          <table:table-cell table:number-columns-repeated="295"/>
        </table:table-row>
        <table:table-row table:style-name="ro3">
          <table:table-cell office:value-type="string">
            <text:p>Element value lvl 16</text:p>
          </table:table-cell>
          <table:table-cell office:value-type="float" office:value="3372.45283018868">
            <text:p>3372,4528301887</text:p>
          </table:table-cell>
          <table:table-cell table:number-columns-repeated="295"/>
        </table:table-row>
        <table:table-row table:style-name="ro3">
          <table:table-cell office:value-type="string">
            <text:p>Element value lvl 17</text:p>
          </table:table-cell>
          <table:table-cell office:value-type="float" office:value="3982.14285714286">
            <text:p>3982,1428571429</text:p>
          </table:table-cell>
          <table:table-cell table:number-columns-repeated="295"/>
        </table:table-row>
        <table:table-row table:style-name="ro3">
          <table:table-cell office:value-type="string">
            <text:p>Element value lvl 18</text:p>
          </table:table-cell>
          <table:table-cell office:value-type="float" office:value="4799.28571428571">
            <text:p>4799,2857142857</text:p>
          </table:table-cell>
          <table:table-cell table:number-columns-repeated="295"/>
        </table:table-row>
        <table:table-row table:style-name="ro3">
          <table:table-cell office:value-type="string">
            <text:p>Element value lvl 19</text:p>
          </table:table-cell>
          <table:table-cell office:value-type="float" office:value="5197">
            <text:p>5197</text:p>
          </table:table-cell>
          <table:table-cell table:number-columns-repeated="295"/>
        </table:table-row>
        <table:table-row table:style-name="ro3">
          <table:table-cell office:value-type="string">
            <text:p>Element value lvl 20</text:p>
          </table:table-cell>
          <table:table-cell office:value-type="float" office:value="6350">
            <text:p>6350</text:p>
          </table:table-cell>
          <table:table-cell table:number-columns-repeated="295"/>
        </table:table-row>
        <table:table-row table:style-name="ro3">
          <table:table-cell office:value-type="string">
            <text:p>Element value lvl 21</text:p>
          </table:table-cell>
          <table:table-cell office:value-type="float" office:value="8650">
            <text:p>8650</text:p>
          </table:table-cell>
          <table:table-cell table:number-columns-repeated="295"/>
        </table:table-row>
        <table:table-row table:style-name="ro3">
          <table:table-cell office:value-type="string">
            <text:p>Element kills lvl 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Element kills lvl 2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Element kills lvl 3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Element kills lvl 4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Element kills lvl 5</text:p>
          </table:table-cell>
          <table:table-cell office:value-type="float" office:value="59">
            <text:p>59</text:p>
          </table:table-cell>
          <table:table-cell table:number-columns-repeated="295"/>
        </table:table-row>
        <table:table-row table:style-name="ro3">
          <table:table-cell office:value-type="string">
            <text:p>Element kills lvl 6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Element kills lvl 7</text:p>
          </table:table-cell>
          <table:table-cell office:value-type="float" office:value="76">
            <text:p>76</text:p>
          </table:table-cell>
          <table:table-cell table:number-columns-repeated="295"/>
        </table:table-row>
        <table:table-row table:style-name="ro3">
          <table:table-cell office:value-type="string">
            <text:p>Element kills lvl 8</text:p>
          </table:table-cell>
          <table:table-cell office:value-type="float" office:value="101.8">
            <text:p>101,8</text:p>
          </table:table-cell>
          <table:table-cell table:number-columns-repeated="295"/>
        </table:table-row>
        <table:table-row table:style-name="ro3">
          <table:table-cell office:value-type="string">
            <text:p>Element kills lvl 9</text:p>
          </table:table-cell>
          <table:table-cell office:value-type="float" office:value="112.666666666667">
            <text:p>112,6666666667</text:p>
          </table:table-cell>
          <table:table-cell table:number-columns-repeated="295"/>
        </table:table-row>
        <table:table-row table:style-name="ro3">
          <table:table-cell office:value-type="string">
            <text:p>Element kills lvl 10</text:p>
          </table:table-cell>
          <table:table-cell office:value-type="float" office:value="133">
            <text:p>133</text:p>
          </table:table-cell>
          <table:table-cell table:number-columns-repeated="295"/>
        </table:table-row>
        <table:table-row table:style-name="ro3">
          <table:table-cell office:value-type="string">
            <text:p>Element kills lvl 11</text:p>
          </table:table-cell>
          <table:table-cell office:value-type="float" office:value="144.25">
            <text:p>144,25</text:p>
          </table:table-cell>
          <table:table-cell table:number-columns-repeated="295"/>
        </table:table-row>
        <table:table-row table:style-name="ro3">
          <table:table-cell office:value-type="string">
            <text:p>Element kills lvl 12</text:p>
          </table:table-cell>
          <table:table-cell office:value-type="float" office:value="141.25">
            <text:p>141,25</text:p>
          </table:table-cell>
          <table:table-cell table:number-columns-repeated="295"/>
        </table:table-row>
        <table:table-row table:style-name="ro3">
          <table:table-cell office:value-type="string">
            <text:p>Element kills lvl 13</text:p>
          </table:table-cell>
          <table:table-cell office:value-type="float" office:value="153.563218390805">
            <text:p>153,5632183908</text:p>
          </table:table-cell>
          <table:table-cell table:number-columns-repeated="295"/>
        </table:table-row>
        <table:table-row table:style-name="ro3">
          <table:table-cell office:value-type="string">
            <text:p>Element kills lvl 14</text:p>
          </table:table-cell>
          <table:table-cell office:value-type="float" office:value="163.037735849057">
            <text:p>163,0377358491</text:p>
          </table:table-cell>
          <table:table-cell table:number-columns-repeated="295"/>
        </table:table-row>
        <table:table-row table:style-name="ro3">
          <table:table-cell office:value-type="string">
            <text:p>Element kills lvl 15</text:p>
          </table:table-cell>
          <table:table-cell office:value-type="float" office:value="172.25">
            <text:p>172,25</text:p>
          </table:table-cell>
          <table:table-cell table:number-columns-repeated="295"/>
        </table:table-row>
        <table:table-row table:style-name="ro3">
          <table:table-cell office:value-type="string">
            <text:p>Element kills lvl 16</text:p>
          </table:table-cell>
          <table:table-cell office:value-type="float" office:value="189.735849056604">
            <text:p>189,7358490566</text:p>
          </table:table-cell>
          <table:table-cell table:number-columns-repeated="295"/>
        </table:table-row>
        <table:table-row table:style-name="ro3">
          <table:table-cell office:value-type="string">
            <text:p>Element kills lvl 17</text:p>
          </table:table-cell>
          <table:table-cell office:value-type="float" office:value="205.428571428571">
            <text:p>205,4285714286</text:p>
          </table:table-cell>
          <table:table-cell table:number-columns-repeated="295"/>
        </table:table-row>
        <table:table-row table:style-name="ro3">
          <table:table-cell office:value-type="string">
            <text:p>Element kills lvl 18</text:p>
          </table:table-cell>
          <table:table-cell office:value-type="float" office:value="221.5">
            <text:p>221,5</text:p>
          </table:table-cell>
          <table:table-cell table:number-columns-repeated="295"/>
        </table:table-row>
        <table:table-row table:style-name="ro3">
          <table:table-cell office:value-type="string">
            <text:p>Element kills lvl 19</text:p>
          </table:table-cell>
          <table:table-cell office:value-type="float" office:value="228.2">
            <text:p>228,2</text:p>
          </table:table-cell>
          <table:table-cell table:number-columns-repeated="295"/>
        </table:table-row>
        <table:table-row table:style-name="ro3">
          <table:table-cell office:value-type="string">
            <text:p>Element kills lvl 20</text:p>
          </table:table-cell>
          <table:table-cell office:value-type="float" office:value="258">
            <text:p>258</text:p>
          </table:table-cell>
          <table:table-cell table:number-columns-repeated="295"/>
        </table:table-row>
        <table:table-row table:style-name="ro3">
          <table:table-cell office:value-type="string">
            <text:p>Element kills lvl 21</text:p>
          </table:table-cell>
          <table:table-cell office:value-type="float" office:value="280.333333333333">
            <text:p>280,3333333333</text:p>
          </table:table-cell>
          <table:table-cell table:number-columns-repeated="295"/>
        </table:table-row>
        <table:table-row table:style-name="ro3">
          <table:table-cell office:value-type="string">
            <text:p>Element leaks lvl 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Element leaks lvl 2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Element leaks lvl 3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Element leaks lvl 4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Element leaks lvl 5</text:p>
          </table:table-cell>
          <table:table-cell office:value-type="float" office:value="9">
            <text:p>9</text:p>
          </table:table-cell>
          <table:table-cell table:number-columns-repeated="295"/>
        </table:table-row>
        <table:table-row table:style-name="ro3">
          <table:table-cell office:value-type="string">
            <text:p>Element leaks lvl 6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Element leaks lvl 7</text:p>
          </table:table-cell>
          <table:table-cell office:value-type="float" office:value="6">
            <text:p>6</text:p>
          </table:table-cell>
          <table:table-cell table:number-columns-repeated="295"/>
        </table:table-row>
        <table:table-row table:style-name="ro3">
          <table:table-cell office:value-type="string">
            <text:p>Element leaks lvl 8</text:p>
          </table:table-cell>
          <table:table-cell office:value-type="float" office:value="3">
            <text:p>3</text:p>
          </table:table-cell>
          <table:table-cell table:number-columns-repeated="295"/>
        </table:table-row>
        <table:table-row table:style-name="ro3">
          <table:table-cell office:value-type="string">
            <text:p>Element leaks lvl 9</text:p>
          </table:table-cell>
          <table:table-cell office:value-type="float" office:value="9.5">
            <text:p>9,5</text:p>
          </table:table-cell>
          <table:table-cell table:number-columns-repeated="295"/>
        </table:table-row>
        <table:table-row table:style-name="ro3">
          <table:table-cell office:value-type="string">
            <text:p>Element leaks lvl 10</text:p>
          </table:table-cell>
          <table:table-cell office:value-type="float" office:value="22.6666666666667">
            <text:p>22,6666666667</text:p>
          </table:table-cell>
          <table:table-cell table:number-columns-repeated="295"/>
        </table:table-row>
        <table:table-row table:style-name="ro3">
          <table:table-cell office:value-type="string">
            <text:p>Element leaks lvl 11</text:p>
          </table:table-cell>
          <table:table-cell office:value-type="float" office:value="7.25">
            <text:p>7,25</text:p>
          </table:table-cell>
          <table:table-cell table:number-columns-repeated="295"/>
        </table:table-row>
        <table:table-row table:style-name="ro3">
          <table:table-cell office:value-type="string">
            <text:p>Element leaks lvl 12</text:p>
          </table:table-cell>
          <table:table-cell office:value-type="float" office:value="8.08333333333333">
            <text:p>8,0833333333</text:p>
          </table:table-cell>
          <table:table-cell table:number-columns-repeated="295"/>
        </table:table-row>
        <table:table-row table:style-name="ro3">
          <table:table-cell office:value-type="string">
            <text:p>Element leaks lvl 13</text:p>
          </table:table-cell>
          <table:table-cell office:value-type="float" office:value="8.16091954022989">
            <text:p>8,1609195402</text:p>
          </table:table-cell>
          <table:table-cell table:number-columns-repeated="295"/>
        </table:table-row>
        <table:table-row table:style-name="ro3">
          <table:table-cell office:value-type="string">
            <text:p>Element leaks lvl 14</text:p>
          </table:table-cell>
          <table:table-cell office:value-type="float" office:value="14.6037735849057">
            <text:p>14,6037735849</text:p>
          </table:table-cell>
          <table:table-cell table:number-columns-repeated="295"/>
        </table:table-row>
        <table:table-row table:style-name="ro3">
          <table:table-cell office:value-type="string">
            <text:p>Element leaks lvl 15</text:p>
          </table:table-cell>
          <table:table-cell office:value-type="float" office:value="13.625">
            <text:p>13,625</text:p>
          </table:table-cell>
          <table:table-cell table:number-columns-repeated="295"/>
        </table:table-row>
        <table:table-row table:style-name="ro3">
          <table:table-cell office:value-type="string">
            <text:p>Element leaks lvl 16</text:p>
          </table:table-cell>
          <table:table-cell office:value-type="float" office:value="16.5471698113208">
            <text:p>16,5471698113</text:p>
          </table:table-cell>
          <table:table-cell table:number-columns-repeated="295"/>
        </table:table-row>
        <table:table-row table:style-name="ro3">
          <table:table-cell office:value-type="string">
            <text:p>Element leaks lvl 17</text:p>
          </table:table-cell>
          <table:table-cell office:value-type="float" office:value="16.8095238095238">
            <text:p>16,8095238095</text:p>
          </table:table-cell>
          <table:table-cell table:number-columns-repeated="295"/>
        </table:table-row>
        <table:table-row table:style-name="ro3">
          <table:table-cell office:value-type="string">
            <text:p>Element leaks lvl 18</text:p>
          </table:table-cell>
          <table:table-cell office:value-type="float" office:value="21.4285714285714">
            <text:p>21,4285714286</text:p>
          </table:table-cell>
          <table:table-cell table:number-columns-repeated="295"/>
        </table:table-row>
        <table:table-row table:style-name="ro3">
          <table:table-cell office:value-type="string">
            <text:p>Element leaks lvl 19</text:p>
          </table:table-cell>
          <table:table-cell office:value-type="float" office:value="24.3">
            <text:p>24,3</text:p>
          </table:table-cell>
          <table:table-cell table:number-columns-repeated="295"/>
        </table:table-row>
        <table:table-row table:style-name="ro3">
          <table:table-cell office:value-type="string">
            <text:p>Element leaks lvl 20</text:p>
          </table:table-cell>
          <table:table-cell office:value-type="float" office:value="1">
            <text:p>1</text:p>
          </table:table-cell>
          <table:table-cell table:number-columns-repeated="295"/>
        </table:table-row>
        <table:table-row table:style-name="ro3">
          <table:table-cell office:value-type="string">
            <text:p>Element leaks lvl 21</text:p>
          </table:table-cell>
          <table:table-cell office:value-type="float" office:value="21.3333333333333">
            <text:p>21,3333333333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workers lvl 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workers lvl 2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workers lvl 3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workers lvl 4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workers lvl 5</text:p>
          </table:table-cell>
          <table:table-cell office:value-type="float" office:value="3">
            <text:p>3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workers lvl 6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workers lvl 7</text:p>
          </table:table-cell>
          <table:table-cell office:value-type="float" office:value="6">
            <text:p>6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workers lvl 8</text:p>
          </table:table-cell>
          <table:table-cell office:value-type="float" office:value="5.6">
            <text:p>5,6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workers lvl 9</text:p>
          </table:table-cell>
          <table:table-cell office:value-type="float" office:value="6.5">
            <text:p>6,5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workers lvl 10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workers lvl 11</text:p>
          </table:table-cell>
          <table:table-cell office:value-type="float" office:value="7">
            <text:p>7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workers lvl 12</text:p>
          </table:table-cell>
          <table:table-cell office:value-type="float" office:value="8.76923076923077">
            <text:p>8,7692307692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workers lvl 13</text:p>
          </table:table-cell>
          <table:table-cell office:value-type="float" office:value="8.29166666666667">
            <text:p>8,2916666667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workers lvl 14</text:p>
          </table:table-cell>
          <table:table-cell office:value-type="float" office:value="9.33333333333333">
            <text:p>9,3333333333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workers lvl 15</text:p>
          </table:table-cell>
          <table:table-cell office:value-type="float" office:value="9.6">
            <text:p>9,6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workers lvl 16</text:p>
          </table:table-cell>
          <table:table-cell office:value-type="float" office:value="10.9411764705882">
            <text:p>10,9411764706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workers lvl 17</text:p>
          </table:table-cell>
          <table:table-cell office:value-type="float" office:value="12.0869565217391">
            <text:p>12,0869565217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workers lvl 18</text:p>
          </table:table-cell>
          <table:table-cell office:value-type="float" office:value="12.7">
            <text:p>12,7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workers lvl 19</text:p>
          </table:table-cell>
          <table:table-cell office:value-type="float" office:value="11.3571428571429">
            <text:p>11,3571428571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workers lvl 20</text:p>
          </table:table-cell>
          <table:table-cell office:value-type="float" office:value="14.3333333333333">
            <text:p>14,3333333333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workers lvl 2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income lvl 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income lvl 2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income lvl 3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income lvl 4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income lvl 5</text:p>
          </table:table-cell>
          <table:table-cell office:value-type="float" office:value="54">
            <text:p>54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income lvl 6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income lvl 7</text:p>
          </table:table-cell>
          <table:table-cell office:value-type="float" office:value="90">
            <text:p>90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income lvl 8</text:p>
          </table:table-cell>
          <table:table-cell office:value-type="float" office:value="90">
            <text:p>90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income lvl 9</text:p>
          </table:table-cell>
          <table:table-cell office:value-type="float" office:value="118.25">
            <text:p>118,25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income lvl 10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income lvl 11</text:p>
          </table:table-cell>
          <table:table-cell office:value-type="float" office:value="111">
            <text:p>111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income lvl 12</text:p>
          </table:table-cell>
          <table:table-cell office:value-type="float" office:value="221.230769230769">
            <text:p>221,2307692308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income lvl 13</text:p>
          </table:table-cell>
          <table:table-cell office:value-type="float" office:value="233.145833333333">
            <text:p>233,1458333333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income lvl 14</text:p>
          </table:table-cell>
          <table:table-cell office:value-type="float" office:value="273.25">
            <text:p>273,25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income lvl 15</text:p>
          </table:table-cell>
          <table:table-cell office:value-type="float" office:value="297.8">
            <text:p>297,8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income lvl 16</text:p>
          </table:table-cell>
          <table:table-cell office:value-type="float" office:value="368.970588235294">
            <text:p>368,9705882353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income lvl 17</text:p>
          </table:table-cell>
          <table:table-cell office:value-type="float" office:value="446.608695652174">
            <text:p>446,6086956522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income lvl 18</text:p>
          </table:table-cell>
          <table:table-cell office:value-type="float" office:value="478.9">
            <text:p>478,9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income lvl 19</text:p>
          </table:table-cell>
          <table:table-cell office:value-type="float" office:value="514.571428571429">
            <text:p>514,5714285714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income lvl 20</text:p>
          </table:table-cell>
          <table:table-cell office:value-type="float" office:value="734.666666666667">
            <text:p>734,6666666667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income lvl 2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value lvl 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value lvl 2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value lvl 3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value lvl 4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value lvl 5</text:p>
          </table:table-cell>
          <table:table-cell office:value-type="float" office:value="420">
            <text:p>420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value lvl 6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value lvl 7</text:p>
          </table:table-cell>
          <table:table-cell office:value-type="float" office:value="735">
            <text:p>735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value lvl 8</text:p>
          </table:table-cell>
          <table:table-cell office:value-type="float" office:value="797">
            <text:p>797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value lvl 9</text:p>
          </table:table-cell>
          <table:table-cell office:value-type="float" office:value="992.5">
            <text:p>992,5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value lvl 10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value lvl 11</text:p>
          </table:table-cell>
          <table:table-cell office:value-type="float" office:value="1475">
            <text:p>1475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value lvl 12</text:p>
          </table:table-cell>
          <table:table-cell office:value-type="float" office:value="1761.53846153846">
            <text:p>1761,5384615385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value lvl 13</text:p>
          </table:table-cell>
          <table:table-cell office:value-type="float" office:value="2081.25">
            <text:p>2081,25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value lvl 14</text:p>
          </table:table-cell>
          <table:table-cell office:value-type="float" office:value="2492.29166666667">
            <text:p>2492,2916666667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value lvl 15</text:p>
          </table:table-cell>
          <table:table-cell office:value-type="float" office:value="2860.66666666667">
            <text:p>2860,6666666667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value lvl 16</text:p>
          </table:table-cell>
          <table:table-cell office:value-type="float" office:value="3412.94117647059">
            <text:p>3412,9411764706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value lvl 17</text:p>
          </table:table-cell>
          <table:table-cell office:value-type="float" office:value="4109.78260869565">
            <text:p>4109,7826086957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value lvl 18</text:p>
          </table:table-cell>
          <table:table-cell office:value-type="float" office:value="4764.5">
            <text:p>4764,5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value lvl 19</text:p>
          </table:table-cell>
          <table:table-cell office:value-type="float" office:value="5594.64285714286">
            <text:p>5594,6428571429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value lvl 20</text:p>
          </table:table-cell>
          <table:table-cell office:value-type="float" office:value="6411.66666666667">
            <text:p>6411,6666666667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value lvl 2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kills lvl 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kills lvl 2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kills lvl 3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kills lvl 4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kills lvl 5</text:p>
          </table:table-cell>
          <table:table-cell office:value-type="float" office:value="57">
            <text:p>57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kills lvl 6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kills lvl 7</text:p>
          </table:table-cell>
          <table:table-cell office:value-type="float" office:value="93">
            <text:p>93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kills lvl 8</text:p>
          </table:table-cell>
          <table:table-cell office:value-type="float" office:value="95.6">
            <text:p>95,6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kills lvl 9</text:p>
          </table:table-cell>
          <table:table-cell office:value-type="float" office:value="110.5">
            <text:p>110,5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kills lvl 10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kills lvl 11</text:p>
          </table:table-cell>
          <table:table-cell office:value-type="float" office:value="126">
            <text:p>126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kills lvl 12</text:p>
          </table:table-cell>
          <table:table-cell office:value-type="float" office:value="139.384615384615">
            <text:p>139,3846153846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kills lvl 13</text:p>
          </table:table-cell>
          <table:table-cell office:value-type="float" office:value="144.541666666667">
            <text:p>144,5416666667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kills lvl 14</text:p>
          </table:table-cell>
          <table:table-cell office:value-type="float" office:value="161.666666666667">
            <text:p>161,6666666667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kills lvl 15</text:p>
          </table:table-cell>
          <table:table-cell office:value-type="float" office:value="170.666666666667">
            <text:p>170,6666666667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kills lvl 16</text:p>
          </table:table-cell>
          <table:table-cell office:value-type="float" office:value="188.911764705882">
            <text:p>188,9117647059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kills lvl 17</text:p>
          </table:table-cell>
          <table:table-cell office:value-type="float" office:value="205.521739130435">
            <text:p>205,5217391304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kills lvl 18</text:p>
          </table:table-cell>
          <table:table-cell office:value-type="float" office:value="213.2">
            <text:p>213,2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kills lvl 19</text:p>
          </table:table-cell>
          <table:table-cell office:value-type="float" office:value="225.5">
            <text:p>225,5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kills lvl 20</text:p>
          </table:table-cell>
          <table:table-cell office:value-type="float" office:value="176.333333333333">
            <text:p>176,3333333333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kills lvl 2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leaks lvl 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leaks lvl 2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leaks lvl 3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leaks lvl 4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leaks lvl 5</text:p>
          </table:table-cell>
          <table:table-cell office:value-type="float" office:value="13">
            <text:p>13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leaks lvl 6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leaks lvl 7</text:p>
          </table:table-cell>
          <table:table-cell office:value-type="float" office:value="3">
            <text:p>3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leaks lvl 8</text:p>
          </table:table-cell>
          <table:table-cell office:value-type="float" office:value="7.6">
            <text:p>7,6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leaks lvl 9</text:p>
          </table:table-cell>
          <table:table-cell office:value-type="float" office:value="7.5">
            <text:p>7,5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leaks lvl 10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leaks lvl 11</text:p>
          </table:table-cell>
          <table:table-cell office:value-type="float" office:value="10">
            <text:p>10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leaks lvl 12</text:p>
          </table:table-cell>
          <table:table-cell office:value-type="float" office:value="10.7692307692308">
            <text:p>10,7692307692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leaks lvl 13</text:p>
          </table:table-cell>
          <table:table-cell office:value-type="float" office:value="13.0625">
            <text:p>13,0625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leaks lvl 14</text:p>
          </table:table-cell>
          <table:table-cell office:value-type="float" office:value="9.625">
            <text:p>9,625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leaks lvl 15</text:p>
          </table:table-cell>
          <table:table-cell office:value-type="float" office:value="12.7333333333333">
            <text:p>12,7333333333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leaks lvl 16</text:p>
          </table:table-cell>
          <table:table-cell office:value-type="float" office:value="15.9117647058824">
            <text:p>15,9117647059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leaks lvl 17</text:p>
          </table:table-cell>
          <table:table-cell office:value-type="float" office:value="12.5217391304348">
            <text:p>12,5217391304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leaks lvl 18</text:p>
          </table:table-cell>
          <table:table-cell office:value-type="float" office:value="17.2">
            <text:p>17,2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leaks lvl 19</text:p>
          </table:table-cell>
          <table:table-cell office:value-type="float" office:value="17.5">
            <text:p>17,5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leaks lvl 20</text:p>
          </table:table-cell>
          <table:table-cell office:value-type="float" office:value="31.6666666666667">
            <text:p>31,6666666667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leaks lvl 2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ech workers lvl 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ech workers lvl 2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ech workers lvl 3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ech workers lvl 4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ech workers lvl 5</text:p>
          </table:table-cell>
          <table:table-cell office:value-type="float" office:value="3.66666666666667">
            <text:p>3,6666666667</text:p>
          </table:table-cell>
          <table:table-cell table:number-columns-repeated="295"/>
        </table:table-row>
        <table:table-row table:style-name="ro3">
          <table:table-cell office:value-type="string">
            <text:p>Mech workers lvl 6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ech workers lvl 7</text:p>
          </table:table-cell>
          <table:table-cell office:value-type="float" office:value="6">
            <text:p>6</text:p>
          </table:table-cell>
          <table:table-cell table:number-columns-repeated="295"/>
        </table:table-row>
        <table:table-row table:style-name="ro3">
          <table:table-cell office:value-type="string">
            <text:p>Mech workers lvl 8</text:p>
          </table:table-cell>
          <table:table-cell office:value-type="float" office:value="5.66666666666667">
            <text:p>5,6666666667</text:p>
          </table:table-cell>
          <table:table-cell table:number-columns-repeated="295"/>
        </table:table-row>
        <table:table-row table:style-name="ro3">
          <table:table-cell office:value-type="string">
            <text:p>Mech workers lvl 9</text:p>
          </table:table-cell>
          <table:table-cell office:value-type="float" office:value="6.33333333333333">
            <text:p>6,3333333333</text:p>
          </table:table-cell>
          <table:table-cell table:number-columns-repeated="295"/>
        </table:table-row>
        <table:table-row table:style-name="ro3">
          <table:table-cell office:value-type="string">
            <text:p>Mech workers lvl 10</text:p>
          </table:table-cell>
          <table:table-cell office:value-type="float" office:value="12">
            <text:p>12</text:p>
          </table:table-cell>
          <table:table-cell table:number-columns-repeated="295"/>
        </table:table-row>
        <table:table-row table:style-name="ro3">
          <table:table-cell office:value-type="string">
            <text:p>Mech workers lvl 11</text:p>
          </table:table-cell>
          <table:table-cell office:value-type="float" office:value="10">
            <text:p>10</text:p>
          </table:table-cell>
          <table:table-cell table:number-columns-repeated="295"/>
        </table:table-row>
        <table:table-row table:style-name="ro3">
          <table:table-cell office:value-type="string">
            <text:p>Mech workers lvl 12</text:p>
          </table:table-cell>
          <table:table-cell office:value-type="float" office:value="8">
            <text:p>8</text:p>
          </table:table-cell>
          <table:table-cell table:number-columns-repeated="295"/>
        </table:table-row>
        <table:table-row table:style-name="ro3">
          <table:table-cell office:value-type="string">
            <text:p>Mech workers lvl 13</text:p>
          </table:table-cell>
          <table:table-cell office:value-type="float" office:value="9.11428571428571">
            <text:p>9,1142857143</text:p>
          </table:table-cell>
          <table:table-cell table:number-columns-repeated="295"/>
        </table:table-row>
        <table:table-row table:style-name="ro3">
          <table:table-cell office:value-type="string">
            <text:p>Mech workers lvl 14</text:p>
          </table:table-cell>
          <table:table-cell office:value-type="float" office:value="10.025">
            <text:p>10,025</text:p>
          </table:table-cell>
          <table:table-cell table:number-columns-repeated="295"/>
        </table:table-row>
        <table:table-row table:style-name="ro3">
          <table:table-cell office:value-type="string">
            <text:p>Mech workers lvl 15</text:p>
          </table:table-cell>
          <table:table-cell office:value-type="float" office:value="8.36842105263158">
            <text:p>8,3684210526</text:p>
          </table:table-cell>
          <table:table-cell table:number-columns-repeated="295"/>
        </table:table-row>
        <table:table-row table:style-name="ro3">
          <table:table-cell office:value-type="string">
            <text:p>Mech workers lvl 16</text:p>
          </table:table-cell>
          <table:table-cell office:value-type="float" office:value="10.2380952380952">
            <text:p>10,2380952381</text:p>
          </table:table-cell>
          <table:table-cell table:number-columns-repeated="295"/>
        </table:table-row>
        <table:table-row table:style-name="ro3">
          <table:table-cell office:value-type="string">
            <text:p>Mech workers lvl 17</text:p>
          </table:table-cell>
          <table:table-cell office:value-type="float" office:value="11.8275862068966">
            <text:p>11,8275862069</text:p>
          </table:table-cell>
          <table:table-cell table:number-columns-repeated="295"/>
        </table:table-row>
        <table:table-row table:style-name="ro3">
          <table:table-cell office:value-type="string">
            <text:p>Mech workers lvl 18</text:p>
          </table:table-cell>
          <table:table-cell office:value-type="float" office:value="9.4">
            <text:p>9,4</text:p>
          </table:table-cell>
          <table:table-cell table:number-columns-repeated="295"/>
        </table:table-row>
        <table:table-row table:style-name="ro3">
          <table:table-cell office:value-type="string">
            <text:p>Mech workers lvl 19</text:p>
          </table:table-cell>
          <table:table-cell office:value-type="float" office:value="10.7777777777778">
            <text:p>10,7777777778</text:p>
          </table:table-cell>
          <table:table-cell table:number-columns-repeated="295"/>
        </table:table-row>
        <table:table-row table:style-name="ro3">
          <table:table-cell office:value-type="string">
            <text:p>Mech workers lvl 20</text:p>
          </table:table-cell>
          <table:table-cell office:value-type="float" office:value="12">
            <text:p>12</text:p>
          </table:table-cell>
          <table:table-cell table:number-columns-repeated="295"/>
        </table:table-row>
        <table:table-row table:style-name="ro3">
          <table:table-cell office:value-type="string">
            <text:p>Mech workers lvl 21</text:p>
          </table:table-cell>
          <table:table-cell office:value-type="float" office:value="14.5">
            <text:p>14,5</text:p>
          </table:table-cell>
          <table:table-cell table:number-columns-repeated="295"/>
        </table:table-row>
        <table:table-row table:style-name="ro3">
          <table:table-cell office:value-type="string">
            <text:p>Mech income lvl 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ech income lvl 2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ech income lvl 3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ech income lvl 4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ech income lvl 5</text:p>
          </table:table-cell>
          <table:table-cell office:value-type="float" office:value="47">
            <text:p>47</text:p>
          </table:table-cell>
          <table:table-cell table:number-columns-repeated="295"/>
        </table:table-row>
        <table:table-row table:style-name="ro3">
          <table:table-cell office:value-type="string">
            <text:p>Mech income lvl 6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ech income lvl 7</text:p>
          </table:table-cell>
          <table:table-cell office:value-type="float" office:value="90">
            <text:p>90</text:p>
          </table:table-cell>
          <table:table-cell table:number-columns-repeated="295"/>
        </table:table-row>
        <table:table-row table:style-name="ro3">
          <table:table-cell office:value-type="string">
            <text:p>Mech income lvl 8</text:p>
          </table:table-cell>
          <table:table-cell office:value-type="float" office:value="95.8888888888889">
            <text:p>95,8888888889</text:p>
          </table:table-cell>
          <table:table-cell table:number-columns-repeated="295"/>
        </table:table-row>
        <table:table-row table:style-name="ro3">
          <table:table-cell office:value-type="string">
            <text:p>Mech income lvl 9</text:p>
          </table:table-cell>
          <table:table-cell office:value-type="float" office:value="113.444444444444">
            <text:p>113,4444444444</text:p>
          </table:table-cell>
          <table:table-cell table:number-columns-repeated="295"/>
        </table:table-row>
        <table:table-row table:style-name="ro3">
          <table:table-cell office:value-type="string">
            <text:p>Mech income lvl 10</text:p>
          </table:table-cell>
          <table:table-cell office:value-type="float" office:value="282">
            <text:p>282</text:p>
          </table:table-cell>
          <table:table-cell table:number-columns-repeated="295"/>
        </table:table-row>
        <table:table-row table:style-name="ro3">
          <table:table-cell office:value-type="string">
            <text:p>Mech income lvl 11</text:p>
          </table:table-cell>
          <table:table-cell office:value-type="float" office:value="189">
            <text:p>189</text:p>
          </table:table-cell>
          <table:table-cell table:number-columns-repeated="295"/>
        </table:table-row>
        <table:table-row table:style-name="ro3">
          <table:table-cell office:value-type="string">
            <text:p>Mech income lvl 12</text:p>
          </table:table-cell>
          <table:table-cell office:value-type="float" office:value="192.888888888889">
            <text:p>192,8888888889</text:p>
          </table:table-cell>
          <table:table-cell table:number-columns-repeated="295"/>
        </table:table-row>
        <table:table-row table:style-name="ro3">
          <table:table-cell office:value-type="string">
            <text:p>Mech income lvl 13</text:p>
          </table:table-cell>
          <table:table-cell office:value-type="float" office:value="239.142857142857">
            <text:p>239,1428571429</text:p>
          </table:table-cell>
          <table:table-cell table:number-columns-repeated="295"/>
        </table:table-row>
        <table:table-row table:style-name="ro3">
          <table:table-cell office:value-type="string">
            <text:p>Mech income lvl 14</text:p>
          </table:table-cell>
          <table:table-cell office:value-type="float" office:value="290.475">
            <text:p>290,475</text:p>
          </table:table-cell>
          <table:table-cell table:number-columns-repeated="295"/>
        </table:table-row>
        <table:table-row table:style-name="ro3">
          <table:table-cell office:value-type="string">
            <text:p>Mech income lvl 15</text:p>
          </table:table-cell>
          <table:table-cell office:value-type="float" office:value="272.947368421053">
            <text:p>272,9473684211</text:p>
          </table:table-cell>
          <table:table-cell table:number-columns-repeated="295"/>
        </table:table-row>
        <table:table-row table:style-name="ro3">
          <table:table-cell office:value-type="string">
            <text:p>Mech income lvl 16</text:p>
          </table:table-cell>
          <table:table-cell office:value-type="float" office:value="341.214285714286">
            <text:p>341,2142857143</text:p>
          </table:table-cell>
          <table:table-cell table:number-columns-repeated="295"/>
        </table:table-row>
        <table:table-row table:style-name="ro3">
          <table:table-cell office:value-type="string">
            <text:p>Mech income lvl 17</text:p>
          </table:table-cell>
          <table:table-cell office:value-type="float" office:value="423">
            <text:p>423</text:p>
          </table:table-cell>
          <table:table-cell table:number-columns-repeated="295"/>
        </table:table-row>
        <table:table-row table:style-name="ro3">
          <table:table-cell office:value-type="string">
            <text:p>Mech income lvl 18</text:p>
          </table:table-cell>
          <table:table-cell office:value-type="float" office:value="413.466666666667">
            <text:p>413,4666666667</text:p>
          </table:table-cell>
          <table:table-cell table:number-columns-repeated="295"/>
        </table:table-row>
        <table:table-row table:style-name="ro3">
          <table:table-cell office:value-type="string">
            <text:p>Mech income lvl 19</text:p>
          </table:table-cell>
          <table:table-cell office:value-type="float" office:value="512.222222222222">
            <text:p>512,2222222222</text:p>
          </table:table-cell>
          <table:table-cell table:number-columns-repeated="295"/>
        </table:table-row>
        <table:table-row table:style-name="ro3">
          <table:table-cell office:value-type="string">
            <text:p>Mech income lvl 20</text:p>
          </table:table-cell>
          <table:table-cell office:value-type="float" office:value="623">
            <text:p>623</text:p>
          </table:table-cell>
          <table:table-cell table:number-columns-repeated="295"/>
        </table:table-row>
        <table:table-row table:style-name="ro3">
          <table:table-cell office:value-type="string">
            <text:p>Mech income lvl 21</text:p>
          </table:table-cell>
          <table:table-cell office:value-type="float" office:value="919.5">
            <text:p>919,5</text:p>
          </table:table-cell>
          <table:table-cell table:number-columns-repeated="295"/>
        </table:table-row>
        <table:table-row table:style-name="ro3">
          <table:table-cell office:value-type="string">
            <text:p>Mech value lvl 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ech value lvl 2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ech value lvl 3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ech value lvl 4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ech value lvl 5</text:p>
          </table:table-cell>
          <table:table-cell office:value-type="float" office:value="525">
            <text:p>525</text:p>
          </table:table-cell>
          <table:table-cell table:number-columns-repeated="295"/>
        </table:table-row>
        <table:table-row table:style-name="ro3">
          <table:table-cell office:value-type="string">
            <text:p>Mech value lvl 6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ech value lvl 7</text:p>
          </table:table-cell>
          <table:table-cell office:value-type="float" office:value="347.5">
            <text:p>347,5</text:p>
          </table:table-cell>
          <table:table-cell table:number-columns-repeated="295"/>
        </table:table-row>
        <table:table-row table:style-name="ro3">
          <table:table-cell office:value-type="string">
            <text:p>Mech value lvl 8</text:p>
          </table:table-cell>
          <table:table-cell office:value-type="float" office:value="836.666666666667">
            <text:p>836,6666666667</text:p>
          </table:table-cell>
          <table:table-cell table:number-columns-repeated="295"/>
        </table:table-row>
        <table:table-row table:style-name="ro3">
          <table:table-cell office:value-type="string">
            <text:p>Mech value lvl 9</text:p>
          </table:table-cell>
          <table:table-cell office:value-type="float" office:value="966.666666666667">
            <text:p>966,6666666667</text:p>
          </table:table-cell>
          <table:table-cell table:number-columns-repeated="295"/>
        </table:table-row>
        <table:table-row table:style-name="ro3">
          <table:table-cell office:value-type="string">
            <text:p>Mech value lvl 10</text:p>
          </table:table-cell>
          <table:table-cell office:value-type="float" office:value="165">
            <text:p>165</text:p>
          </table:table-cell>
          <table:table-cell table:number-columns-repeated="295"/>
        </table:table-row>
        <table:table-row table:style-name="ro3">
          <table:table-cell office:value-type="string">
            <text:p>Mech value lvl 11</text:p>
          </table:table-cell>
          <table:table-cell office:value-type="float" office:value="1281.25">
            <text:p>1281,25</text:p>
          </table:table-cell>
          <table:table-cell table:number-columns-repeated="295"/>
        </table:table-row>
        <table:table-row table:style-name="ro3">
          <table:table-cell office:value-type="string">
            <text:p>Mech value lvl 12</text:p>
          </table:table-cell>
          <table:table-cell office:value-type="float" office:value="1734.44444444444">
            <text:p>1734,4444444444</text:p>
          </table:table-cell>
          <table:table-cell table:number-columns-repeated="295"/>
        </table:table-row>
        <table:table-row table:style-name="ro3">
          <table:table-cell office:value-type="string">
            <text:p>Mech value lvl 13</text:p>
          </table:table-cell>
          <table:table-cell office:value-type="float" office:value="2022.28571428571">
            <text:p>2022,2857142857</text:p>
          </table:table-cell>
          <table:table-cell table:number-columns-repeated="295"/>
        </table:table-row>
        <table:table-row table:style-name="ro3">
          <table:table-cell office:value-type="string">
            <text:p>Mech value lvl 14</text:p>
          </table:table-cell>
          <table:table-cell office:value-type="float" office:value="2311.375">
            <text:p>2311,375</text:p>
          </table:table-cell>
          <table:table-cell table:number-columns-repeated="295"/>
        </table:table-row>
        <table:table-row table:style-name="ro3">
          <table:table-cell office:value-type="string">
            <text:p>Mech value lvl 15</text:p>
          </table:table-cell>
          <table:table-cell office:value-type="float" office:value="2822.63157894737">
            <text:p>2822,6315789474</text:p>
          </table:table-cell>
          <table:table-cell table:number-columns-repeated="295"/>
        </table:table-row>
        <table:table-row table:style-name="ro3">
          <table:table-cell office:value-type="string">
            <text:p>Mech value lvl 16</text:p>
          </table:table-cell>
          <table:table-cell office:value-type="float" office:value="3385.35714285714">
            <text:p>3385,3571428571</text:p>
          </table:table-cell>
          <table:table-cell table:number-columns-repeated="295"/>
        </table:table-row>
        <table:table-row table:style-name="ro3">
          <table:table-cell office:value-type="string">
            <text:p>Mech value lvl 17</text:p>
          </table:table-cell>
          <table:table-cell office:value-type="float" office:value="3954.48275862069">
            <text:p>3954,4827586207</text:p>
          </table:table-cell>
          <table:table-cell table:number-columns-repeated="295"/>
        </table:table-row>
        <table:table-row table:style-name="ro3">
          <table:table-cell office:value-type="string">
            <text:p>Mech value lvl 18</text:p>
          </table:table-cell>
          <table:table-cell office:value-type="float" office:value="4573">
            <text:p>4573</text:p>
          </table:table-cell>
          <table:table-cell table:number-columns-repeated="295"/>
        </table:table-row>
        <table:table-row table:style-name="ro3">
          <table:table-cell office:value-type="string">
            <text:p>Mech value lvl 19</text:p>
          </table:table-cell>
          <table:table-cell office:value-type="float" office:value="5587.77777777778">
            <text:p>5587,7777777778</text:p>
          </table:table-cell>
          <table:table-cell table:number-columns-repeated="295"/>
        </table:table-row>
        <table:table-row table:style-name="ro3">
          <table:table-cell office:value-type="string">
            <text:p>Mech value lvl 20</text:p>
          </table:table-cell>
          <table:table-cell office:value-type="float" office:value="7005">
            <text:p>7005</text:p>
          </table:table-cell>
          <table:table-cell table:number-columns-repeated="295"/>
        </table:table-row>
        <table:table-row table:style-name="ro3">
          <table:table-cell office:value-type="string">
            <text:p>Mech value lvl 21</text:p>
          </table:table-cell>
          <table:table-cell office:value-type="float" office:value="8502.5">
            <text:p>8502,5</text:p>
          </table:table-cell>
          <table:table-cell table:number-columns-repeated="295"/>
        </table:table-row>
        <table:table-row table:style-name="ro3">
          <table:table-cell office:value-type="string">
            <text:p>Mech kills lvl 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ech kills lvl 2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ech kills lvl 3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ech kills lvl 4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ech kills lvl 5</text:p>
          </table:table-cell>
          <table:table-cell office:value-type="float" office:value="67.6666666666667">
            <text:p>67,6666666667</text:p>
          </table:table-cell>
          <table:table-cell table:number-columns-repeated="295"/>
        </table:table-row>
        <table:table-row table:style-name="ro3">
          <table:table-cell office:value-type="string">
            <text:p>Mech kills lvl 6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ech kills lvl 7</text:p>
          </table:table-cell>
          <table:table-cell office:value-type="float" office:value="38">
            <text:p>38</text:p>
          </table:table-cell>
          <table:table-cell table:number-columns-repeated="295"/>
        </table:table-row>
        <table:table-row table:style-name="ro3">
          <table:table-cell office:value-type="string">
            <text:p>Mech kills lvl 8</text:p>
          </table:table-cell>
          <table:table-cell office:value-type="float" office:value="104.555555555556">
            <text:p>104,5555555556</text:p>
          </table:table-cell>
          <table:table-cell table:number-columns-repeated="295"/>
        </table:table-row>
        <table:table-row table:style-name="ro3">
          <table:table-cell office:value-type="string">
            <text:p>Mech kills lvl 9</text:p>
          </table:table-cell>
          <table:table-cell office:value-type="float" office:value="116.111111111111">
            <text:p>116,1111111111</text:p>
          </table:table-cell>
          <table:table-cell table:number-columns-repeated="295"/>
        </table:table-row>
        <table:table-row table:style-name="ro3">
          <table:table-cell office:value-type="string">
            <text:p>Mech kills lvl 10</text:p>
          </table:table-cell>
          <table:table-cell office:value-type="float" office:value="37">
            <text:p>37</text:p>
          </table:table-cell>
          <table:table-cell table:number-columns-repeated="295"/>
        </table:table-row>
        <table:table-row table:style-name="ro3">
          <table:table-cell office:value-type="string">
            <text:p>Mech kills lvl 11</text:p>
          </table:table-cell>
          <table:table-cell office:value-type="float" office:value="114.5">
            <text:p>114,5</text:p>
          </table:table-cell>
          <table:table-cell table:number-columns-repeated="295"/>
        </table:table-row>
        <table:table-row table:style-name="ro3">
          <table:table-cell office:value-type="string">
            <text:p>Mech kills lvl 12</text:p>
          </table:table-cell>
          <table:table-cell office:value-type="float" office:value="137.222222222222">
            <text:p>137,2222222222</text:p>
          </table:table-cell>
          <table:table-cell table:number-columns-repeated="295"/>
        </table:table-row>
        <table:table-row table:style-name="ro3">
          <table:table-cell office:value-type="string">
            <text:p>Mech kills lvl 13</text:p>
          </table:table-cell>
          <table:table-cell office:value-type="float" office:value="144.557142857143">
            <text:p>144,5571428571</text:p>
          </table:table-cell>
          <table:table-cell table:number-columns-repeated="295"/>
        </table:table-row>
        <table:table-row table:style-name="ro3">
          <table:table-cell office:value-type="string">
            <text:p>Mech kills lvl 14</text:p>
          </table:table-cell>
          <table:table-cell office:value-type="float" office:value="153.775">
            <text:p>153,775</text:p>
          </table:table-cell>
          <table:table-cell table:number-columns-repeated="295"/>
        </table:table-row>
        <table:table-row table:style-name="ro3">
          <table:table-cell office:value-type="string">
            <text:p>Mech kills lvl 15</text:p>
          </table:table-cell>
          <table:table-cell office:value-type="float" office:value="172.947368421053">
            <text:p>172,9473684211</text:p>
          </table:table-cell>
          <table:table-cell table:number-columns-repeated="295"/>
        </table:table-row>
        <table:table-row table:style-name="ro3">
          <table:table-cell office:value-type="string">
            <text:p>Mech kills lvl 16</text:p>
          </table:table-cell>
          <table:table-cell office:value-type="float" office:value="189.380952380952">
            <text:p>189,380952381</text:p>
          </table:table-cell>
          <table:table-cell table:number-columns-repeated="295"/>
        </table:table-row>
        <table:table-row table:style-name="ro3">
          <table:table-cell office:value-type="string">
            <text:p>Mech kills lvl 17</text:p>
          </table:table-cell>
          <table:table-cell office:value-type="float" office:value="203.379310344828">
            <text:p>203,3793103448</text:p>
          </table:table-cell>
          <table:table-cell table:number-columns-repeated="295"/>
        </table:table-row>
        <table:table-row table:style-name="ro3">
          <table:table-cell office:value-type="string">
            <text:p>Mech kills lvl 18</text:p>
          </table:table-cell>
          <table:table-cell office:value-type="float" office:value="218">
            <text:p>218</text:p>
          </table:table-cell>
          <table:table-cell table:number-columns-repeated="295"/>
        </table:table-row>
        <table:table-row table:style-name="ro3">
          <table:table-cell office:value-type="string">
            <text:p>Mech kills lvl 19</text:p>
          </table:table-cell>
          <table:table-cell office:value-type="float" office:value="215.666666666667">
            <text:p>215,6666666667</text:p>
          </table:table-cell>
          <table:table-cell table:number-columns-repeated="295"/>
        </table:table-row>
        <table:table-row table:style-name="ro3">
          <table:table-cell office:value-type="string">
            <text:p>Mech kills lvl 20</text:p>
          </table:table-cell>
          <table:table-cell office:value-type="float" office:value="268">
            <text:p>268</text:p>
          </table:table-cell>
          <table:table-cell table:number-columns-repeated="295"/>
        </table:table-row>
        <table:table-row table:style-name="ro3">
          <table:table-cell office:value-type="string">
            <text:p>Mech kills lvl 21</text:p>
          </table:table-cell>
          <table:table-cell office:value-type="float" office:value="239.5">
            <text:p>239,5</text:p>
          </table:table-cell>
          <table:table-cell table:number-columns-repeated="295"/>
        </table:table-row>
        <table:table-row table:style-name="ro3">
          <table:table-cell office:value-type="string">
            <text:p>Mech leaks lvl 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ech leaks lvl 2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ech leaks lvl 3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ech leaks lvl 4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ech leaks lvl 5</text:p>
          </table:table-cell>
          <table:table-cell office:value-type="float" office:value="0">
            <text:p>0</text:p>
          </table:table-cell>
          <table:table-cell table:number-columns-repeated="295"/>
        </table:table-row>
        <table:table-row table:style-name="ro3">
          <table:table-cell office:value-type="string">
            <text:p>Mech leaks lvl 6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ech leaks lvl 7</text:p>
          </table:table-cell>
          <table:table-cell office:value-type="float" office:value="27.5">
            <text:p>27,5</text:p>
          </table:table-cell>
          <table:table-cell table:number-columns-repeated="295"/>
        </table:table-row>
        <table:table-row table:style-name="ro3">
          <table:table-cell office:value-type="string">
            <text:p>Mech leaks lvl 8</text:p>
          </table:table-cell>
          <table:table-cell office:value-type="float" office:value="6.44444444444444">
            <text:p>6,4444444444</text:p>
          </table:table-cell>
          <table:table-cell table:number-columns-repeated="295"/>
        </table:table-row>
        <table:table-row table:style-name="ro3">
          <table:table-cell office:value-type="string">
            <text:p>Mech leaks lvl 9</text:p>
          </table:table-cell>
          <table:table-cell office:value-type="float" office:value="6">
            <text:p>6</text:p>
          </table:table-cell>
          <table:table-cell table:number-columns-repeated="295"/>
        </table:table-row>
        <table:table-row table:style-name="ro3">
          <table:table-cell office:value-type="string">
            <text:p>Mech leaks lvl 10</text:p>
          </table:table-cell>
          <table:table-cell office:value-type="float" office:value="9">
            <text:p>9</text:p>
          </table:table-cell>
          <table:table-cell table:number-columns-repeated="295"/>
        </table:table-row>
        <table:table-row table:style-name="ro3">
          <table:table-cell office:value-type="string">
            <text:p>Mech leaks lvl 11</text:p>
          </table:table-cell>
          <table:table-cell office:value-type="float" office:value="5.75">
            <text:p>5,75</text:p>
          </table:table-cell>
          <table:table-cell table:number-columns-repeated="295"/>
        </table:table-row>
        <table:table-row table:style-name="ro3">
          <table:table-cell office:value-type="string">
            <text:p>Mech leaks lvl 12</text:p>
          </table:table-cell>
          <table:table-cell office:value-type="float" office:value="10.1111111111111">
            <text:p>10,1111111111</text:p>
          </table:table-cell>
          <table:table-cell table:number-columns-repeated="295"/>
        </table:table-row>
        <table:table-row table:style-name="ro3">
          <table:table-cell office:value-type="string">
            <text:p>Mech leaks lvl 13</text:p>
          </table:table-cell>
          <table:table-cell office:value-type="float" office:value="9.87142857142857">
            <text:p>9,8714285714</text:p>
          </table:table-cell>
          <table:table-cell table:number-columns-repeated="295"/>
        </table:table-row>
        <table:table-row table:style-name="ro3">
          <table:table-cell office:value-type="string">
            <text:p>Mech leaks lvl 14</text:p>
          </table:table-cell>
          <table:table-cell office:value-type="float" office:value="10.675">
            <text:p>10,675</text:p>
          </table:table-cell>
          <table:table-cell table:number-columns-repeated="295"/>
        </table:table-row>
        <table:table-row table:style-name="ro3">
          <table:table-cell office:value-type="string">
            <text:p>Mech leaks lvl 15</text:p>
          </table:table-cell>
          <table:table-cell office:value-type="float" office:value="8.78947368421053">
            <text:p>8,7894736842</text:p>
          </table:table-cell>
          <table:table-cell table:number-columns-repeated="295"/>
        </table:table-row>
        <table:table-row table:style-name="ro3">
          <table:table-cell office:value-type="string">
            <text:p>Mech leaks lvl 16</text:p>
          </table:table-cell>
          <table:table-cell office:value-type="float" office:value="18.6190476190476">
            <text:p>18,619047619</text:p>
          </table:table-cell>
          <table:table-cell table:number-columns-repeated="295"/>
        </table:table-row>
        <table:table-row table:style-name="ro3">
          <table:table-cell office:value-type="string">
            <text:p>Mech leaks lvl 17</text:p>
          </table:table-cell>
          <table:table-cell office:value-type="float" office:value="14.8620689655172">
            <text:p>14,8620689655</text:p>
          </table:table-cell>
          <table:table-cell table:number-columns-repeated="295"/>
        </table:table-row>
        <table:table-row table:style-name="ro3">
          <table:table-cell office:value-type="string">
            <text:p>Mech leaks lvl 18</text:p>
          </table:table-cell>
          <table:table-cell office:value-type="float" office:value="13.4666666666667">
            <text:p>13,4666666667</text:p>
          </table:table-cell>
          <table:table-cell table:number-columns-repeated="295"/>
        </table:table-row>
        <table:table-row table:style-name="ro3">
          <table:table-cell office:value-type="string">
            <text:p>Mech leaks lvl 19</text:p>
          </table:table-cell>
          <table:table-cell office:value-type="float" office:value="19.5555555555556">
            <text:p>19,5555555556</text:p>
          </table:table-cell>
          <table:table-cell table:number-columns-repeated="295"/>
        </table:table-row>
        <table:table-row table:style-name="ro3">
          <table:table-cell office:value-type="string">
            <text:p>Mech leaks lvl 20</text:p>
          </table:table-cell>
          <table:table-cell office:value-type="float" office:value="4">
            <text:p>4</text:p>
          </table:table-cell>
          <table:table-cell table:number-columns-repeated="295"/>
        </table:table-row>
        <table:table-row table:style-name="ro3">
          <table:table-cell office:value-type="string">
            <text:p>Mech leaks lvl 21</text:p>
          </table:table-cell>
          <table:table-cell office:value-type="float" office:value="20">
            <text:p>20</text:p>
          </table:table-cell>
          <table:table-cell table:number-columns-repeated="295"/>
        </table:table-row>
        <table:table-row table:style-name="ro3">
          <table:table-cell office:value-type="string">
            <text:p>Forsaken workers lvl 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Forsaken workers lvl 2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Forsaken workers lvl 3</text:p>
          </table:table-cell>
          <table:table-cell office:value-type="float" office:value="3">
            <text:p>3</text:p>
          </table:table-cell>
          <table:table-cell table:number-columns-repeated="295"/>
        </table:table-row>
        <table:table-row table:style-name="ro3">
          <table:table-cell office:value-type="string">
            <text:p>Forsaken workers lvl 4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Forsaken workers lvl 5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Forsaken workers lvl 6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Forsaken workers lvl 7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Forsaken workers lvl 8</text:p>
          </table:table-cell>
          <table:table-cell office:value-type="float" office:value="5.66666666666667">
            <text:p>5,6666666667</text:p>
          </table:table-cell>
          <table:table-cell table:number-columns-repeated="295"/>
        </table:table-row>
        <table:table-row table:style-name="ro3">
          <table:table-cell office:value-type="string">
            <text:p>Forsaken workers lvl 9</text:p>
          </table:table-cell>
          <table:table-cell office:value-type="float" office:value="6.6">
            <text:p>6,6</text:p>
          </table:table-cell>
          <table:table-cell table:number-columns-repeated="295"/>
        </table:table-row>
        <table:table-row table:style-name="ro3">
          <table:table-cell office:value-type="string">
            <text:p>Forsaken workers lvl 10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Forsaken workers lvl 11</text:p>
          </table:table-cell>
          <table:table-cell office:value-type="float" office:value="9.75">
            <text:p>9,75</text:p>
          </table:table-cell>
          <table:table-cell table:number-columns-repeated="295"/>
        </table:table-row>
        <table:table-row table:style-name="ro3">
          <table:table-cell office:value-type="string">
            <text:p>Forsaken workers lvl 12</text:p>
          </table:table-cell>
          <table:table-cell office:value-type="float" office:value="7.54545454545455">
            <text:p>7,5454545455</text:p>
          </table:table-cell>
          <table:table-cell table:number-columns-repeated="295"/>
        </table:table-row>
        <table:table-row table:style-name="ro3">
          <table:table-cell office:value-type="string">
            <text:p>Forsaken workers lvl 13</text:p>
          </table:table-cell>
          <table:table-cell office:value-type="float" office:value="8.38">
            <text:p>8,38</text:p>
          </table:table-cell>
          <table:table-cell table:number-columns-repeated="295"/>
        </table:table-row>
        <table:table-row table:style-name="ro3">
          <table:table-cell office:value-type="string">
            <text:p>Forsaken workers lvl 14</text:p>
          </table:table-cell>
          <table:table-cell office:value-type="float" office:value="9.45945945945946">
            <text:p>9,4594594595</text:p>
          </table:table-cell>
          <table:table-cell table:number-columns-repeated="295"/>
        </table:table-row>
        <table:table-row table:style-name="ro3">
          <table:table-cell office:value-type="string">
            <text:p>Forsaken workers lvl 15</text:p>
          </table:table-cell>
          <table:table-cell office:value-type="float" office:value="9.42857142857143">
            <text:p>9,4285714286</text:p>
          </table:table-cell>
          <table:table-cell table:number-columns-repeated="295"/>
        </table:table-row>
        <table:table-row table:style-name="ro3">
          <table:table-cell office:value-type="string">
            <text:p>Forsaken workers lvl 16</text:p>
          </table:table-cell>
          <table:table-cell office:value-type="float" office:value="11.5641025641026">
            <text:p>11,5641025641</text:p>
          </table:table-cell>
          <table:table-cell table:number-columns-repeated="295"/>
        </table:table-row>
        <table:table-row table:style-name="ro3">
          <table:table-cell office:value-type="string">
            <text:p>Forsaken workers lvl 17</text:p>
          </table:table-cell>
          <table:table-cell office:value-type="float" office:value="11.3448275862069">
            <text:p>11,3448275862</text:p>
          </table:table-cell>
          <table:table-cell table:number-columns-repeated="295"/>
        </table:table-row>
        <table:table-row table:style-name="ro3">
          <table:table-cell office:value-type="string">
            <text:p>Forsaken workers lvl 18</text:p>
          </table:table-cell>
          <table:table-cell office:value-type="float" office:value="15.3333333333333">
            <text:p>15,3333333333</text:p>
          </table:table-cell>
          <table:table-cell table:number-columns-repeated="295"/>
        </table:table-row>
        <table:table-row table:style-name="ro3">
          <table:table-cell office:value-type="string">
            <text:p>Forsaken workers lvl 19</text:p>
          </table:table-cell>
          <table:table-cell office:value-type="float" office:value="11">
            <text:p>11</text:p>
          </table:table-cell>
          <table:table-cell table:number-columns-repeated="295"/>
        </table:table-row>
        <table:table-row table:style-name="ro3">
          <table:table-cell office:value-type="string">
            <text:p>Forsaken workers lvl 20</text:p>
          </table:table-cell>
          <table:table-cell office:value-type="float" office:value="13">
            <text:p>13</text:p>
          </table:table-cell>
          <table:table-cell table:number-columns-repeated="295"/>
        </table:table-row>
        <table:table-row table:style-name="ro3">
          <table:table-cell office:value-type="string">
            <text:p>Forsaken workers lvl 21</text:p>
          </table:table-cell>
          <table:table-cell office:value-type="float" office:value="15">
            <text:p>15</text:p>
          </table:table-cell>
          <table:table-cell table:number-columns-repeated="295"/>
        </table:table-row>
        <table:table-row table:style-name="ro3">
          <table:table-cell office:value-type="string">
            <text:p>Forsaken income lvl 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Forsaken income lvl 2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Forsaken income lvl 3</text:p>
          </table:table-cell>
          <table:table-cell office:value-type="float" office:value="18">
            <text:p>18</text:p>
          </table:table-cell>
          <table:table-cell table:number-columns-repeated="295"/>
        </table:table-row>
        <table:table-row table:style-name="ro3">
          <table:table-cell office:value-type="string">
            <text:p>Forsaken income lvl 4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Forsaken income lvl 5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Forsaken income lvl 6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Forsaken income lvl 7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Forsaken income lvl 8</text:p>
          </table:table-cell>
          <table:table-cell office:value-type="float" office:value="90">
            <text:p>90</text:p>
          </table:table-cell>
          <table:table-cell table:number-columns-repeated="295"/>
        </table:table-row>
        <table:table-row table:style-name="ro3">
          <table:table-cell office:value-type="string">
            <text:p>Forsaken income lvl 9</text:p>
          </table:table-cell>
          <table:table-cell office:value-type="float" office:value="128.8">
            <text:p>128,8</text:p>
          </table:table-cell>
          <table:table-cell table:number-columns-repeated="295"/>
        </table:table-row>
        <table:table-row table:style-name="ro3">
          <table:table-cell office:value-type="string">
            <text:p>Forsaken income lvl 10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Forsaken income lvl 11</text:p>
          </table:table-cell>
          <table:table-cell office:value-type="float" office:value="196.25">
            <text:p>196,25</text:p>
          </table:table-cell>
          <table:table-cell table:number-columns-repeated="295"/>
        </table:table-row>
        <table:table-row table:style-name="ro3">
          <table:table-cell office:value-type="string">
            <text:p>Forsaken income lvl 12</text:p>
          </table:table-cell>
          <table:table-cell office:value-type="float" office:value="190.636363636364">
            <text:p>190,6363636364</text:p>
          </table:table-cell>
          <table:table-cell table:number-columns-repeated="295"/>
        </table:table-row>
        <table:table-row table:style-name="ro3">
          <table:table-cell office:value-type="string">
            <text:p>Forsaken income lvl 13</text:p>
          </table:table-cell>
          <table:table-cell office:value-type="float" office:value="227.3">
            <text:p>227,3</text:p>
          </table:table-cell>
          <table:table-cell table:number-columns-repeated="295"/>
        </table:table-row>
        <table:table-row table:style-name="ro3">
          <table:table-cell office:value-type="string">
            <text:p>Forsaken income lvl 14</text:p>
          </table:table-cell>
          <table:table-cell office:value-type="float" office:value="275.810810810811">
            <text:p>275,8108108108</text:p>
          </table:table-cell>
          <table:table-cell table:number-columns-repeated="295"/>
        </table:table-row>
        <table:table-row table:style-name="ro3">
          <table:table-cell office:value-type="string">
            <text:p>Forsaken income lvl 15</text:p>
          </table:table-cell>
          <table:table-cell office:value-type="float" office:value="312.428571428571">
            <text:p>312,4285714286</text:p>
          </table:table-cell>
          <table:table-cell table:number-columns-repeated="295"/>
        </table:table-row>
        <table:table-row table:style-name="ro3">
          <table:table-cell office:value-type="string">
            <text:p>Forsaken income lvl 16</text:p>
          </table:table-cell>
          <table:table-cell office:value-type="float" office:value="371.307692307692">
            <text:p>371,3076923077</text:p>
          </table:table-cell>
          <table:table-cell table:number-columns-repeated="295"/>
        </table:table-row>
        <table:table-row table:style-name="ro3">
          <table:table-cell office:value-type="string">
            <text:p>Forsaken income lvl 17</text:p>
          </table:table-cell>
          <table:table-cell office:value-type="float" office:value="424">
            <text:p>424</text:p>
          </table:table-cell>
          <table:table-cell table:number-columns-repeated="295"/>
        </table:table-row>
        <table:table-row table:style-name="ro3">
          <table:table-cell office:value-type="string">
            <text:p>Forsaken income lvl 18</text:p>
          </table:table-cell>
          <table:table-cell office:value-type="float" office:value="610">
            <text:p>610</text:p>
          </table:table-cell>
          <table:table-cell table:number-columns-repeated="295"/>
        </table:table-row>
        <table:table-row table:style-name="ro3">
          <table:table-cell office:value-type="string">
            <text:p>Forsaken income lvl 19</text:p>
          </table:table-cell>
          <table:table-cell office:value-type="float" office:value="451.583333333333">
            <text:p>451,5833333333</text:p>
          </table:table-cell>
          <table:table-cell table:number-columns-repeated="295"/>
        </table:table-row>
        <table:table-row table:style-name="ro3">
          <table:table-cell office:value-type="string">
            <text:p>Forsaken income lvl 20</text:p>
          </table:table-cell>
          <table:table-cell office:value-type="float" office:value="665">
            <text:p>665</text:p>
          </table:table-cell>
          <table:table-cell table:number-columns-repeated="295"/>
        </table:table-row>
        <table:table-row table:style-name="ro3">
          <table:table-cell office:value-type="string">
            <text:p>Forsaken income lvl 21</text:p>
          </table:table-cell>
          <table:table-cell office:value-type="float" office:value="870">
            <text:p>870</text:p>
          </table:table-cell>
          <table:table-cell table:number-columns-repeated="295"/>
        </table:table-row>
        <table:table-row table:style-name="ro3">
          <table:table-cell office:value-type="string">
            <text:p>Forsaken value lvl 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Forsaken value lvl 2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Forsaken value lvl 3</text:p>
          </table:table-cell>
          <table:table-cell office:value-type="float" office:value="210">
            <text:p>210</text:p>
          </table:table-cell>
          <table:table-cell table:number-columns-repeated="295"/>
        </table:table-row>
        <table:table-row table:style-name="ro3">
          <table:table-cell office:value-type="string">
            <text:p>Forsaken value lvl 4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Forsaken value lvl 5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Forsaken value lvl 6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Forsaken value lvl 7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Forsaken value lvl 8</text:p>
          </table:table-cell>
          <table:table-cell office:value-type="float" office:value="825">
            <text:p>825</text:p>
          </table:table-cell>
          <table:table-cell table:number-columns-repeated="295"/>
        </table:table-row>
        <table:table-row table:style-name="ro3">
          <table:table-cell office:value-type="string">
            <text:p>Forsaken value lvl 9</text:p>
          </table:table-cell>
          <table:table-cell office:value-type="float" office:value="950">
            <text:p>950</text:p>
          </table:table-cell>
          <table:table-cell table:number-columns-repeated="295"/>
        </table:table-row>
        <table:table-row table:style-name="ro3">
          <table:table-cell office:value-type="string">
            <text:p>Forsaken value lvl 10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Forsaken value lvl 11</text:p>
          </table:table-cell>
          <table:table-cell office:value-type="float" office:value="1366.25">
            <text:p>1366,25</text:p>
          </table:table-cell>
          <table:table-cell table:number-columns-repeated="295"/>
        </table:table-row>
        <table:table-row table:style-name="ro3">
          <table:table-cell office:value-type="string">
            <text:p>Forsaken value lvl 12</text:p>
          </table:table-cell>
          <table:table-cell office:value-type="float" office:value="1638.63636363636">
            <text:p>1638,6363636364</text:p>
          </table:table-cell>
          <table:table-cell table:number-columns-repeated="295"/>
        </table:table-row>
        <table:table-row table:style-name="ro3">
          <table:table-cell office:value-type="string">
            <text:p>Forsaken value lvl 13</text:p>
          </table:table-cell>
          <table:table-cell office:value-type="float" office:value="2024.7">
            <text:p>2024,7</text:p>
          </table:table-cell>
          <table:table-cell table:number-columns-repeated="295"/>
        </table:table-row>
        <table:table-row table:style-name="ro3">
          <table:table-cell office:value-type="string">
            <text:p>Forsaken value lvl 14</text:p>
          </table:table-cell>
          <table:table-cell office:value-type="float" office:value="2467.16216216216">
            <text:p>2467,1621621622</text:p>
          </table:table-cell>
          <table:table-cell table:number-columns-repeated="295"/>
        </table:table-row>
        <table:table-row table:style-name="ro3">
          <table:table-cell office:value-type="string">
            <text:p>Forsaken value lvl 15</text:p>
          </table:table-cell>
          <table:table-cell office:value-type="float" office:value="2826.42857142857">
            <text:p>2826,4285714286</text:p>
          </table:table-cell>
          <table:table-cell table:number-columns-repeated="295"/>
        </table:table-row>
        <table:table-row table:style-name="ro3">
          <table:table-cell office:value-type="string">
            <text:p>Forsaken value lvl 16</text:p>
          </table:table-cell>
          <table:table-cell office:value-type="float" office:value="3448.71794871795">
            <text:p>3448,717948718</text:p>
          </table:table-cell>
          <table:table-cell table:number-columns-repeated="295"/>
        </table:table-row>
        <table:table-row table:style-name="ro3">
          <table:table-cell office:value-type="string">
            <text:p>Forsaken value lvl 17</text:p>
          </table:table-cell>
          <table:table-cell office:value-type="float" office:value="4104.13793103448">
            <text:p>4104,1379310345</text:p>
          </table:table-cell>
          <table:table-cell table:number-columns-repeated="295"/>
        </table:table-row>
        <table:table-row table:style-name="ro3">
          <table:table-cell office:value-type="string">
            <text:p>Forsaken value lvl 18</text:p>
          </table:table-cell>
          <table:table-cell office:value-type="float" office:value="5160">
            <text:p>5160</text:p>
          </table:table-cell>
          <table:table-cell table:number-columns-repeated="295"/>
        </table:table-row>
        <table:table-row table:style-name="ro3">
          <table:table-cell office:value-type="string">
            <text:p>Forsaken value lvl 19</text:p>
          </table:table-cell>
          <table:table-cell office:value-type="float" office:value="5372.91666666667">
            <text:p>5372,9166666667</text:p>
          </table:table-cell>
          <table:table-cell table:number-columns-repeated="295"/>
        </table:table-row>
        <table:table-row table:style-name="ro3">
          <table:table-cell office:value-type="string">
            <text:p>Forsaken value lvl 20</text:p>
          </table:table-cell>
          <table:table-cell office:value-type="float" office:value="6717.5">
            <text:p>6717,5</text:p>
          </table:table-cell>
          <table:table-cell table:number-columns-repeated="295"/>
        </table:table-row>
        <table:table-row table:style-name="ro3">
          <table:table-cell office:value-type="string">
            <text:p>Forsaken value lvl 21</text:p>
          </table:table-cell>
          <table:table-cell office:value-type="float" office:value="8740">
            <text:p>8740</text:p>
          </table:table-cell>
          <table:table-cell table:number-columns-repeated="295"/>
        </table:table-row>
        <table:table-row table:style-name="ro3">
          <table:table-cell office:value-type="string">
            <text:p>Forsaken kills lvl 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Forsaken kills lvl 2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Forsaken kills lvl 3</text:p>
          </table:table-cell>
          <table:table-cell office:value-type="float" office:value="31">
            <text:p>31</text:p>
          </table:table-cell>
          <table:table-cell table:number-columns-repeated="295"/>
        </table:table-row>
        <table:table-row table:style-name="ro3">
          <table:table-cell office:value-type="string">
            <text:p>Forsaken kills lvl 4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Forsaken kills lvl 5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Forsaken kills lvl 6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Forsaken kills lvl 7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Forsaken kills lvl 8</text:p>
          </table:table-cell>
          <table:table-cell office:value-type="float" office:value="103">
            <text:p>103</text:p>
          </table:table-cell>
          <table:table-cell table:number-columns-repeated="295"/>
        </table:table-row>
        <table:table-row table:style-name="ro3">
          <table:table-cell office:value-type="string">
            <text:p>Forsaken kills lvl 9</text:p>
          </table:table-cell>
          <table:table-cell office:value-type="float" office:value="113.8">
            <text:p>113,8</text:p>
          </table:table-cell>
          <table:table-cell table:number-columns-repeated="295"/>
        </table:table-row>
        <table:table-row table:style-name="ro3">
          <table:table-cell office:value-type="string">
            <text:p>Forsaken kills lvl 10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Forsaken kills lvl 11</text:p>
          </table:table-cell>
          <table:table-cell office:value-type="float" office:value="128.75">
            <text:p>128,75</text:p>
          </table:table-cell>
          <table:table-cell table:number-columns-repeated="295"/>
        </table:table-row>
        <table:table-row table:style-name="ro3">
          <table:table-cell office:value-type="string">
            <text:p>Forsaken kills lvl 12</text:p>
          </table:table-cell>
          <table:table-cell office:value-type="float" office:value="131.363636363636">
            <text:p>131,3636363636</text:p>
          </table:table-cell>
          <table:table-cell table:number-columns-repeated="295"/>
        </table:table-row>
        <table:table-row table:style-name="ro3">
          <table:table-cell office:value-type="string">
            <text:p>Forsaken kills lvl 13</text:p>
          </table:table-cell>
          <table:table-cell office:value-type="float" office:value="142.02">
            <text:p>142,02</text:p>
          </table:table-cell>
          <table:table-cell table:number-columns-repeated="295"/>
        </table:table-row>
        <table:table-row table:style-name="ro3">
          <table:table-cell office:value-type="string">
            <text:p>Forsaken kills lvl 14</text:p>
          </table:table-cell>
          <table:table-cell office:value-type="float" office:value="163.945945945946">
            <text:p>163,9459459459</text:p>
          </table:table-cell>
          <table:table-cell table:number-columns-repeated="295"/>
        </table:table-row>
        <table:table-row table:style-name="ro3">
          <table:table-cell office:value-type="string">
            <text:p>Forsaken kills lvl 15</text:p>
          </table:table-cell>
          <table:table-cell office:value-type="float" office:value="164.428571428571">
            <text:p>164,4285714286</text:p>
          </table:table-cell>
          <table:table-cell table:number-columns-repeated="295"/>
        </table:table-row>
        <table:table-row table:style-name="ro3">
          <table:table-cell office:value-type="string">
            <text:p>Forsaken kills lvl 16</text:p>
          </table:table-cell>
          <table:table-cell office:value-type="float" office:value="198.333333333333">
            <text:p>198,3333333333</text:p>
          </table:table-cell>
          <table:table-cell table:number-columns-repeated="295"/>
        </table:table-row>
        <table:table-row table:style-name="ro3">
          <table:table-cell office:value-type="string">
            <text:p>Forsaken kills lvl 17</text:p>
          </table:table-cell>
          <table:table-cell office:value-type="float" office:value="206.586206896552">
            <text:p>206,5862068966</text:p>
          </table:table-cell>
          <table:table-cell table:number-columns-repeated="295"/>
        </table:table-row>
        <table:table-row table:style-name="ro3">
          <table:table-cell office:value-type="string">
            <text:p>Forsaken kills lvl 18</text:p>
          </table:table-cell>
          <table:table-cell office:value-type="float" office:value="238.333333333333">
            <text:p>238,3333333333</text:p>
          </table:table-cell>
          <table:table-cell table:number-columns-repeated="295"/>
        </table:table-row>
        <table:table-row table:style-name="ro3">
          <table:table-cell office:value-type="string">
            <text:p>Forsaken kills lvl 19</text:p>
          </table:table-cell>
          <table:table-cell office:value-type="float" office:value="228.583333333333">
            <text:p>228,5833333333</text:p>
          </table:table-cell>
          <table:table-cell table:number-columns-repeated="295"/>
        </table:table-row>
        <table:table-row table:style-name="ro3">
          <table:table-cell office:value-type="string">
            <text:p>Forsaken kills lvl 20</text:p>
          </table:table-cell>
          <table:table-cell office:value-type="float" office:value="248">
            <text:p>248</text:p>
          </table:table-cell>
          <table:table-cell table:number-columns-repeated="295"/>
        </table:table-row>
        <table:table-row table:style-name="ro3">
          <table:table-cell office:value-type="string">
            <text:p>Forsaken kills lvl 21</text:p>
          </table:table-cell>
          <table:table-cell office:value-type="float" office:value="294">
            <text:p>294</text:p>
          </table:table-cell>
          <table:table-cell table:number-columns-repeated="295"/>
        </table:table-row>
        <table:table-row table:style-name="ro3">
          <table:table-cell office:value-type="string">
            <text:p>Forsaken leaks lvl 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Forsaken leaks lvl 2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Forsaken leaks lvl 3</text:p>
          </table:table-cell>
          <table:table-cell office:value-type="float" office:value="13">
            <text:p>13</text:p>
          </table:table-cell>
          <table:table-cell table:number-columns-repeated="295"/>
        </table:table-row>
        <table:table-row table:style-name="ro3">
          <table:table-cell office:value-type="string">
            <text:p>Forsaken leaks lvl 4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Forsaken leaks lvl 5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Forsaken leaks lvl 6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Forsaken leaks lvl 7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Forsaken leaks lvl 8</text:p>
          </table:table-cell>
          <table:table-cell office:value-type="float" office:value="3.33333333333333">
            <text:p>3,3333333333</text:p>
          </table:table-cell>
          <table:table-cell table:number-columns-repeated="295"/>
        </table:table-row>
        <table:table-row table:style-name="ro3">
          <table:table-cell office:value-type="string">
            <text:p>Forsaken leaks lvl 9</text:p>
          </table:table-cell>
          <table:table-cell office:value-type="float" office:value="9">
            <text:p>9</text:p>
          </table:table-cell>
          <table:table-cell table:number-columns-repeated="295"/>
        </table:table-row>
        <table:table-row table:style-name="ro3">
          <table:table-cell office:value-type="string">
            <text:p>Forsaken leaks lvl 10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Forsaken leaks lvl 11</text:p>
          </table:table-cell>
          <table:table-cell office:value-type="float" office:value="7.25">
            <text:p>7,25</text:p>
          </table:table-cell>
          <table:table-cell table:number-columns-repeated="295"/>
        </table:table-row>
        <table:table-row table:style-name="ro3">
          <table:table-cell office:value-type="string">
            <text:p>Forsaken leaks lvl 12</text:p>
          </table:table-cell>
          <table:table-cell office:value-type="float" office:value="19.9090909090909">
            <text:p>19,9090909091</text:p>
          </table:table-cell>
          <table:table-cell table:number-columns-repeated="295"/>
        </table:table-row>
        <table:table-row table:style-name="ro3">
          <table:table-cell office:value-type="string">
            <text:p>Forsaken leaks lvl 13</text:p>
          </table:table-cell>
          <table:table-cell office:value-type="float" office:value="15.24">
            <text:p>15,24</text:p>
          </table:table-cell>
          <table:table-cell table:number-columns-repeated="295"/>
        </table:table-row>
        <table:table-row table:style-name="ro3">
          <table:table-cell office:value-type="string">
            <text:p>Forsaken leaks lvl 14</text:p>
          </table:table-cell>
          <table:table-cell office:value-type="float" office:value="11.2702702702703">
            <text:p>11,2702702703</text:p>
          </table:table-cell>
          <table:table-cell table:number-columns-repeated="295"/>
        </table:table-row>
        <table:table-row table:style-name="ro3">
          <table:table-cell office:value-type="string">
            <text:p>Forsaken leaks lvl 15</text:p>
          </table:table-cell>
          <table:table-cell office:value-type="float" office:value="19.2857142857143">
            <text:p>19,2857142857</text:p>
          </table:table-cell>
          <table:table-cell table:number-columns-repeated="295"/>
        </table:table-row>
        <table:table-row table:style-name="ro3">
          <table:table-cell office:value-type="string">
            <text:p>Forsaken leaks lvl 16</text:p>
          </table:table-cell>
          <table:table-cell office:value-type="float" office:value="14.1538461538462">
            <text:p>14,1538461538</text:p>
          </table:table-cell>
          <table:table-cell table:number-columns-repeated="295"/>
        </table:table-row>
        <table:table-row table:style-name="ro3">
          <table:table-cell office:value-type="string">
            <text:p>Forsaken leaks lvl 17</text:p>
          </table:table-cell>
          <table:table-cell office:value-type="float" office:value="15.2068965517241">
            <text:p>15,2068965517</text:p>
          </table:table-cell>
          <table:table-cell table:number-columns-repeated="295"/>
        </table:table-row>
        <table:table-row table:style-name="ro3">
          <table:table-cell office:value-type="string">
            <text:p>Forsaken leaks lvl 18</text:p>
          </table:table-cell>
          <table:table-cell office:value-type="float" office:value="5.66666666666667">
            <text:p>5,6666666667</text:p>
          </table:table-cell>
          <table:table-cell table:number-columns-repeated="295"/>
        </table:table-row>
        <table:table-row table:style-name="ro3">
          <table:table-cell office:value-type="string">
            <text:p>Forsaken leaks lvl 19</text:p>
          </table:table-cell>
          <table:table-cell office:value-type="float" office:value="21.9166666666667">
            <text:p>21,9166666667</text:p>
          </table:table-cell>
          <table:table-cell table:number-columns-repeated="295"/>
        </table:table-row>
        <table:table-row table:style-name="ro3">
          <table:table-cell office:value-type="string">
            <text:p>Forsaken leaks lvl 20</text:p>
          </table:table-cell>
          <table:table-cell office:value-type="float" office:value="13.5">
            <text:p>13,5</text:p>
          </table:table-cell>
          <table:table-cell table:number-columns-repeated="295"/>
        </table:table-row>
        <table:table-row table:style-name="ro3">
          <table:table-cell office:value-type="string">
            <text:p>Forsaken leaks lvl 21</text:p>
          </table:table-cell>
          <table:table-cell office:value-type="float" office:value="3">
            <text:p>3</text:p>
          </table:table-cell>
          <table:table-cell table:number-columns-repeated="295"/>
        </table:table-row>
        <table:table-row table:style-name="ro3">
          <table:table-cell office:value-type="string">
            <text:p>Mastermind workers lvl 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astermind workers lvl 2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astermind workers lvl 3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astermind workers lvl 4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astermind workers lvl 5</text:p>
          </table:table-cell>
          <table:table-cell office:value-type="float" office:value="3">
            <text:p>3</text:p>
          </table:table-cell>
          <table:table-cell table:number-columns-repeated="295"/>
        </table:table-row>
        <table:table-row table:style-name="ro3">
          <table:table-cell office:value-type="string">
            <text:p>Mastermind workers lvl 6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astermind workers lvl 7</text:p>
          </table:table-cell>
          <table:table-cell office:value-type="float" office:value="4.4">
            <text:p>4,4</text:p>
          </table:table-cell>
          <table:table-cell table:number-columns-repeated="295"/>
        </table:table-row>
        <table:table-row table:style-name="ro3">
          <table:table-cell office:value-type="string">
            <text:p>Mastermind workers lvl 8</text:p>
          </table:table-cell>
          <table:table-cell office:value-type="float" office:value="5.05555555555556">
            <text:p>5,0555555556</text:p>
          </table:table-cell>
          <table:table-cell table:number-columns-repeated="295"/>
        </table:table-row>
        <table:table-row table:style-name="ro3">
          <table:table-cell office:value-type="string">
            <text:p>Mastermind workers lvl 9</text:p>
          </table:table-cell>
          <table:table-cell office:value-type="float" office:value="5.125">
            <text:p>5,125</text:p>
          </table:table-cell>
          <table:table-cell table:number-columns-repeated="295"/>
        </table:table-row>
        <table:table-row table:style-name="ro3">
          <table:table-cell office:value-type="string">
            <text:p>Mastermind workers lvl 10</text:p>
          </table:table-cell>
          <table:table-cell office:value-type="float" office:value="7.5">
            <text:p>7,5</text:p>
          </table:table-cell>
          <table:table-cell table:number-columns-repeated="295"/>
        </table:table-row>
        <table:table-row table:style-name="ro3">
          <table:table-cell office:value-type="string">
            <text:p>Mastermind workers lvl 11</text:p>
          </table:table-cell>
          <table:table-cell office:value-type="float" office:value="7.68421052631579">
            <text:p>7,6842105263</text:p>
          </table:table-cell>
          <table:table-cell table:number-columns-repeated="295"/>
        </table:table-row>
        <table:table-row table:style-name="ro3">
          <table:table-cell office:value-type="string">
            <text:p>Mastermind workers lvl 12</text:p>
          </table:table-cell>
          <table:table-cell office:value-type="float" office:value="7">
            <text:p>7</text:p>
          </table:table-cell>
          <table:table-cell table:number-columns-repeated="295"/>
        </table:table-row>
        <table:table-row table:style-name="ro3">
          <table:table-cell office:value-type="string">
            <text:p>Mastermind workers lvl 13</text:p>
          </table:table-cell>
          <table:table-cell office:value-type="float" office:value="8.31379310344828">
            <text:p>8,3137931034</text:p>
          </table:table-cell>
          <table:table-cell table:number-columns-repeated="295"/>
        </table:table-row>
        <table:table-row table:style-name="ro3">
          <table:table-cell office:value-type="string">
            <text:p>Mastermind workers lvl 14</text:p>
          </table:table-cell>
          <table:table-cell office:value-type="float" office:value="8.56038647342995">
            <text:p>8,5603864734</text:p>
          </table:table-cell>
          <table:table-cell table:number-columns-repeated="295"/>
        </table:table-row>
        <table:table-row table:style-name="ro3">
          <table:table-cell office:value-type="string">
            <text:p>Mastermind workers lvl 15</text:p>
          </table:table-cell>
          <table:table-cell office:value-type="float" office:value="9.475">
            <text:p>9,475</text:p>
          </table:table-cell>
          <table:table-cell table:number-columns-repeated="295"/>
        </table:table-row>
        <table:table-row table:style-name="ro3">
          <table:table-cell office:value-type="string">
            <text:p>Mastermind workers lvl 16</text:p>
          </table:table-cell>
          <table:table-cell office:value-type="float" office:value="10.1621621621622">
            <text:p>10,1621621622</text:p>
          </table:table-cell>
          <table:table-cell table:number-columns-repeated="295"/>
        </table:table-row>
        <table:table-row table:style-name="ro3">
          <table:table-cell office:value-type="string">
            <text:p>Mastermind workers lvl 17</text:p>
          </table:table-cell>
          <table:table-cell office:value-type="float" office:value="10.3555555555556">
            <text:p>10,3555555556</text:p>
          </table:table-cell>
          <table:table-cell table:number-columns-repeated="295"/>
        </table:table-row>
        <table:table-row table:style-name="ro3">
          <table:table-cell office:value-type="string">
            <text:p>Mastermind workers lvl 18</text:p>
          </table:table-cell>
          <table:table-cell office:value-type="float" office:value="10.3947368421053">
            <text:p>10,3947368421</text:p>
          </table:table-cell>
          <table:table-cell table:number-columns-repeated="295"/>
        </table:table-row>
        <table:table-row table:style-name="ro3">
          <table:table-cell office:value-type="string">
            <text:p>Mastermind workers lvl 19</text:p>
          </table:table-cell>
          <table:table-cell office:value-type="float" office:value="11.0526315789474">
            <text:p>11,0526315789</text:p>
          </table:table-cell>
          <table:table-cell table:number-columns-repeated="295"/>
        </table:table-row>
        <table:table-row table:style-name="ro3">
          <table:table-cell office:value-type="string">
            <text:p>Mastermind workers lvl 20</text:p>
          </table:table-cell>
          <table:table-cell office:value-type="float" office:value="10.7647058823529">
            <text:p>10,7647058824</text:p>
          </table:table-cell>
          <table:table-cell table:number-columns-repeated="295"/>
        </table:table-row>
        <table:table-row table:style-name="ro3">
          <table:table-cell office:value-type="string">
            <text:p>Mastermind workers lvl 21</text:p>
          </table:table-cell>
          <table:table-cell office:value-type="float" office:value="10">
            <text:p>10</text:p>
          </table:table-cell>
          <table:table-cell table:number-columns-repeated="295"/>
        </table:table-row>
        <table:table-row table:style-name="ro3">
          <table:table-cell office:value-type="string">
            <text:p>Mastermind income lvl 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astermind income lvl 2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astermind income lvl 3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astermind income lvl 4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astermind income lvl 5</text:p>
          </table:table-cell>
          <table:table-cell office:value-type="float" office:value="40.6666666666667">
            <text:p>40,6666666667</text:p>
          </table:table-cell>
          <table:table-cell table:number-columns-repeated="295"/>
        </table:table-row>
        <table:table-row table:style-name="ro3">
          <table:table-cell office:value-type="string">
            <text:p>Mastermind income lvl 6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astermind income lvl 7</text:p>
          </table:table-cell>
          <table:table-cell office:value-type="float" office:value="66">
            <text:p>66</text:p>
          </table:table-cell>
          <table:table-cell table:number-columns-repeated="295"/>
        </table:table-row>
        <table:table-row table:style-name="ro3">
          <table:table-cell office:value-type="string">
            <text:p>Mastermind income lvl 8</text:p>
          </table:table-cell>
          <table:table-cell office:value-type="float" office:value="92.7222222222222">
            <text:p>92,7222222222</text:p>
          </table:table-cell>
          <table:table-cell table:number-columns-repeated="295"/>
        </table:table-row>
        <table:table-row table:style-name="ro3">
          <table:table-cell office:value-type="string">
            <text:p>Mastermind income lvl 9</text:p>
          </table:table-cell>
          <table:table-cell office:value-type="float" office:value="105.4375">
            <text:p>105,4375</text:p>
          </table:table-cell>
          <table:table-cell table:number-columns-repeated="295"/>
        </table:table-row>
        <table:table-row table:style-name="ro3">
          <table:table-cell office:value-type="string">
            <text:p>Mastermind income lvl 10</text:p>
          </table:table-cell>
          <table:table-cell office:value-type="float" office:value="161">
            <text:p>161</text:p>
          </table:table-cell>
          <table:table-cell table:number-columns-repeated="295"/>
        </table:table-row>
        <table:table-row table:style-name="ro3">
          <table:table-cell office:value-type="string">
            <text:p>Mastermind income lvl 11</text:p>
          </table:table-cell>
          <table:table-cell office:value-type="float" office:value="168.368421052632">
            <text:p>168,3684210526</text:p>
          </table:table-cell>
          <table:table-cell table:number-columns-repeated="295"/>
        </table:table-row>
        <table:table-row table:style-name="ro3">
          <table:table-cell office:value-type="string">
            <text:p>Mastermind income lvl 12</text:p>
          </table:table-cell>
          <table:table-cell office:value-type="float" office:value="183.767441860465">
            <text:p>183,7674418605</text:p>
          </table:table-cell>
          <table:table-cell table:number-columns-repeated="295"/>
        </table:table-row>
        <table:table-row table:style-name="ro3">
          <table:table-cell office:value-type="string">
            <text:p>Mastermind income lvl 13</text:p>
          </table:table-cell>
          <table:table-cell office:value-type="float" office:value="218.055172413793">
            <text:p>218,0551724138</text:p>
          </table:table-cell>
          <table:table-cell table:number-columns-repeated="295"/>
        </table:table-row>
        <table:table-row table:style-name="ro3">
          <table:table-cell office:value-type="string">
            <text:p>Mastermind income lvl 14</text:p>
          </table:table-cell>
          <table:table-cell office:value-type="float" office:value="246.850241545894">
            <text:p>246,8502415459</text:p>
          </table:table-cell>
          <table:table-cell table:number-columns-repeated="295"/>
        </table:table-row>
        <table:table-row table:style-name="ro3">
          <table:table-cell office:value-type="string">
            <text:p>Mastermind income lvl 15</text:p>
          </table:table-cell>
          <table:table-cell office:value-type="float" office:value="294.7">
            <text:p>294,7</text:p>
          </table:table-cell>
          <table:table-cell table:number-columns-repeated="295"/>
        </table:table-row>
        <table:table-row table:style-name="ro3">
          <table:table-cell office:value-type="string">
            <text:p>Mastermind income lvl 16</text:p>
          </table:table-cell>
          <table:table-cell office:value-type="float" office:value="343.551351351351">
            <text:p>343,5513513514</text:p>
          </table:table-cell>
          <table:table-cell table:number-columns-repeated="295"/>
        </table:table-row>
        <table:table-row table:style-name="ro3">
          <table:table-cell office:value-type="string">
            <text:p>Mastermind income lvl 17</text:p>
          </table:table-cell>
          <table:table-cell office:value-type="float" office:value="390.688888888889">
            <text:p>390,6888888889</text:p>
          </table:table-cell>
          <table:table-cell table:number-columns-repeated="295"/>
        </table:table-row>
        <table:table-row table:style-name="ro3">
          <table:table-cell office:value-type="string">
            <text:p>Mastermind income lvl 18</text:p>
          </table:table-cell>
          <table:table-cell office:value-type="float" office:value="424.157894736842">
            <text:p>424,1578947368</text:p>
          </table:table-cell>
          <table:table-cell table:number-columns-repeated="295"/>
        </table:table-row>
        <table:table-row table:style-name="ro3">
          <table:table-cell office:value-type="string">
            <text:p>Mastermind income lvl 19</text:p>
          </table:table-cell>
          <table:table-cell office:value-type="float" office:value="489.842105263158">
            <text:p>489,8421052632</text:p>
          </table:table-cell>
          <table:table-cell table:number-columns-repeated="295"/>
        </table:table-row>
        <table:table-row table:style-name="ro3">
          <table:table-cell office:value-type="string">
            <text:p>Mastermind income lvl 20</text:p>
          </table:table-cell>
          <table:table-cell office:value-type="float" office:value="547.294117647059">
            <text:p>547,2941176471</text:p>
          </table:table-cell>
          <table:table-cell table:number-columns-repeated="295"/>
        </table:table-row>
        <table:table-row table:style-name="ro3">
          <table:table-cell office:value-type="string">
            <text:p>Mastermind income lvl 21</text:p>
          </table:table-cell>
          <table:table-cell office:value-type="float" office:value="714">
            <text:p>714</text:p>
          </table:table-cell>
          <table:table-cell table:number-columns-repeated="295"/>
        </table:table-row>
        <table:table-row table:style-name="ro3">
          <table:table-cell office:value-type="string">
            <text:p>Mastermind value lvl 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astermind value lvl 2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astermind value lvl 3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astermind value lvl 4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astermind value lvl 5</text:p>
          </table:table-cell>
          <table:table-cell office:value-type="float" office:value="435">
            <text:p>435</text:p>
          </table:table-cell>
          <table:table-cell table:number-columns-repeated="295"/>
        </table:table-row>
        <table:table-row table:style-name="ro3">
          <table:table-cell office:value-type="string">
            <text:p>Mastermind value lvl 6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astermind value lvl 7</text:p>
          </table:table-cell>
          <table:table-cell office:value-type="float" office:value="785">
            <text:p>785</text:p>
          </table:table-cell>
          <table:table-cell table:number-columns-repeated="295"/>
        </table:table-row>
        <table:table-row table:style-name="ro3">
          <table:table-cell office:value-type="string">
            <text:p>Mastermind value lvl 8</text:p>
          </table:table-cell>
          <table:table-cell office:value-type="float" office:value="772.5">
            <text:p>772,5</text:p>
          </table:table-cell>
          <table:table-cell table:number-columns-repeated="295"/>
        </table:table-row>
        <table:table-row table:style-name="ro3">
          <table:table-cell office:value-type="string">
            <text:p>Mastermind value lvl 9</text:p>
          </table:table-cell>
          <table:table-cell office:value-type="float" office:value="1024.375">
            <text:p>1024,375</text:p>
          </table:table-cell>
          <table:table-cell table:number-columns-repeated="295"/>
        </table:table-row>
        <table:table-row table:style-name="ro3">
          <table:table-cell office:value-type="string">
            <text:p>Mastermind value lvl 10</text:p>
          </table:table-cell>
          <table:table-cell office:value-type="float" office:value="1291.25">
            <text:p>1291,25</text:p>
          </table:table-cell>
          <table:table-cell table:number-columns-repeated="295"/>
        </table:table-row>
        <table:table-row table:style-name="ro3">
          <table:table-cell office:value-type="string">
            <text:p>Mastermind value lvl 11</text:p>
          </table:table-cell>
          <table:table-cell office:value-type="float" office:value="1427.36842105263">
            <text:p>1427,3684210526</text:p>
          </table:table-cell>
          <table:table-cell table:number-columns-repeated="295"/>
        </table:table-row>
        <table:table-row table:style-name="ro3">
          <table:table-cell office:value-type="string">
            <text:p>Mastermind value lvl 12</text:p>
          </table:table-cell>
          <table:table-cell office:value-type="float" office:value="1733.83720930233">
            <text:p>1733,8372093023</text:p>
          </table:table-cell>
          <table:table-cell table:number-columns-repeated="295"/>
        </table:table-row>
        <table:table-row table:style-name="ro3">
          <table:table-cell office:value-type="string">
            <text:p>Mastermind value lvl 13</text:p>
          </table:table-cell>
          <table:table-cell office:value-type="float" office:value="2050.8275862069">
            <text:p>2050,8275862069</text:p>
          </table:table-cell>
          <table:table-cell table:number-columns-repeated="295"/>
        </table:table-row>
        <table:table-row table:style-name="ro3">
          <table:table-cell office:value-type="string">
            <text:p>Mastermind value lvl 14</text:p>
          </table:table-cell>
          <table:table-cell office:value-type="float" office:value="2403.45410628019">
            <text:p>2403,4541062802</text:p>
          </table:table-cell>
          <table:table-cell table:number-columns-repeated="295"/>
        </table:table-row>
        <table:table-row table:style-name="ro3">
          <table:table-cell office:value-type="string">
            <text:p>Mastermind value lvl 15</text:p>
          </table:table-cell>
          <table:table-cell office:value-type="float" office:value="2742.25">
            <text:p>2742,25</text:p>
          </table:table-cell>
          <table:table-cell table:number-columns-repeated="295"/>
        </table:table-row>
        <table:table-row table:style-name="ro3">
          <table:table-cell office:value-type="string">
            <text:p>Mastermind value lvl 16</text:p>
          </table:table-cell>
          <table:table-cell office:value-type="float" office:value="3310.48648648649">
            <text:p>3310,4864864865</text:p>
          </table:table-cell>
          <table:table-cell table:number-columns-repeated="295"/>
        </table:table-row>
        <table:table-row table:style-name="ro3">
          <table:table-cell office:value-type="string">
            <text:p>Mastermind value lvl 17</text:p>
          </table:table-cell>
          <table:table-cell office:value-type="float" office:value="3868.11111111111">
            <text:p>3868,1111111111</text:p>
          </table:table-cell>
          <table:table-cell table:number-columns-repeated="295"/>
        </table:table-row>
        <table:table-row table:style-name="ro3">
          <table:table-cell office:value-type="string">
            <text:p>Mastermind value lvl 18</text:p>
          </table:table-cell>
          <table:table-cell office:value-type="float" office:value="4531.71052631579">
            <text:p>4531,7105263158</text:p>
          </table:table-cell>
          <table:table-cell table:number-columns-repeated="295"/>
        </table:table-row>
        <table:table-row table:style-name="ro3">
          <table:table-cell office:value-type="string">
            <text:p>Mastermind value lvl 19</text:p>
          </table:table-cell>
          <table:table-cell office:value-type="float" office:value="5297.63157894737">
            <text:p>5297,6315789474</text:p>
          </table:table-cell>
          <table:table-cell table:number-columns-repeated="295"/>
        </table:table-row>
        <table:table-row table:style-name="ro3">
          <table:table-cell office:value-type="string">
            <text:p>Mastermind value lvl 20</text:p>
          </table:table-cell>
          <table:table-cell office:value-type="float" office:value="6417.94117647059">
            <text:p>6417,9411764706</text:p>
          </table:table-cell>
          <table:table-cell table:number-columns-repeated="295"/>
        </table:table-row>
        <table:table-row table:style-name="ro3">
          <table:table-cell office:value-type="string">
            <text:p>Mastermind value lvl 21</text:p>
          </table:table-cell>
          <table:table-cell office:value-type="float" office:value="7817.5">
            <text:p>7817,5</text:p>
          </table:table-cell>
          <table:table-cell table:number-columns-repeated="295"/>
        </table:table-row>
        <table:table-row table:style-name="ro3">
          <table:table-cell office:value-type="string">
            <text:p>Mastermind kills lvl 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astermind kills lvl 2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astermind kills lvl 3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astermind kills lvl 4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astermind kills lvl 5</text:p>
          </table:table-cell>
          <table:table-cell office:value-type="float" office:value="52.3333333333333">
            <text:p>52,3333333333</text:p>
          </table:table-cell>
          <table:table-cell table:number-columns-repeated="295"/>
        </table:table-row>
        <table:table-row table:style-name="ro3">
          <table:table-cell office:value-type="string">
            <text:p>Mastermind kills lvl 6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astermind kills lvl 7</text:p>
          </table:table-cell>
          <table:table-cell office:value-type="float" office:value="92.6">
            <text:p>92,6</text:p>
          </table:table-cell>
          <table:table-cell table:number-columns-repeated="295"/>
        </table:table-row>
        <table:table-row table:style-name="ro3">
          <table:table-cell office:value-type="string">
            <text:p>Mastermind kills lvl 8</text:p>
          </table:table-cell>
          <table:table-cell office:value-type="float" office:value="90.4444444444444">
            <text:p>90,4444444444</text:p>
          </table:table-cell>
          <table:table-cell table:number-columns-repeated="295"/>
        </table:table-row>
        <table:table-row table:style-name="ro3">
          <table:table-cell office:value-type="string">
            <text:p>Mastermind kills lvl 9</text:p>
          </table:table-cell>
          <table:table-cell office:value-type="float" office:value="104.4375">
            <text:p>104,4375</text:p>
          </table:table-cell>
          <table:table-cell table:number-columns-repeated="295"/>
        </table:table-row>
        <table:table-row table:style-name="ro3">
          <table:table-cell office:value-type="string">
            <text:p>Mastermind kills lvl 10</text:p>
          </table:table-cell>
          <table:table-cell office:value-type="float" office:value="111.25">
            <text:p>111,25</text:p>
          </table:table-cell>
          <table:table-cell table:number-columns-repeated="295"/>
        </table:table-row>
        <table:table-row table:style-name="ro3">
          <table:table-cell office:value-type="string">
            <text:p>Mastermind kills lvl 11</text:p>
          </table:table-cell>
          <table:table-cell office:value-type="float" office:value="121.736842105263">
            <text:p>121,7368421053</text:p>
          </table:table-cell>
          <table:table-cell table:number-columns-repeated="295"/>
        </table:table-row>
        <table:table-row table:style-name="ro3">
          <table:table-cell office:value-type="string">
            <text:p>Mastermind kills lvl 12</text:p>
          </table:table-cell>
          <table:table-cell office:value-type="float" office:value="132.395348837209">
            <text:p>132,3953488372</text:p>
          </table:table-cell>
          <table:table-cell table:number-columns-repeated="295"/>
        </table:table-row>
        <table:table-row table:style-name="ro3">
          <table:table-cell office:value-type="string">
            <text:p>Mastermind kills lvl 13</text:p>
          </table:table-cell>
          <table:table-cell office:value-type="float" office:value="143.520689655172">
            <text:p>143,5206896552</text:p>
          </table:table-cell>
          <table:table-cell table:number-columns-repeated="295"/>
        </table:table-row>
        <table:table-row table:style-name="ro3">
          <table:table-cell office:value-type="string">
            <text:p>Mastermind kills lvl 14</text:p>
          </table:table-cell>
          <table:table-cell office:value-type="float" office:value="156.323671497585">
            <text:p>156,3236714976</text:p>
          </table:table-cell>
          <table:table-cell table:number-columns-repeated="295"/>
        </table:table-row>
        <table:table-row table:style-name="ro3">
          <table:table-cell office:value-type="string">
            <text:p>Mastermind kills lvl 15</text:p>
          </table:table-cell>
          <table:table-cell office:value-type="float" office:value="162.4">
            <text:p>162,4</text:p>
          </table:table-cell>
          <table:table-cell table:number-columns-repeated="295"/>
        </table:table-row>
        <table:table-row table:style-name="ro3">
          <table:table-cell office:value-type="string">
            <text:p>Mastermind kills lvl 16</text:p>
          </table:table-cell>
          <table:table-cell office:value-type="float" office:value="178.4">
            <text:p>178,4</text:p>
          </table:table-cell>
          <table:table-cell table:number-columns-repeated="295"/>
        </table:table-row>
        <table:table-row table:style-name="ro3">
          <table:table-cell office:value-type="string">
            <text:p>Mastermind kills lvl 17</text:p>
          </table:table-cell>
          <table:table-cell office:value-type="float" office:value="195.388888888889">
            <text:p>195,3888888889</text:p>
          </table:table-cell>
          <table:table-cell table:number-columns-repeated="295"/>
        </table:table-row>
        <table:table-row table:style-name="ro3">
          <table:table-cell office:value-type="string">
            <text:p>Mastermind kills lvl 18</text:p>
          </table:table-cell>
          <table:table-cell office:value-type="float" office:value="210.947368421053">
            <text:p>210,9473684211</text:p>
          </table:table-cell>
          <table:table-cell table:number-columns-repeated="295"/>
        </table:table-row>
        <table:table-row table:style-name="ro3">
          <table:table-cell office:value-type="string">
            <text:p>Mastermind kills lvl 19</text:p>
          </table:table-cell>
          <table:table-cell office:value-type="float" office:value="222.052631578947">
            <text:p>222,0526315789</text:p>
          </table:table-cell>
          <table:table-cell table:number-columns-repeated="295"/>
        </table:table-row>
        <table:table-row table:style-name="ro3">
          <table:table-cell office:value-type="string">
            <text:p>Mastermind kills lvl 20</text:p>
          </table:table-cell>
          <table:table-cell office:value-type="float" office:value="230.529411764706">
            <text:p>230,5294117647</text:p>
          </table:table-cell>
          <table:table-cell table:number-columns-repeated="295"/>
        </table:table-row>
        <table:table-row table:style-name="ro3">
          <table:table-cell office:value-type="string">
            <text:p>Mastermind kills lvl 21</text:p>
          </table:table-cell>
          <table:table-cell office:value-type="float" office:value="246">
            <text:p>246</text:p>
          </table:table-cell>
          <table:table-cell table:number-columns-repeated="295"/>
        </table:table-row>
        <table:table-row table:style-name="ro3">
          <table:table-cell office:value-type="string">
            <text:p>Mastermind leaks lvl 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astermind leaks lvl 2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astermind leaks lvl 3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astermind leaks lvl 4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astermind leaks lvl 5</text:p>
          </table:table-cell>
          <table:table-cell office:value-type="float" office:value="15.3333333333333">
            <text:p>15,3333333333</text:p>
          </table:table-cell>
          <table:table-cell table:number-columns-repeated="295"/>
        </table:table-row>
        <table:table-row table:style-name="ro3">
          <table:table-cell office:value-type="string">
            <text:p>Mastermind leaks lvl 6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astermind leaks lvl 7</text:p>
          </table:table-cell>
          <table:table-cell office:value-type="float" office:value="12.2">
            <text:p>12,2</text:p>
          </table:table-cell>
          <table:table-cell table:number-columns-repeated="295"/>
        </table:table-row>
        <table:table-row table:style-name="ro3">
          <table:table-cell office:value-type="string">
            <text:p>Mastermind leaks lvl 8</text:p>
          </table:table-cell>
          <table:table-cell office:value-type="float" office:value="9.16666666666667">
            <text:p>9,1666666667</text:p>
          </table:table-cell>
          <table:table-cell table:number-columns-repeated="295"/>
        </table:table-row>
        <table:table-row table:style-name="ro3">
          <table:table-cell office:value-type="string">
            <text:p>Mastermind leaks lvl 9</text:p>
          </table:table-cell>
          <table:table-cell office:value-type="float" office:value="13.3125">
            <text:p>13,3125</text:p>
          </table:table-cell>
          <table:table-cell table:number-columns-repeated="295"/>
        </table:table-row>
        <table:table-row table:style-name="ro3">
          <table:table-cell office:value-type="string">
            <text:p>Mastermind leaks lvl 10</text:p>
          </table:table-cell>
          <table:table-cell office:value-type="float" office:value="8.5">
            <text:p>8,5</text:p>
          </table:table-cell>
          <table:table-cell table:number-columns-repeated="295"/>
        </table:table-row>
        <table:table-row table:style-name="ro3">
          <table:table-cell office:value-type="string">
            <text:p>Mastermind leaks lvl 11</text:p>
          </table:table-cell>
          <table:table-cell office:value-type="float" office:value="14.7368421052632">
            <text:p>14,7368421053</text:p>
          </table:table-cell>
          <table:table-cell table:number-columns-repeated="295"/>
        </table:table-row>
        <table:table-row table:style-name="ro3">
          <table:table-cell office:value-type="string">
            <text:p>Mastermind leaks lvl 12</text:p>
          </table:table-cell>
          <table:table-cell office:value-type="float" office:value="15.0232558139535">
            <text:p>15,023255814</text:p>
          </table:table-cell>
          <table:table-cell table:number-columns-repeated="295"/>
        </table:table-row>
        <table:table-row table:style-name="ro3">
          <table:table-cell office:value-type="string">
            <text:p>Mastermind leaks lvl 13</text:p>
          </table:table-cell>
          <table:table-cell office:value-type="float" office:value="14.3586206896552">
            <text:p>14,3586206897</text:p>
          </table:table-cell>
          <table:table-cell table:number-columns-repeated="295"/>
        </table:table-row>
        <table:table-row table:style-name="ro3">
          <table:table-cell office:value-type="string">
            <text:p>Mastermind leaks lvl 14</text:p>
          </table:table-cell>
          <table:table-cell office:value-type="float" office:value="17.1594202898551">
            <text:p>17,1594202899</text:p>
          </table:table-cell>
          <table:table-cell table:number-columns-repeated="295"/>
        </table:table-row>
        <table:table-row table:style-name="ro3">
          <table:table-cell office:value-type="string">
            <text:p>Mastermind leaks lvl 15</text:p>
          </table:table-cell>
          <table:table-cell office:value-type="float" office:value="20.65">
            <text:p>20,65</text:p>
          </table:table-cell>
          <table:table-cell table:number-columns-repeated="295"/>
        </table:table-row>
        <table:table-row table:style-name="ro3">
          <table:table-cell office:value-type="string">
            <text:p>Mastermind leaks lvl 16</text:p>
          </table:table-cell>
          <table:table-cell office:value-type="float" office:value="23.6648648648649">
            <text:p>23,6648648649</text:p>
          </table:table-cell>
          <table:table-cell table:number-columns-repeated="295"/>
        </table:table-row>
        <table:table-row table:style-name="ro3">
          <table:table-cell office:value-type="string">
            <text:p>Mastermind leaks lvl 17</text:p>
          </table:table-cell>
          <table:table-cell office:value-type="float" office:value="24.8888888888889">
            <text:p>24,8888888889</text:p>
          </table:table-cell>
          <table:table-cell table:number-columns-repeated="295"/>
        </table:table-row>
        <table:table-row table:style-name="ro3">
          <table:table-cell office:value-type="string">
            <text:p>Mastermind leaks lvl 18</text:p>
          </table:table-cell>
          <table:table-cell office:value-type="float" office:value="22.1842105263158">
            <text:p>22,1842105263</text:p>
          </table:table-cell>
          <table:table-cell table:number-columns-repeated="295"/>
        </table:table-row>
        <table:table-row table:style-name="ro3">
          <table:table-cell office:value-type="string">
            <text:p>Mastermind leaks lvl 19</text:p>
          </table:table-cell>
          <table:table-cell office:value-type="float" office:value="21.7368421052632">
            <text:p>21,7368421053</text:p>
          </table:table-cell>
          <table:table-cell table:number-columns-repeated="295"/>
        </table:table-row>
        <table:table-row table:style-name="ro3">
          <table:table-cell office:value-type="string">
            <text:p>Mastermind leaks lvl 20</text:p>
          </table:table-cell>
          <table:table-cell office:value-type="float" office:value="26.2352941176471">
            <text:p>26,2352941176</text:p>
          </table:table-cell>
          <table:table-cell table:number-columns-repeated="295"/>
        </table:table-row>
        <table:table-row table:style-name="ro3">
          <table:table-cell office:value-type="string">
            <text:p>Mastermind leaks lvl 21</text:p>
          </table:table-cell>
          <table:table-cell office:value-type="float" office:value="49">
            <text:p>49</text:p>
          </table:table-cell>
          <table:table-cell table:number-columns-repeated="295"/>
        </table:table-row>
        <table:table-row table:style-name="ro1">
          <table:table-cell/>
          <table:table-cell office:value-type="string">
            <text:p>Most wins:</text:p>
          </table:table-cell>
          <table:table-cell table:number-columns-repeated="295"/>
        </table:table-row>
        <table:table-row table:style-name="ro1">
          <table:table-cell/>
          <table:table-cell office:value-type="string">
            <text:p>Nick809a(20)</text:p>
          </table:table-cell>
          <table:table-cell table:number-columns-repeated="295"/>
        </table:table-row>
        <table:table-row table:style-name="ro1">
          <table:table-cell/>
          <table:table-cell office:value-type="string">
            <text:p>Nick809a(20)</text:p>
          </table:table-cell>
          <table:table-cell table:number-columns-repeated="295"/>
        </table:table-row>
        <table:table-row table:style-name="ro1">
          <table:table-cell/>
          <table:table-cell office:value-type="string">
            <text:p>Jean Paul Michel(18)</text:p>
          </table:table-cell>
          <table:table-cell table:number-columns-repeated="295"/>
        </table:table-row>
        <table:table-row table:style-name="ro1">
          <table:table-cell/>
          <table:table-cell office:value-type="string">
            <text:p>Most workers: 30 (Khitz)</text:p>
          </table:table-cell>
          <table:table-cell table:number-columns-repeated="295"/>
        </table:table-row>
        <table:table-row table:style-name="ro1">
          <table:table-cell/>
          <table:table-cell office:value-type="string">
            <text:p>Most income: 1290 (PistacjowyJoey)</text:p>
          </table:table-cell>
          <table:table-cell table:number-columns-repeated="295"/>
        </table:table-row>
        <table:table-row table:style-name="ro1">
          <table:table-cell/>
          <table:table-cell office:value-type="string">
            <text:p>Most value: 10635 (Nick809a)</text:p>
          </table:table-cell>
          <table:table-cell table:number-columns-repeated="295"/>
        </table:table-row>
        <table:table-row table:style-name="ro1" table:number-rows-repeated="445">
          <table:table-cell table:number-columns-repeated="297"/>
        </table:table-row>
        <table:table-row table:style-name="ro1">
          <table:table-cell>
            <draw:frame table:end-cell-address="Overview.K1054" table:end-x="1.763cm" table:end-y="0.429cm" draw:z-index="0" draw:style-name="gr1" draw:text-style-name="P1" svg:width="26.539cm" svg:height="16.761cm" svg:x="0.001cm" svg:y="0.378cm">
              <draw:object draw:notify-on-update-of-ranges="Overview.C19:Overview.C39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296"/>
        </table:table-row>
      </table:table>
      <table:table table:name="Graph" table:style-name="ta1" table:print="false">
        <table:table-column table:style-name="co4" table:default-cell-style-name="Default"/>
        <table:table-column table:style-name="co2" table:number-columns-repeated="19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number-columns-repeated="3" table:default-cell-style-name="Default"/>
        <table:table-row table:style-name="ro1">
          <table:table-cell table:style-name="ce4" office:value-type="string">
            <text:p>Level</text:p>
          </table:table-cell>
          <table:table-cell table:number-columns-repeated="5" table:style-name="ce6" office:value-type="string">
            <text:p>Element</text:p>
          </table:table-cell>
          <table:table-cell table:style-name="ce8" office:value-type="string">
            <text:p>Grove</text:p>
          </table:table-cell>
          <table:table-cell table:style-name="ce8" office:value-type="string">
            <text:p>Grove</text:p>
          </table:table-cell>
          <table:table-cell table:style-name="ce8" office:value-type="string">
            <text:p>Grove</text:p>
          </table:table-cell>
          <table:table-cell table:style-name="ce8" office:value-type="string">
            <text:p>Grove</text:p>
          </table:table-cell>
          <table:table-cell table:style-name="ce8" office:value-type="string">
            <text:p>Grove</text:p>
          </table:table-cell>
          <table:table-cell table:style-name="ce10" office:value-type="string">
            <text:p>Mech</text:p>
          </table:table-cell>
          <table:table-cell table:style-name="ce10" office:value-type="string">
            <text:p>Mech</text:p>
          </table:table-cell>
          <table:table-cell table:style-name="ce10" office:value-type="string">
            <text:p>Mech</text:p>
          </table:table-cell>
          <table:table-cell table:style-name="ce10" office:value-type="string">
            <text:p>Mech</text:p>
          </table:table-cell>
          <table:table-cell table:style-name="ce10" office:value-type="string">
            <text:p>Mech</text:p>
          </table:table-cell>
          <table:table-cell table:style-name="ce12" office:value-type="string">
            <text:p>Forsaken</text:p>
          </table:table-cell>
          <table:table-cell table:style-name="ce12" office:value-type="string">
            <text:p>Forsaken</text:p>
          </table:table-cell>
          <table:table-cell table:style-name="ce12" office:value-type="string">
            <text:p>Forsaken</text:p>
          </table:table-cell>
          <table:table-cell table:style-name="ce12" office:value-type="string">
            <text:p>Forsaken</text:p>
          </table:table-cell>
          <table:table-cell table:style-name="ce12" office:value-type="string">
            <text:p>Forsaken</text:p>
          </table:table-cell>
          <table:table-cell table:number-columns-repeated="5" table:style-name="ce17" office:value-type="string">
            <text:p>Mastermind</text:p>
          </table:table-cell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7" table:formula="of:=AVERAGE([Overview.B40:.KK40])" office:value-type="float" office:value="0">
            <text:p>#DIV/0!</text:p>
          </table:table-cell>
          <table:table-cell table:style-name="ce7" table:formula="of:=AVERAGE([Overview.B61:.KK61])" office:value-type="float" office:value="0">
            <text:p>#DIV/0!</text:p>
          </table:table-cell>
          <table:table-cell table:style-name="ce7" table:formula="of:=AVERAGE([Overview.B82:.KK82])" office:value-type="float" office:value="0">
            <text:p>#DIV/0!</text:p>
          </table:table-cell>
          <table:table-cell table:style-name="ce7" table:formula="of:=AVERAGE([Overview.B103:.KK103])" office:value-type="float" office:value="0">
            <text:p>#DIV/0!</text:p>
          </table:table-cell>
          <table:table-cell table:style-name="ce7" table:formula="of:=AVERAGE([Overview.B124:.KK124])" office:value-type="float" office:value="0">
            <text:p>#DIV/0!</text:p>
          </table:table-cell>
          <table:table-cell table:style-name="ce9" table:formula="of:=AVERAGE([Overview.B145:.KK145])" office:value-type="float" office:value="0">
            <text:p>#DIV/0!</text:p>
          </table:table-cell>
          <table:table-cell table:style-name="ce9" table:formula="of:=AVERAGE([Overview.B166:.KK166])" office:value-type="float" office:value="0">
            <text:p>#DIV/0!</text:p>
          </table:table-cell>
          <table:table-cell table:style-name="ce9" table:formula="of:=AVERAGE([Overview.B187:.KK187])" office:value-type="float" office:value="0">
            <text:p>#DIV/0!</text:p>
          </table:table-cell>
          <table:table-cell table:style-name="ce9" table:formula="of:=AVERAGE([Overview.B208:.KK208])" office:value-type="float" office:value="0">
            <text:p>#DIV/0!</text:p>
          </table:table-cell>
          <table:table-cell table:style-name="ce9" table:formula="of:=AVERAGE([Overview.B229:.KK229])" office:value-type="float" office:value="0">
            <text:p>#DIV/0!</text:p>
          </table:table-cell>
          <table:table-cell table:style-name="ce11" table:formula="of:=AVERAGE([Overview.B250:.KK250])" office:value-type="float" office:value="0">
            <text:p>#DIV/0!</text:p>
          </table:table-cell>
          <table:table-cell table:style-name="ce11" table:formula="of:=AVERAGE([Overview.B271:.KK271])" office:value-type="float" office:value="0">
            <text:p>#DIV/0!</text:p>
          </table:table-cell>
          <table:table-cell table:style-name="ce11" table:formula="of:=AVERAGE([Overview.B292:.KK292])" office:value-type="float" office:value="0">
            <text:p>#DIV/0!</text:p>
          </table:table-cell>
          <table:table-cell table:style-name="ce11" table:formula="of:=AVERAGE([Overview.B313:.KK313])" office:value-type="float" office:value="0">
            <text:p>#DIV/0!</text:p>
          </table:table-cell>
          <table:table-cell table:style-name="ce11" table:formula="of:=AVERAGE([Overview.B334:.KK334])" office:value-type="float" office:value="0">
            <text:p>#DIV/0!</text:p>
          </table:table-cell>
          <table:table-cell table:style-name="ce13" table:formula="of:=AVERAGE([Overview.B355:.KK355])" office:value-type="float" office:value="0">
            <text:p>#DIV/0!</text:p>
          </table:table-cell>
          <table:table-cell table:style-name="ce13" table:formula="of:=AVERAGE([Overview.B376:.KK376])" office:value-type="float" office:value="0">
            <text:p>#DIV/0!</text:p>
          </table:table-cell>
          <table:table-cell table:style-name="ce13" table:formula="of:=AVERAGE([Overview.B397:.KK397])" office:value-type="float" office:value="0">
            <text:p>#DIV/0!</text:p>
          </table:table-cell>
          <table:table-cell table:style-name="ce13" table:formula="of:=AVERAGE([Overview.B418:.KK418])" office:value-type="float" office:value="0">
            <text:p>#DIV/0!</text:p>
          </table:table-cell>
          <table:table-cell table:style-name="ce13" table:formula="of:=AVERAGE([Overview.B439:.KK439])" office:value-type="float" office:value="0">
            <text:p>#DIV/0!</text:p>
          </table:table-cell>
          <table:table-cell table:style-name="ce18" table:formula="of:=AVERAGE([Overview.B460:.KK460])" office:value-type="float" office:value="0">
            <text:p>#DIV/0!</text:p>
          </table:table-cell>
          <table:table-cell table:style-name="ce18" table:formula="of:=AVERAGE([Overview.B481:.KK481])" office:value-type="float" office:value="0">
            <text:p>#DIV/0!</text:p>
          </table:table-cell>
          <table:table-cell table:style-name="ce18" table:formula="of:=AVERAGE([Overview.B502:.KK502])" office:value-type="float" office:value="0">
            <text:p>#DIV/0!</text:p>
          </table:table-cell>
          <table:table-cell table:style-name="ce18" table:formula="of:=AVERAGE([Overview.B523:.KK523])" office:value-type="float" office:value="0">
            <text:p>#DIV/0!</text:p>
          </table:table-cell>
          <table:table-cell table:style-name="ce18" table:formula="of:=AVERAGE([Overview.B544:.KK544])" office:value-type="float" office:value="0">
            <text:p>#DIV/0!</text:p>
          </table:table-cell>
        </table:table-row>
        <table:table-row table:style-name="ro1">
          <table:table-cell table:style-name="ce5" office:value-type="float" office:value="2">
            <text:p>2</text:p>
          </table:table-cell>
          <table:table-cell table:style-name="ce7" table:formula="of:=AVERAGE([Overview.B41:.KK41])" office:value-type="float" office:value="0">
            <text:p>#DIV/0!</text:p>
          </table:table-cell>
          <table:table-cell table:style-name="ce7" table:formula="of:=AVERAGE([Overview.B62:.KK62])" office:value-type="float" office:value="0">
            <text:p>#DIV/0!</text:p>
          </table:table-cell>
          <table:table-cell table:style-name="ce7" table:formula="of:=AVERAGE([Overview.B83:.KK83])" office:value-type="float" office:value="0">
            <text:p>#DIV/0!</text:p>
          </table:table-cell>
          <table:table-cell table:style-name="ce7" table:formula="of:=AVERAGE([Overview.B104:.KK104])" office:value-type="float" office:value="0">
            <text:p>#DIV/0!</text:p>
          </table:table-cell>
          <table:table-cell table:style-name="ce7" table:formula="of:=AVERAGE([Overview.B125:.KK125])" office:value-type="float" office:value="0">
            <text:p>#DIV/0!</text:p>
          </table:table-cell>
          <table:table-cell table:style-name="ce9" table:formula="of:=AVERAGE([Overview.B146:.KK146])" office:value-type="float" office:value="0">
            <text:p>#DIV/0!</text:p>
          </table:table-cell>
          <table:table-cell table:style-name="ce9" table:formula="of:=AVERAGE([Overview.B167:.KK167])" office:value-type="float" office:value="0">
            <text:p>#DIV/0!</text:p>
          </table:table-cell>
          <table:table-cell table:style-name="ce9" table:formula="of:=AVERAGE([Overview.B188:.KK188])" office:value-type="float" office:value="0">
            <text:p>#DIV/0!</text:p>
          </table:table-cell>
          <table:table-cell table:style-name="ce9" table:formula="of:=AVERAGE([Overview.B209:.KK209])" office:value-type="float" office:value="0">
            <text:p>#DIV/0!</text:p>
          </table:table-cell>
          <table:table-cell table:style-name="ce9" table:formula="of:=AVERAGE([Overview.B230:.KK230])" office:value-type="float" office:value="0">
            <text:p>#DIV/0!</text:p>
          </table:table-cell>
          <table:table-cell table:style-name="ce11" table:formula="of:=AVERAGE([Overview.B251:.KK251])" office:value-type="float" office:value="0">
            <text:p>#DIV/0!</text:p>
          </table:table-cell>
          <table:table-cell table:style-name="ce11" table:formula="of:=AVERAGE([Overview.B272:.KK272])" office:value-type="float" office:value="0">
            <text:p>#DIV/0!</text:p>
          </table:table-cell>
          <table:table-cell table:style-name="ce11" table:formula="of:=AVERAGE([Overview.B293:.KK293])" office:value-type="float" office:value="0">
            <text:p>#DIV/0!</text:p>
          </table:table-cell>
          <table:table-cell table:style-name="ce11" table:formula="of:=AVERAGE([Overview.B314:.KK314])" office:value-type="float" office:value="0">
            <text:p>#DIV/0!</text:p>
          </table:table-cell>
          <table:table-cell table:style-name="ce11" table:formula="of:=AVERAGE([Overview.B335:.KK335])" office:value-type="float" office:value="0">
            <text:p>#DIV/0!</text:p>
          </table:table-cell>
          <table:table-cell table:style-name="ce13" table:formula="of:=AVERAGE([Overview.B356:.KK356])" office:value-type="float" office:value="0">
            <text:p>#DIV/0!</text:p>
          </table:table-cell>
          <table:table-cell table:style-name="ce13" table:formula="of:=AVERAGE([Overview.B377:.KK377])" office:value-type="float" office:value="0">
            <text:p>#DIV/0!</text:p>
          </table:table-cell>
          <table:table-cell table:style-name="ce13" table:formula="of:=AVERAGE([Overview.B398:.KK398])" office:value-type="float" office:value="0">
            <text:p>#DIV/0!</text:p>
          </table:table-cell>
          <table:table-cell table:style-name="ce13" table:formula="of:=AVERAGE([Overview.B419:.KK419])" office:value-type="float" office:value="0">
            <text:p>#DIV/0!</text:p>
          </table:table-cell>
          <table:table-cell table:style-name="ce13" table:formula="of:=AVERAGE([Overview.B440:.KK440])" office:value-type="float" office:value="0">
            <text:p>#DIV/0!</text:p>
          </table:table-cell>
          <table:table-cell table:style-name="ce18" table:formula="of:=AVERAGE([Overview.B461:.KK461])" office:value-type="float" office:value="0">
            <text:p>#DIV/0!</text:p>
          </table:table-cell>
          <table:table-cell table:style-name="ce18" table:formula="of:=AVERAGE([Overview.B482:.KK482])" office:value-type="float" office:value="0">
            <text:p>#DIV/0!</text:p>
          </table:table-cell>
          <table:table-cell table:style-name="ce18" table:formula="of:=AVERAGE([Overview.B503:.KK503])" office:value-type="float" office:value="0">
            <text:p>#DIV/0!</text:p>
          </table:table-cell>
          <table:table-cell table:style-name="ce18" table:formula="of:=AVERAGE([Overview.B524:.KK524])" office:value-type="float" office:value="0">
            <text:p>#DIV/0!</text:p>
          </table:table-cell>
          <table:table-cell table:style-name="ce18" table:formula="of:=AVERAGE([Overview.B545:.KK545])" office:value-type="float" office:value="0">
            <text:p>#DIV/0!</text:p>
          </table:table-cell>
        </table:table-row>
        <table:table-row table:style-name="ro1">
          <table:table-cell table:style-name="ce5" office:value-type="float" office:value="3">
            <text:p>3</text:p>
          </table:table-cell>
          <table:table-cell table:style-name="ce7" table:formula="of:=AVERAGE([Overview.B42:.KK42])" office:value-type="float" office:value="0">
            <text:p>#DIV/0!</text:p>
          </table:table-cell>
          <table:table-cell table:style-name="ce7" table:formula="of:=AVERAGE([Overview.B63:.KK63])" office:value-type="float" office:value="0">
            <text:p>#DIV/0!</text:p>
          </table:table-cell>
          <table:table-cell table:style-name="ce7" table:formula="of:=AVERAGE([Overview.B84:.KK84])" office:value-type="float" office:value="0">
            <text:p>#DIV/0!</text:p>
          </table:table-cell>
          <table:table-cell table:style-name="ce7" table:formula="of:=AVERAGE([Overview.B105:.KK105])" office:value-type="float" office:value="0">
            <text:p>#DIV/0!</text:p>
          </table:table-cell>
          <table:table-cell table:style-name="ce7" table:formula="of:=AVERAGE([Overview.B126:.KK126])" office:value-type="float" office:value="0">
            <text:p>#DIV/0!</text:p>
          </table:table-cell>
          <table:table-cell table:style-name="ce9" table:formula="of:=AVERAGE([Overview.B147:.KK147])" office:value-type="float" office:value="0">
            <text:p>#DIV/0!</text:p>
          </table:table-cell>
          <table:table-cell table:style-name="ce9" table:formula="of:=AVERAGE([Overview.B168:.KK168])" office:value-type="float" office:value="0">
            <text:p>#DIV/0!</text:p>
          </table:table-cell>
          <table:table-cell table:style-name="ce9" table:formula="of:=AVERAGE([Overview.B189:.KK189])" office:value-type="float" office:value="0">
            <text:p>#DIV/0!</text:p>
          </table:table-cell>
          <table:table-cell table:style-name="ce9" table:formula="of:=AVERAGE([Overview.B210:.KK210])" office:value-type="float" office:value="0">
            <text:p>#DIV/0!</text:p>
          </table:table-cell>
          <table:table-cell table:style-name="ce9" table:formula="of:=AVERAGE([Overview.B231:.KK231])" office:value-type="float" office:value="0">
            <text:p>#DIV/0!</text:p>
          </table:table-cell>
          <table:table-cell table:style-name="ce11" table:formula="of:=AVERAGE([Overview.B252:.KK252])" office:value-type="float" office:value="0">
            <text:p>#DIV/0!</text:p>
          </table:table-cell>
          <table:table-cell table:style-name="ce11" table:formula="of:=AVERAGE([Overview.B273:.KK273])" office:value-type="float" office:value="0">
            <text:p>#DIV/0!</text:p>
          </table:table-cell>
          <table:table-cell table:style-name="ce11" table:formula="of:=AVERAGE([Overview.B294:.KK294])" office:value-type="float" office:value="0">
            <text:p>#DIV/0!</text:p>
          </table:table-cell>
          <table:table-cell table:style-name="ce11" table:formula="of:=AVERAGE([Overview.B315:.KK315])" office:value-type="float" office:value="0">
            <text:p>#DIV/0!</text:p>
          </table:table-cell>
          <table:table-cell table:style-name="ce11" table:formula="of:=AVERAGE([Overview.B336:.KK336])" office:value-type="float" office:value="0">
            <text:p>#DIV/0!</text:p>
          </table:table-cell>
          <table:table-cell table:style-name="ce13" table:formula="of:=AVERAGE([Overview.B357:.KK357])" office:value-type="float" office:value="3">
            <text:p>3</text:p>
          </table:table-cell>
          <table:table-cell table:style-name="ce13" table:formula="of:=AVERAGE([Overview.B378:.KK378])" office:value-type="float" office:value="18">
            <text:p>18</text:p>
          </table:table-cell>
          <table:table-cell table:style-name="ce13" table:formula="of:=AVERAGE([Overview.B399:.KK399])" office:value-type="float" office:value="210">
            <text:p>210</text:p>
          </table:table-cell>
          <table:table-cell table:style-name="ce13" table:formula="of:=AVERAGE([Overview.B420:.KK420])" office:value-type="float" office:value="31">
            <text:p>31</text:p>
          </table:table-cell>
          <table:table-cell table:style-name="ce13" table:formula="of:=AVERAGE([Overview.B441:.KK441])" office:value-type="float" office:value="13">
            <text:p>13</text:p>
          </table:table-cell>
          <table:table-cell table:style-name="ce18" table:formula="of:=AVERAGE([Overview.B462:.KK462])" office:value-type="float" office:value="0">
            <text:p>#DIV/0!</text:p>
          </table:table-cell>
          <table:table-cell table:style-name="ce18" table:formula="of:=AVERAGE([Overview.B483:.KK483])" office:value-type="float" office:value="0">
            <text:p>#DIV/0!</text:p>
          </table:table-cell>
          <table:table-cell table:style-name="ce18" table:formula="of:=AVERAGE([Overview.B504:.KK504])" office:value-type="float" office:value="0">
            <text:p>#DIV/0!</text:p>
          </table:table-cell>
          <table:table-cell table:style-name="ce18" table:formula="of:=AVERAGE([Overview.B525:.KK525])" office:value-type="float" office:value="0">
            <text:p>#DIV/0!</text:p>
          </table:table-cell>
          <table:table-cell table:style-name="ce18" table:formula="of:=AVERAGE([Overview.B546:.KK546])" office:value-type="float" office:value="0">
            <text:p>#DIV/0!</text:p>
          </table:table-cell>
        </table:table-row>
        <table:table-row table:style-name="ro1">
          <table:table-cell table:style-name="ce5" office:value-type="float" office:value="4">
            <text:p>4</text:p>
          </table:table-cell>
          <table:table-cell table:style-name="ce7" table:formula="of:=AVERAGE([Overview.B43:.KK43])" office:value-type="float" office:value="0">
            <text:p>#DIV/0!</text:p>
          </table:table-cell>
          <table:table-cell table:style-name="ce7" table:formula="of:=AVERAGE([Overview.B64:.KK64])" office:value-type="float" office:value="0">
            <text:p>#DIV/0!</text:p>
          </table:table-cell>
          <table:table-cell table:style-name="ce7" table:formula="of:=AVERAGE([Overview.B85:.KK85])" office:value-type="float" office:value="0">
            <text:p>#DIV/0!</text:p>
          </table:table-cell>
          <table:table-cell table:style-name="ce7" table:formula="of:=AVERAGE([Overview.B106:.KK106])" office:value-type="float" office:value="0">
            <text:p>#DIV/0!</text:p>
          </table:table-cell>
          <table:table-cell table:style-name="ce7" table:formula="of:=AVERAGE([Overview.B127:.KK127])" office:value-type="float" office:value="0">
            <text:p>#DIV/0!</text:p>
          </table:table-cell>
          <table:table-cell table:style-name="ce9" table:formula="of:=AVERAGE([Overview.B148:.KK148])" office:value-type="float" office:value="0">
            <text:p>#DIV/0!</text:p>
          </table:table-cell>
          <table:table-cell table:style-name="ce9" table:formula="of:=AVERAGE([Overview.B169:.KK169])" office:value-type="float" office:value="0">
            <text:p>#DIV/0!</text:p>
          </table:table-cell>
          <table:table-cell table:style-name="ce9" table:formula="of:=AVERAGE([Overview.B190:.KK190])" office:value-type="float" office:value="0">
            <text:p>#DIV/0!</text:p>
          </table:table-cell>
          <table:table-cell table:style-name="ce9" table:formula="of:=AVERAGE([Overview.B211:.KK211])" office:value-type="float" office:value="0">
            <text:p>#DIV/0!</text:p>
          </table:table-cell>
          <table:table-cell table:style-name="ce9" table:formula="of:=AVERAGE([Overview.B232:.KK232])" office:value-type="float" office:value="0">
            <text:p>#DIV/0!</text:p>
          </table:table-cell>
          <table:table-cell table:style-name="ce11" table:formula="of:=AVERAGE([Overview.B253:.KK253])" office:value-type="float" office:value="0">
            <text:p>#DIV/0!</text:p>
          </table:table-cell>
          <table:table-cell table:style-name="ce11" table:formula="of:=AVERAGE([Overview.B274:.KK274])" office:value-type="float" office:value="0">
            <text:p>#DIV/0!</text:p>
          </table:table-cell>
          <table:table-cell table:style-name="ce11" table:formula="of:=AVERAGE([Overview.B295:.KK295])" office:value-type="float" office:value="0">
            <text:p>#DIV/0!</text:p>
          </table:table-cell>
          <table:table-cell table:style-name="ce11" table:formula="of:=AVERAGE([Overview.B316:.KK316])" office:value-type="float" office:value="0">
            <text:p>#DIV/0!</text:p>
          </table:table-cell>
          <table:table-cell table:style-name="ce11" table:formula="of:=AVERAGE([Overview.B337:.KK337])" office:value-type="float" office:value="0">
            <text:p>#DIV/0!</text:p>
          </table:table-cell>
          <table:table-cell table:style-name="ce13" table:formula="of:=AVERAGE([Overview.B358:.KK358])" office:value-type="float" office:value="0">
            <text:p>#DIV/0!</text:p>
          </table:table-cell>
          <table:table-cell table:style-name="ce13" table:formula="of:=AVERAGE([Overview.B379:.KK379])" office:value-type="float" office:value="0">
            <text:p>#DIV/0!</text:p>
          </table:table-cell>
          <table:table-cell table:style-name="ce13" table:formula="of:=AVERAGE([Overview.B400:.KK400])" office:value-type="float" office:value="0">
            <text:p>#DIV/0!</text:p>
          </table:table-cell>
          <table:table-cell table:style-name="ce13" table:formula="of:=AVERAGE([Overview.B421:.KK421])" office:value-type="float" office:value="0">
            <text:p>#DIV/0!</text:p>
          </table:table-cell>
          <table:table-cell table:style-name="ce13" table:formula="of:=AVERAGE([Overview.B442:.KK442])" office:value-type="float" office:value="0">
            <text:p>#DIV/0!</text:p>
          </table:table-cell>
          <table:table-cell table:style-name="ce18" table:formula="of:=AVERAGE([Overview.B463:.KK463])" office:value-type="float" office:value="0">
            <text:p>#DIV/0!</text:p>
          </table:table-cell>
          <table:table-cell table:style-name="ce18" table:formula="of:=AVERAGE([Overview.B484:.KK484])" office:value-type="float" office:value="0">
            <text:p>#DIV/0!</text:p>
          </table:table-cell>
          <table:table-cell table:style-name="ce18" table:formula="of:=AVERAGE([Overview.B505:.KK505])" office:value-type="float" office:value="0">
            <text:p>#DIV/0!</text:p>
          </table:table-cell>
          <table:table-cell table:style-name="ce18" table:formula="of:=AVERAGE([Overview.B526:.KK526])" office:value-type="float" office:value="0">
            <text:p>#DIV/0!</text:p>
          </table:table-cell>
          <table:table-cell table:style-name="ce18" table:formula="of:=AVERAGE([Overview.B547:.KK547])" office:value-type="float" office:value="0">
            <text:p>#DIV/0!</text:p>
          </table:table-cell>
        </table:table-row>
        <table:table-row table:style-name="ro1">
          <table:table-cell table:style-name="ce5" office:value-type="float" office:value="5">
            <text:p>5</text:p>
          </table:table-cell>
          <table:table-cell table:style-name="ce7" table:formula="of:=AVERAGE([Overview.B44:.KK44])" office:value-type="float" office:value="3">
            <text:p>3</text:p>
          </table:table-cell>
          <table:table-cell table:style-name="ce7" table:formula="of:=AVERAGE([Overview.B65:.KK65])" office:value-type="float" office:value="48">
            <text:p>48</text:p>
          </table:table-cell>
          <table:table-cell table:style-name="ce7" table:formula="of:=AVERAGE([Overview.B86:.KK86])" office:value-type="float" office:value="325">
            <text:p>325</text:p>
          </table:table-cell>
          <table:table-cell table:style-name="ce7" table:formula="of:=AVERAGE([Overview.B107:.KK107])" office:value-type="float" office:value="59">
            <text:p>59</text:p>
          </table:table-cell>
          <table:table-cell table:style-name="ce7" table:formula="of:=AVERAGE([Overview.B128:.KK128])" office:value-type="float" office:value="9">
            <text:p>9</text:p>
          </table:table-cell>
          <table:table-cell table:style-name="ce9" table:formula="of:=AVERAGE([Overview.B149:.KK149])" office:value-type="float" office:value="3">
            <text:p>3</text:p>
          </table:table-cell>
          <table:table-cell table:style-name="ce9" table:formula="of:=AVERAGE([Overview.B170:.KK170])" office:value-type="float" office:value="54">
            <text:p>54</text:p>
          </table:table-cell>
          <table:table-cell table:style-name="ce9" table:formula="of:=AVERAGE([Overview.B191:.KK191])" office:value-type="float" office:value="420">
            <text:p>420</text:p>
          </table:table-cell>
          <table:table-cell table:style-name="ce9" table:formula="of:=AVERAGE([Overview.B212:.KK212])" office:value-type="float" office:value="57">
            <text:p>57</text:p>
          </table:table-cell>
          <table:table-cell table:style-name="ce9" table:formula="of:=AVERAGE([Overview.B233:.KK233])" office:value-type="float" office:value="13">
            <text:p>13</text:p>
          </table:table-cell>
          <table:table-cell table:style-name="ce11" table:formula="of:=AVERAGE([Overview.B254:.KK254])" office:value-type="float" office:value="3.66666666666667">
            <text:p>3,6666666667</text:p>
          </table:table-cell>
          <table:table-cell table:style-name="ce11" table:formula="of:=AVERAGE([Overview.B275:.KK275])" office:value-type="float" office:value="47">
            <text:p>47</text:p>
          </table:table-cell>
          <table:table-cell table:style-name="ce11" table:formula="of:=AVERAGE([Overview.B296:.KK296])" office:value-type="float" office:value="525">
            <text:p>525</text:p>
          </table:table-cell>
          <table:table-cell table:style-name="ce11" table:formula="of:=AVERAGE([Overview.B317:.KK317])" office:value-type="float" office:value="67.6666666666667">
            <text:p>67,6666666667</text:p>
          </table:table-cell>
          <table:table-cell table:style-name="ce11" table:formula="of:=AVERAGE([Overview.B338:.KK338])" office:value-type="float" office:value="0">
            <text:p>0</text:p>
          </table:table-cell>
          <table:table-cell table:style-name="ce13" table:formula="of:=AVERAGE([Overview.B359:.KK359])" office:value-type="float" office:value="0">
            <text:p>#DIV/0!</text:p>
          </table:table-cell>
          <table:table-cell table:style-name="ce13" table:formula="of:=AVERAGE([Overview.B380:.KK380])" office:value-type="float" office:value="0">
            <text:p>#DIV/0!</text:p>
          </table:table-cell>
          <table:table-cell table:style-name="ce13" table:formula="of:=AVERAGE([Overview.B401:.KK401])" office:value-type="float" office:value="0">
            <text:p>#DIV/0!</text:p>
          </table:table-cell>
          <table:table-cell table:style-name="ce13" table:formula="of:=AVERAGE([Overview.B422:.KK422])" office:value-type="float" office:value="0">
            <text:p>#DIV/0!</text:p>
          </table:table-cell>
          <table:table-cell table:style-name="ce13" table:formula="of:=AVERAGE([Overview.B443:.KK443])" office:value-type="float" office:value="0">
            <text:p>#DIV/0!</text:p>
          </table:table-cell>
          <table:table-cell table:style-name="ce18" table:formula="of:=AVERAGE([Overview.B464:.KK464])" office:value-type="float" office:value="3">
            <text:p>3</text:p>
          </table:table-cell>
          <table:table-cell table:style-name="ce18" table:formula="of:=AVERAGE([Overview.B485:.KK485])" office:value-type="float" office:value="40.6666666666667">
            <text:p>40,6666666667</text:p>
          </table:table-cell>
          <table:table-cell table:style-name="ce18" table:formula="of:=AVERAGE([Overview.B506:.KK506])" office:value-type="float" office:value="435">
            <text:p>435</text:p>
          </table:table-cell>
          <table:table-cell table:style-name="ce18" table:formula="of:=AVERAGE([Overview.B527:.KK527])" office:value-type="float" office:value="52.3333333333333">
            <text:p>52,3333333333</text:p>
          </table:table-cell>
          <table:table-cell table:style-name="ce18" table:formula="of:=AVERAGE([Overview.B548:.KK548])" office:value-type="float" office:value="15.3333333333333">
            <text:p>15,3333333333</text:p>
          </table:table-cell>
        </table:table-row>
        <table:table-row table:style-name="ro1">
          <table:table-cell table:style-name="ce5" office:value-type="float" office:value="6">
            <text:p>6</text:p>
          </table:table-cell>
          <table:table-cell table:style-name="ce7" table:formula="of:=AVERAGE([Overview.B45:.KK45])" office:value-type="float" office:value="0">
            <text:p>#DIV/0!</text:p>
          </table:table-cell>
          <table:table-cell table:style-name="ce7" table:formula="of:=AVERAGE([Overview.B66:.KK66])" office:value-type="float" office:value="0">
            <text:p>#DIV/0!</text:p>
          </table:table-cell>
          <table:table-cell table:style-name="ce7" table:formula="of:=AVERAGE([Overview.B87:.KK87])" office:value-type="float" office:value="0">
            <text:p>#DIV/0!</text:p>
          </table:table-cell>
          <table:table-cell table:style-name="ce7" table:formula="of:=AVERAGE([Overview.B108:.KK108])" office:value-type="float" office:value="0">
            <text:p>#DIV/0!</text:p>
          </table:table-cell>
          <table:table-cell table:style-name="ce7" table:formula="of:=AVERAGE([Overview.B129:.KK129])" office:value-type="float" office:value="0">
            <text:p>#DIV/0!</text:p>
          </table:table-cell>
          <table:table-cell table:style-name="ce9" table:formula="of:=AVERAGE([Overview.B150:.KK150])" office:value-type="float" office:value="0">
            <text:p>#DIV/0!</text:p>
          </table:table-cell>
          <table:table-cell table:style-name="ce9" table:formula="of:=AVERAGE([Overview.B171:.KK171])" office:value-type="float" office:value="0">
            <text:p>#DIV/0!</text:p>
          </table:table-cell>
          <table:table-cell table:style-name="ce9" table:formula="of:=AVERAGE([Overview.B192:.KK192])" office:value-type="float" office:value="0">
            <text:p>#DIV/0!</text:p>
          </table:table-cell>
          <table:table-cell table:style-name="ce9" table:formula="of:=AVERAGE([Overview.B213:.KK213])" office:value-type="float" office:value="0">
            <text:p>#DIV/0!</text:p>
          </table:table-cell>
          <table:table-cell table:style-name="ce9" table:formula="of:=AVERAGE([Overview.B234:.KK234])" office:value-type="float" office:value="0">
            <text:p>#DIV/0!</text:p>
          </table:table-cell>
          <table:table-cell table:style-name="ce11" table:formula="of:=AVERAGE([Overview.B255:.KK255])" office:value-type="float" office:value="0">
            <text:p>#DIV/0!</text:p>
          </table:table-cell>
          <table:table-cell table:style-name="ce11" table:formula="of:=AVERAGE([Overview.B276:.KK276])" office:value-type="float" office:value="0">
            <text:p>#DIV/0!</text:p>
          </table:table-cell>
          <table:table-cell table:style-name="ce11" table:formula="of:=AVERAGE([Overview.B297:.KK297])" office:value-type="float" office:value="0">
            <text:p>#DIV/0!</text:p>
          </table:table-cell>
          <table:table-cell table:style-name="ce11" table:formula="of:=AVERAGE([Overview.B318:.KK318])" office:value-type="float" office:value="0">
            <text:p>#DIV/0!</text:p>
          </table:table-cell>
          <table:table-cell table:style-name="ce11" table:formula="of:=AVERAGE([Overview.B339:.KK339])" office:value-type="float" office:value="0">
            <text:p>#DIV/0!</text:p>
          </table:table-cell>
          <table:table-cell table:style-name="ce13" table:formula="of:=AVERAGE([Overview.B360:.KK360])" office:value-type="float" office:value="0">
            <text:p>#DIV/0!</text:p>
          </table:table-cell>
          <table:table-cell table:style-name="ce13" table:formula="of:=AVERAGE([Overview.B381:.KK381])" office:value-type="float" office:value="0">
            <text:p>#DIV/0!</text:p>
          </table:table-cell>
          <table:table-cell table:style-name="ce13" table:formula="of:=AVERAGE([Overview.B402:.KK402])" office:value-type="float" office:value="0">
            <text:p>#DIV/0!</text:p>
          </table:table-cell>
          <table:table-cell table:style-name="ce13" table:formula="of:=AVERAGE([Overview.B423:.KK423])" office:value-type="float" office:value="0">
            <text:p>#DIV/0!</text:p>
          </table:table-cell>
          <table:table-cell table:style-name="ce13" table:formula="of:=AVERAGE([Overview.B444:.KK444])" office:value-type="float" office:value="0">
            <text:p>#DIV/0!</text:p>
          </table:table-cell>
          <table:table-cell table:style-name="ce18" table:formula="of:=AVERAGE([Overview.B465:.KK465])" office:value-type="float" office:value="0">
            <text:p>#DIV/0!</text:p>
          </table:table-cell>
          <table:table-cell table:style-name="ce18" table:formula="of:=AVERAGE([Overview.B486:.KK486])" office:value-type="float" office:value="0">
            <text:p>#DIV/0!</text:p>
          </table:table-cell>
          <table:table-cell table:style-name="ce18" table:formula="of:=AVERAGE([Overview.B507:.KK507])" office:value-type="float" office:value="0">
            <text:p>#DIV/0!</text:p>
          </table:table-cell>
          <table:table-cell table:style-name="ce18" table:formula="of:=AVERAGE([Overview.B528:.KK528])" office:value-type="float" office:value="0">
            <text:p>#DIV/0!</text:p>
          </table:table-cell>
          <table:table-cell table:style-name="ce18" table:formula="of:=AVERAGE([Overview.B549:.KK549])" office:value-type="float" office:value="0">
            <text:p>#DIV/0!</text:p>
          </table:table-cell>
        </table:table-row>
        <table:table-row table:style-name="ro1">
          <table:table-cell table:style-name="ce5" office:value-type="float" office:value="7">
            <text:p>7</text:p>
          </table:table-cell>
          <table:table-cell table:style-name="ce7" table:formula="of:=AVERAGE([Overview.B46:.KK46])" office:value-type="float" office:value="5">
            <text:p>5</text:p>
          </table:table-cell>
          <table:table-cell table:style-name="ce7" table:formula="of:=AVERAGE([Overview.B67:.KK67])" office:value-type="float" office:value="66">
            <text:p>66</text:p>
          </table:table-cell>
          <table:table-cell table:style-name="ce7" table:formula="of:=AVERAGE([Overview.B88:.KK88])" office:value-type="float" office:value="560">
            <text:p>560</text:p>
          </table:table-cell>
          <table:table-cell table:style-name="ce7" table:formula="of:=AVERAGE([Overview.B109:.KK109])" office:value-type="float" office:value="76">
            <text:p>76</text:p>
          </table:table-cell>
          <table:table-cell table:style-name="ce7" table:formula="of:=AVERAGE([Overview.B130:.KK130])" office:value-type="float" office:value="6">
            <text:p>6</text:p>
          </table:table-cell>
          <table:table-cell table:style-name="ce9" table:formula="of:=AVERAGE([Overview.B151:.KK151])" office:value-type="float" office:value="6">
            <text:p>6</text:p>
          </table:table-cell>
          <table:table-cell table:style-name="ce9" table:formula="of:=AVERAGE([Overview.B172:.KK172])" office:value-type="float" office:value="90">
            <text:p>90</text:p>
          </table:table-cell>
          <table:table-cell table:style-name="ce9" table:formula="of:=AVERAGE([Overview.B193:.KK193])" office:value-type="float" office:value="735">
            <text:p>735</text:p>
          </table:table-cell>
          <table:table-cell table:style-name="ce9" table:formula="of:=AVERAGE([Overview.B214:.KK214])" office:value-type="float" office:value="93">
            <text:p>93</text:p>
          </table:table-cell>
          <table:table-cell table:style-name="ce9" table:formula="of:=AVERAGE([Overview.B235:.KK235])" office:value-type="float" office:value="3">
            <text:p>3</text:p>
          </table:table-cell>
          <table:table-cell table:style-name="ce11" table:formula="of:=AVERAGE([Overview.B256:.KK256])" office:value-type="float" office:value="6">
            <text:p>6</text:p>
          </table:table-cell>
          <table:table-cell table:style-name="ce11" table:formula="of:=AVERAGE([Overview.B277:.KK277])" office:value-type="float" office:value="90">
            <text:p>90</text:p>
          </table:table-cell>
          <table:table-cell table:style-name="ce11" table:formula="of:=AVERAGE([Overview.B298:.KK298])" office:value-type="float" office:value="347.5">
            <text:p>347,5</text:p>
          </table:table-cell>
          <table:table-cell table:style-name="ce11" table:formula="of:=AVERAGE([Overview.B319:.KK319])" office:value-type="float" office:value="38">
            <text:p>38</text:p>
          </table:table-cell>
          <table:table-cell table:style-name="ce11" table:formula="of:=AVERAGE([Overview.B340:.KK340])" office:value-type="float" office:value="27.5">
            <text:p>27,5</text:p>
          </table:table-cell>
          <table:table-cell table:style-name="ce13" table:formula="of:=AVERAGE([Overview.B361:.KK361])" office:value-type="float" office:value="0">
            <text:p>#DIV/0!</text:p>
          </table:table-cell>
          <table:table-cell table:style-name="ce13" table:formula="of:=AVERAGE([Overview.B382:.KK382])" office:value-type="float" office:value="0">
            <text:p>#DIV/0!</text:p>
          </table:table-cell>
          <table:table-cell table:style-name="ce13" table:formula="of:=AVERAGE([Overview.B403:.KK403])" office:value-type="float" office:value="0">
            <text:p>#DIV/0!</text:p>
          </table:table-cell>
          <table:table-cell table:style-name="ce13" table:formula="of:=AVERAGE([Overview.B424:.KK424])" office:value-type="float" office:value="0">
            <text:p>#DIV/0!</text:p>
          </table:table-cell>
          <table:table-cell table:style-name="ce13" table:formula="of:=AVERAGE([Overview.B445:.KK445])" office:value-type="float" office:value="0">
            <text:p>#DIV/0!</text:p>
          </table:table-cell>
          <table:table-cell table:style-name="ce18" table:formula="of:=AVERAGE([Overview.B466:.KK466])" office:value-type="float" office:value="4.4">
            <text:p>4,4</text:p>
          </table:table-cell>
          <table:table-cell table:style-name="ce18" table:formula="of:=AVERAGE([Overview.B487:.KK487])" office:value-type="float" office:value="66">
            <text:p>66</text:p>
          </table:table-cell>
          <table:table-cell table:style-name="ce18" table:formula="of:=AVERAGE([Overview.B508:.KK508])" office:value-type="float" office:value="785">
            <text:p>785</text:p>
          </table:table-cell>
          <table:table-cell table:style-name="ce18" table:formula="of:=AVERAGE([Overview.B529:.KK529])" office:value-type="float" office:value="92.6">
            <text:p>92,6</text:p>
          </table:table-cell>
          <table:table-cell table:style-name="ce18" table:formula="of:=AVERAGE([Overview.B550:.KK550])" office:value-type="float" office:value="12.2">
            <text:p>12,2</text:p>
          </table:table-cell>
        </table:table-row>
        <table:table-row table:style-name="ro1">
          <table:table-cell table:style-name="ce5" office:value-type="float" office:value="8">
            <text:p>8</text:p>
          </table:table-cell>
          <table:table-cell table:style-name="ce7" table:formula="of:=AVERAGE([Overview.B47:.KK47])" office:value-type="float" office:value="6.8">
            <text:p>6,8</text:p>
          </table:table-cell>
          <table:table-cell table:style-name="ce7" table:formula="of:=AVERAGE([Overview.B68:.KK68])" office:value-type="float" office:value="109.2">
            <text:p>109,2</text:p>
          </table:table-cell>
          <table:table-cell table:style-name="ce7" table:formula="of:=AVERAGE([Overview.B89:.KK89])" office:value-type="float" office:value="721">
            <text:p>721</text:p>
          </table:table-cell>
          <table:table-cell table:style-name="ce7" table:formula="of:=AVERAGE([Overview.B110:.KK110])" office:value-type="float" office:value="101.8">
            <text:p>101,8</text:p>
          </table:table-cell>
          <table:table-cell table:style-name="ce7" table:formula="of:=AVERAGE([Overview.B131:.KK131])" office:value-type="float" office:value="3">
            <text:p>3</text:p>
          </table:table-cell>
          <table:table-cell table:style-name="ce9" table:formula="of:=AVERAGE([Overview.B152:.KK152])" office:value-type="float" office:value="5.6">
            <text:p>5,6</text:p>
          </table:table-cell>
          <table:table-cell table:style-name="ce9" table:formula="of:=AVERAGE([Overview.B173:.KK173])" office:value-type="float" office:value="90">
            <text:p>90</text:p>
          </table:table-cell>
          <table:table-cell table:style-name="ce9" table:formula="of:=AVERAGE([Overview.B194:.KK194])" office:value-type="float" office:value="797">
            <text:p>797</text:p>
          </table:table-cell>
          <table:table-cell table:style-name="ce9" table:formula="of:=AVERAGE([Overview.B215:.KK215])" office:value-type="float" office:value="95.6">
            <text:p>95,6</text:p>
          </table:table-cell>
          <table:table-cell table:style-name="ce9" table:formula="of:=AVERAGE([Overview.B236:.KK236])" office:value-type="float" office:value="7.6">
            <text:p>7,6</text:p>
          </table:table-cell>
          <table:table-cell table:style-name="ce11" table:formula="of:=AVERAGE([Overview.B257:.KK257])" office:value-type="float" office:value="5.66666666666667">
            <text:p>5,6666666667</text:p>
          </table:table-cell>
          <table:table-cell table:style-name="ce11" table:formula="of:=AVERAGE([Overview.B278:.KK278])" office:value-type="float" office:value="95.8888888888889">
            <text:p>95,8888888889</text:p>
          </table:table-cell>
          <table:table-cell table:style-name="ce11" table:formula="of:=AVERAGE([Overview.B299:.KK299])" office:value-type="float" office:value="836.666666666667">
            <text:p>836,6666666667</text:p>
          </table:table-cell>
          <table:table-cell table:style-name="ce11" table:formula="of:=AVERAGE([Overview.B320:.KK320])" office:value-type="float" office:value="104.555555555556">
            <text:p>104,5555555556</text:p>
          </table:table-cell>
          <table:table-cell table:style-name="ce11" table:formula="of:=AVERAGE([Overview.B341:.KK341])" office:value-type="float" office:value="6.44444444444444">
            <text:p>6,4444444444</text:p>
          </table:table-cell>
          <table:table-cell table:style-name="ce13" table:formula="of:=AVERAGE([Overview.B362:.KK362])" office:value-type="float" office:value="5.66666666666667">
            <text:p>5,6666666667</text:p>
          </table:table-cell>
          <table:table-cell table:style-name="ce13" table:formula="of:=AVERAGE([Overview.B383:.KK383])" office:value-type="float" office:value="90">
            <text:p>90</text:p>
          </table:table-cell>
          <table:table-cell table:style-name="ce13" table:formula="of:=AVERAGE([Overview.B404:.KK404])" office:value-type="float" office:value="825">
            <text:p>825</text:p>
          </table:table-cell>
          <table:table-cell table:style-name="ce13" table:formula="of:=AVERAGE([Overview.B425:.KK425])" office:value-type="float" office:value="103">
            <text:p>103</text:p>
          </table:table-cell>
          <table:table-cell table:style-name="ce13" table:formula="of:=AVERAGE([Overview.B446:.KK446])" office:value-type="float" office:value="3.33333333333333">
            <text:p>3,3333333333</text:p>
          </table:table-cell>
          <table:table-cell table:style-name="ce18" table:formula="of:=AVERAGE([Overview.B467:.KK467])" office:value-type="float" office:value="5.05555555555556">
            <text:p>5,0555555556</text:p>
          </table:table-cell>
          <table:table-cell table:style-name="ce18" table:formula="of:=AVERAGE([Overview.B488:.KK488])" office:value-type="float" office:value="92.7222222222222">
            <text:p>92,7222222222</text:p>
          </table:table-cell>
          <table:table-cell table:style-name="ce18" table:formula="of:=AVERAGE([Overview.B509:.KK509])" office:value-type="float" office:value="772.5">
            <text:p>772,5</text:p>
          </table:table-cell>
          <table:table-cell table:style-name="ce18" table:formula="of:=AVERAGE([Overview.B530:.KK530])" office:value-type="float" office:value="90.4444444444444">
            <text:p>90,4444444444</text:p>
          </table:table-cell>
          <table:table-cell table:style-name="ce18" table:formula="of:=AVERAGE([Overview.B551:.KK551])" office:value-type="float" office:value="9.16666666666667">
            <text:p>9,1666666667</text:p>
          </table:table-cell>
        </table:table-row>
        <table:table-row table:style-name="ro1">
          <table:table-cell table:style-name="ce5" office:value-type="float" office:value="9">
            <text:p>9</text:p>
          </table:table-cell>
          <table:table-cell table:style-name="ce7" table:formula="of:=AVERAGE([Overview.B48:.KK48])" office:value-type="float" office:value="6.16666666666667">
            <text:p>6,1666666667</text:p>
          </table:table-cell>
          <table:table-cell table:style-name="ce7" table:formula="of:=AVERAGE([Overview.B69:.KK69])" office:value-type="float" office:value="132.5">
            <text:p>132,5</text:p>
          </table:table-cell>
          <table:table-cell table:style-name="ce7" table:formula="of:=AVERAGE([Overview.B90:.KK90])" office:value-type="float" office:value="1015.83333333333">
            <text:p>1015,8333333333</text:p>
          </table:table-cell>
          <table:table-cell table:style-name="ce7" table:formula="of:=AVERAGE([Overview.B111:.KK111])" office:value-type="float" office:value="112.666666666667">
            <text:p>112,6666666667</text:p>
          </table:table-cell>
          <table:table-cell table:style-name="ce7" table:formula="of:=AVERAGE([Overview.B132:.KK132])" office:value-type="float" office:value="9.5">
            <text:p>9,5</text:p>
          </table:table-cell>
          <table:table-cell table:style-name="ce9" table:formula="of:=AVERAGE([Overview.B153:.KK153])" office:value-type="float" office:value="6.5">
            <text:p>6,5</text:p>
          </table:table-cell>
          <table:table-cell table:style-name="ce9" table:formula="of:=AVERAGE([Overview.B174:.KK174])" office:value-type="float" office:value="118.25">
            <text:p>118,25</text:p>
          </table:table-cell>
          <table:table-cell table:style-name="ce9" table:formula="of:=AVERAGE([Overview.B195:.KK195])" office:value-type="float" office:value="992.5">
            <text:p>992,5</text:p>
          </table:table-cell>
          <table:table-cell table:style-name="ce9" table:formula="of:=AVERAGE([Overview.B216:.KK216])" office:value-type="float" office:value="110.5">
            <text:p>110,5</text:p>
          </table:table-cell>
          <table:table-cell table:style-name="ce9" table:formula="of:=AVERAGE([Overview.B237:.KK237])" office:value-type="float" office:value="7.5">
            <text:p>7,5</text:p>
          </table:table-cell>
          <table:table-cell table:style-name="ce11" table:formula="of:=AVERAGE([Overview.B258:.KK258])" office:value-type="float" office:value="6.33333333333333">
            <text:p>6,3333333333</text:p>
          </table:table-cell>
          <table:table-cell table:style-name="ce11" table:formula="of:=AVERAGE([Overview.B279:.KK279])" office:value-type="float" office:value="113.444444444444">
            <text:p>113,4444444444</text:p>
          </table:table-cell>
          <table:table-cell table:style-name="ce11" table:formula="of:=AVERAGE([Overview.B300:.KK300])" office:value-type="float" office:value="966.666666666667">
            <text:p>966,6666666667</text:p>
          </table:table-cell>
          <table:table-cell table:style-name="ce11" table:formula="of:=AVERAGE([Overview.B321:.KK321])" office:value-type="float" office:value="116.111111111111">
            <text:p>116,1111111111</text:p>
          </table:table-cell>
          <table:table-cell table:style-name="ce11" table:formula="of:=AVERAGE([Overview.B342:.KK342])" office:value-type="float" office:value="6">
            <text:p>6</text:p>
          </table:table-cell>
          <table:table-cell table:style-name="ce13" table:formula="of:=AVERAGE([Overview.B363:.KK363])" office:value-type="float" office:value="6.6">
            <text:p>6,6</text:p>
          </table:table-cell>
          <table:table-cell table:style-name="ce13" table:formula="of:=AVERAGE([Overview.B384:.KK384])" office:value-type="float" office:value="128.8">
            <text:p>128,8</text:p>
          </table:table-cell>
          <table:table-cell table:style-name="ce13" table:formula="of:=AVERAGE([Overview.B405:.KK405])" office:value-type="float" office:value="950">
            <text:p>950</text:p>
          </table:table-cell>
          <table:table-cell table:style-name="ce13" table:formula="of:=AVERAGE([Overview.B426:.KK426])" office:value-type="float" office:value="113.8">
            <text:p>113,8</text:p>
          </table:table-cell>
          <table:table-cell table:style-name="ce13" table:formula="of:=AVERAGE([Overview.B447:.KK447])" office:value-type="float" office:value="9">
            <text:p>9</text:p>
          </table:table-cell>
          <table:table-cell table:style-name="ce18" table:formula="of:=AVERAGE([Overview.B468:.KK468])" office:value-type="float" office:value="5.125">
            <text:p>5,125</text:p>
          </table:table-cell>
          <table:table-cell table:style-name="ce18" table:formula="of:=AVERAGE([Overview.B489:.KK489])" office:value-type="float" office:value="105.4375">
            <text:p>105,4375</text:p>
          </table:table-cell>
          <table:table-cell table:style-name="ce18" table:formula="of:=AVERAGE([Overview.B510:.KK510])" office:value-type="float" office:value="1024.375">
            <text:p>1024,375</text:p>
          </table:table-cell>
          <table:table-cell table:style-name="ce18" table:formula="of:=AVERAGE([Overview.B531:.KK531])" office:value-type="float" office:value="104.4375">
            <text:p>104,4375</text:p>
          </table:table-cell>
          <table:table-cell table:style-name="ce18" table:formula="of:=AVERAGE([Overview.B552:.KK552])" office:value-type="float" office:value="13.3125">
            <text:p>13,3125</text:p>
          </table:table-cell>
        </table:table-row>
        <table:table-row table:style-name="ro1">
          <table:table-cell table:style-name="ce5" office:value-type="float" office:value="10">
            <text:p>10</text:p>
          </table:table-cell>
          <table:table-cell table:style-name="ce7" table:formula="of:=AVERAGE([Overview.B49:.KK49])" office:value-type="float" office:value="6.33333333333333">
            <text:p>6,3333333333</text:p>
          </table:table-cell>
          <table:table-cell table:style-name="ce7" table:formula="of:=AVERAGE([Overview.B70:.KK70])" office:value-type="float" office:value="123">
            <text:p>123</text:p>
          </table:table-cell>
          <table:table-cell table:style-name="ce7" table:formula="of:=AVERAGE([Overview.B91:.KK91])" office:value-type="float" office:value="1426.66666666667">
            <text:p>1426,6666666667</text:p>
          </table:table-cell>
          <table:table-cell table:style-name="ce7" table:formula="of:=AVERAGE([Overview.B112:.KK112])" office:value-type="float" office:value="133">
            <text:p>133</text:p>
          </table:table-cell>
          <table:table-cell table:style-name="ce7" table:formula="of:=AVERAGE([Overview.B133:.KK133])" office:value-type="float" office:value="22.6666666666667">
            <text:p>22,6666666667</text:p>
          </table:table-cell>
          <table:table-cell table:style-name="ce9" table:formula="of:=AVERAGE([Overview.B154:.KK154])" office:value-type="float" office:value="0">
            <text:p>#DIV/0!</text:p>
          </table:table-cell>
          <table:table-cell table:style-name="ce9" table:formula="of:=AVERAGE([Overview.B175:.KK175])" office:value-type="float" office:value="0">
            <text:p>#DIV/0!</text:p>
          </table:table-cell>
          <table:table-cell table:style-name="ce9" table:formula="of:=AVERAGE([Overview.B196:.KK196])" office:value-type="float" office:value="0">
            <text:p>#DIV/0!</text:p>
          </table:table-cell>
          <table:table-cell table:style-name="ce9" table:formula="of:=AVERAGE([Overview.B217:.KK217])" office:value-type="float" office:value="0">
            <text:p>#DIV/0!</text:p>
          </table:table-cell>
          <table:table-cell table:style-name="ce9" table:formula="of:=AVERAGE([Overview.B238:.KK238])" office:value-type="float" office:value="0">
            <text:p>#DIV/0!</text:p>
          </table:table-cell>
          <table:table-cell table:style-name="ce11" table:formula="of:=AVERAGE([Overview.B259:.KK259])" office:value-type="float" office:value="12">
            <text:p>12</text:p>
          </table:table-cell>
          <table:table-cell table:style-name="ce11" table:formula="of:=AVERAGE([Overview.B280:.KK280])" office:value-type="float" office:value="282">
            <text:p>282</text:p>
          </table:table-cell>
          <table:table-cell table:style-name="ce11" table:formula="of:=AVERAGE([Overview.B301:.KK301])" office:value-type="float" office:value="165">
            <text:p>165</text:p>
          </table:table-cell>
          <table:table-cell table:style-name="ce11" table:formula="of:=AVERAGE([Overview.B322:.KK322])" office:value-type="float" office:value="37">
            <text:p>37</text:p>
          </table:table-cell>
          <table:table-cell table:style-name="ce11" table:formula="of:=AVERAGE([Overview.B343:.KK343])" office:value-type="float" office:value="9">
            <text:p>9</text:p>
          </table:table-cell>
          <table:table-cell table:style-name="ce13" table:formula="of:=AVERAGE([Overview.B364:.KK364])" office:value-type="float" office:value="0">
            <text:p>#DIV/0!</text:p>
          </table:table-cell>
          <table:table-cell table:style-name="ce13" table:formula="of:=AVERAGE([Overview.B385:.KK385])" office:value-type="float" office:value="0">
            <text:p>#DIV/0!</text:p>
          </table:table-cell>
          <table:table-cell table:style-name="ce13" table:formula="of:=AVERAGE([Overview.B406:.KK406])" office:value-type="float" office:value="0">
            <text:p>#DIV/0!</text:p>
          </table:table-cell>
          <table:table-cell table:style-name="ce13" table:formula="of:=AVERAGE([Overview.B427:.KK427])" office:value-type="float" office:value="0">
            <text:p>#DIV/0!</text:p>
          </table:table-cell>
          <table:table-cell table:style-name="ce13" table:formula="of:=AVERAGE([Overview.B448:.KK448])" office:value-type="float" office:value="0">
            <text:p>#DIV/0!</text:p>
          </table:table-cell>
          <table:table-cell table:style-name="ce18" table:formula="of:=AVERAGE([Overview.B469:.KK469])" office:value-type="float" office:value="7.5">
            <text:p>7,5</text:p>
          </table:table-cell>
          <table:table-cell table:style-name="ce18" table:formula="of:=AVERAGE([Overview.B490:.KK490])" office:value-type="float" office:value="161">
            <text:p>161</text:p>
          </table:table-cell>
          <table:table-cell table:style-name="ce18" table:formula="of:=AVERAGE([Overview.B511:.KK511])" office:value-type="float" office:value="1291.25">
            <text:p>1291,25</text:p>
          </table:table-cell>
          <table:table-cell table:style-name="ce18" table:formula="of:=AVERAGE([Overview.B532:.KK532])" office:value-type="float" office:value="111.25">
            <text:p>111,25</text:p>
          </table:table-cell>
          <table:table-cell table:style-name="ce18" table:formula="of:=AVERAGE([Overview.B553:.KK553])" office:value-type="float" office:value="8.5">
            <text:p>8,5</text:p>
          </table:table-cell>
        </table:table-row>
        <table:table-row table:style-name="ro1">
          <table:table-cell table:style-name="ce5" office:value-type="float" office:value="11">
            <text:p>11</text:p>
          </table:table-cell>
          <table:table-cell table:style-name="ce7" table:formula="of:=AVERAGE([Overview.B50:.KK50])" office:value-type="float" office:value="8.25">
            <text:p>8,25</text:p>
          </table:table-cell>
          <table:table-cell table:style-name="ce7" table:formula="of:=AVERAGE([Overview.B71:.KK71])" office:value-type="float" office:value="165.75">
            <text:p>165,75</text:p>
          </table:table-cell>
          <table:table-cell table:style-name="ce7" table:formula="of:=AVERAGE([Overview.B92:.KK92])" office:value-type="float" office:value="1643.75">
            <text:p>1643,75</text:p>
          </table:table-cell>
          <table:table-cell table:style-name="ce7" table:formula="of:=AVERAGE([Overview.B113:.KK113])" office:value-type="float" office:value="144.25">
            <text:p>144,25</text:p>
          </table:table-cell>
          <table:table-cell table:style-name="ce7" table:formula="of:=AVERAGE([Overview.B134:.KK134])" office:value-type="float" office:value="7.25">
            <text:p>7,25</text:p>
          </table:table-cell>
          <table:table-cell table:style-name="ce9" table:formula="of:=AVERAGE([Overview.B155:.KK155])" office:value-type="float" office:value="7">
            <text:p>7</text:p>
          </table:table-cell>
          <table:table-cell table:style-name="ce9" table:formula="of:=AVERAGE([Overview.B176:.KK176])" office:value-type="float" office:value="111">
            <text:p>111</text:p>
          </table:table-cell>
          <table:table-cell table:style-name="ce9" table:formula="of:=AVERAGE([Overview.B197:.KK197])" office:value-type="float" office:value="1475">
            <text:p>1475</text:p>
          </table:table-cell>
          <table:table-cell table:style-name="ce9" table:formula="of:=AVERAGE([Overview.B218:.KK218])" office:value-type="float" office:value="126">
            <text:p>126</text:p>
          </table:table-cell>
          <table:table-cell table:style-name="ce9" table:formula="of:=AVERAGE([Overview.B239:.KK239])" office:value-type="float" office:value="10">
            <text:p>10</text:p>
          </table:table-cell>
          <table:table-cell table:style-name="ce11" table:formula="of:=AVERAGE([Overview.B260:.KK260])" office:value-type="float" office:value="10">
            <text:p>10</text:p>
          </table:table-cell>
          <table:table-cell table:style-name="ce11" table:formula="of:=AVERAGE([Overview.B281:.KK281])" office:value-type="float" office:value="189">
            <text:p>189</text:p>
          </table:table-cell>
          <table:table-cell table:style-name="ce11" table:formula="of:=AVERAGE([Overview.B302:.KK302])" office:value-type="float" office:value="1281.25">
            <text:p>1281,25</text:p>
          </table:table-cell>
          <table:table-cell table:style-name="ce11" table:formula="of:=AVERAGE([Overview.B323:.KK323])" office:value-type="float" office:value="114.5">
            <text:p>114,5</text:p>
          </table:table-cell>
          <table:table-cell table:style-name="ce11" table:formula="of:=AVERAGE([Overview.B344:.KK344])" office:value-type="float" office:value="5.75">
            <text:p>5,75</text:p>
          </table:table-cell>
          <table:table-cell table:style-name="ce13" table:formula="of:=AVERAGE([Overview.B365:.KK365])" office:value-type="float" office:value="9.75">
            <text:p>9,75</text:p>
          </table:table-cell>
          <table:table-cell table:style-name="ce13" table:formula="of:=AVERAGE([Overview.B386:.KK386])" office:value-type="float" office:value="196.25">
            <text:p>196,25</text:p>
          </table:table-cell>
          <table:table-cell table:style-name="ce13" table:formula="of:=AVERAGE([Overview.B407:.KK407])" office:value-type="float" office:value="1366.25">
            <text:p>1366,25</text:p>
          </table:table-cell>
          <table:table-cell table:style-name="ce13" table:formula="of:=AVERAGE([Overview.B428:.KK428])" office:value-type="float" office:value="128.75">
            <text:p>128,75</text:p>
          </table:table-cell>
          <table:table-cell table:style-name="ce13" table:formula="of:=AVERAGE([Overview.B449:.KK449])" office:value-type="float" office:value="7.25">
            <text:p>7,25</text:p>
          </table:table-cell>
          <table:table-cell table:style-name="ce18" table:formula="of:=AVERAGE([Overview.B470:.KK470])" office:value-type="float" office:value="7.68421052631579">
            <text:p>7,6842105263</text:p>
          </table:table-cell>
          <table:table-cell table:style-name="ce18" table:formula="of:=AVERAGE([Overview.B491:.KK491])" office:value-type="float" office:value="168.368421052632">
            <text:p>168,3684210526</text:p>
          </table:table-cell>
          <table:table-cell table:style-name="ce18" table:formula="of:=AVERAGE([Overview.B512:.KK512])" office:value-type="float" office:value="1427.36842105263">
            <text:p>1427,3684210526</text:p>
          </table:table-cell>
          <table:table-cell table:style-name="ce18" table:formula="of:=AVERAGE([Overview.B533:.KK533])" office:value-type="float" office:value="121.736842105263">
            <text:p>121,7368421053</text:p>
          </table:table-cell>
          <table:table-cell table:style-name="ce18" table:formula="of:=AVERAGE([Overview.B554:.KK554])" office:value-type="float" office:value="14.7368421052632">
            <text:p>14,7368421053</text:p>
          </table:table-cell>
        </table:table-row>
        <table:table-row table:style-name="ro1">
          <table:table-cell table:style-name="ce5" office:value-type="float" office:value="12">
            <text:p>12</text:p>
          </table:table-cell>
          <table:table-cell table:style-name="ce7" table:formula="of:=AVERAGE([Overview.B51:.KK51])" office:value-type="float" office:value="7.5">
            <text:p>7,5</text:p>
          </table:table-cell>
          <table:table-cell table:style-name="ce7" table:formula="of:=AVERAGE([Overview.B72:.KK72])" office:value-type="float" office:value="211.416666666667">
            <text:p>211,4166666667</text:p>
          </table:table-cell>
          <table:table-cell table:style-name="ce7" table:formula="of:=AVERAGE([Overview.B93:.KK93])" office:value-type="float" office:value="1790.41666666667">
            <text:p>1790,4166666667</text:p>
          </table:table-cell>
          <table:table-cell table:style-name="ce7" table:formula="of:=AVERAGE([Overview.B114:.KK114])" office:value-type="float" office:value="141.25">
            <text:p>141,25</text:p>
          </table:table-cell>
          <table:table-cell table:style-name="ce7" table:formula="of:=AVERAGE([Overview.B135:.KK135])" office:value-type="float" office:value="8.08333333333333">
            <text:p>8,0833333333</text:p>
          </table:table-cell>
          <table:table-cell table:style-name="ce9" table:formula="of:=AVERAGE([Overview.B156:.KK156])" office:value-type="float" office:value="8.76923076923077">
            <text:p>8,7692307692</text:p>
          </table:table-cell>
          <table:table-cell table:style-name="ce9" table:formula="of:=AVERAGE([Overview.B177:.KK177])" office:value-type="float" office:value="221.230769230769">
            <text:p>221,2307692308</text:p>
          </table:table-cell>
          <table:table-cell table:style-name="ce9" table:formula="of:=AVERAGE([Overview.B198:.KK198])" office:value-type="float" office:value="1761.53846153846">
            <text:p>1761,5384615385</text:p>
          </table:table-cell>
          <table:table-cell table:style-name="ce9" table:formula="of:=AVERAGE([Overview.B219:.KK219])" office:value-type="float" office:value="139.384615384615">
            <text:p>139,3846153846</text:p>
          </table:table-cell>
          <table:table-cell table:style-name="ce9" table:formula="of:=AVERAGE([Overview.B240:.KK240])" office:value-type="float" office:value="10.7692307692308">
            <text:p>10,7692307692</text:p>
          </table:table-cell>
          <table:table-cell table:style-name="ce11" table:formula="of:=AVERAGE([Overview.B261:.KK261])" office:value-type="float" office:value="8">
            <text:p>8</text:p>
          </table:table-cell>
          <table:table-cell table:style-name="ce11" table:formula="of:=AVERAGE([Overview.B282:.KK282])" office:value-type="float" office:value="192.888888888889">
            <text:p>192,8888888889</text:p>
          </table:table-cell>
          <table:table-cell table:style-name="ce11" table:formula="of:=AVERAGE([Overview.B303:.KK303])" office:value-type="float" office:value="1734.44444444444">
            <text:p>1734,4444444444</text:p>
          </table:table-cell>
          <table:table-cell table:style-name="ce11" table:formula="of:=AVERAGE([Overview.B324:.KK324])" office:value-type="float" office:value="137.222222222222">
            <text:p>137,2222222222</text:p>
          </table:table-cell>
          <table:table-cell table:style-name="ce11" table:formula="of:=AVERAGE([Overview.B345:.KK345])" office:value-type="float" office:value="10.1111111111111">
            <text:p>10,1111111111</text:p>
          </table:table-cell>
          <table:table-cell table:style-name="ce13" table:formula="of:=AVERAGE([Overview.B366:.KK366])" office:value-type="float" office:value="7.54545454545455">
            <text:p>7,5454545455</text:p>
          </table:table-cell>
          <table:table-cell table:style-name="ce13" table:formula="of:=AVERAGE([Overview.B387:.KK387])" office:value-type="float" office:value="190.636363636364">
            <text:p>190,6363636364</text:p>
          </table:table-cell>
          <table:table-cell table:style-name="ce13" table:formula="of:=AVERAGE([Overview.B408:.KK408])" office:value-type="float" office:value="1638.63636363636">
            <text:p>1638,6363636364</text:p>
          </table:table-cell>
          <table:table-cell table:style-name="ce13" table:formula="of:=AVERAGE([Overview.B429:.KK429])" office:value-type="float" office:value="131.363636363636">
            <text:p>131,3636363636</text:p>
          </table:table-cell>
          <table:table-cell table:style-name="ce13" table:formula="of:=AVERAGE([Overview.B450:.KK450])" office:value-type="float" office:value="19.9090909090909">
            <text:p>19,9090909091</text:p>
          </table:table-cell>
          <table:table-cell table:style-name="ce18" table:formula="of:=AVERAGE([Overview.B471:.KK471])" office:value-type="float" office:value="7">
            <text:p>7</text:p>
          </table:table-cell>
          <table:table-cell table:style-name="ce18" table:formula="of:=AVERAGE([Overview.B492:.KK492])" office:value-type="float" office:value="183.767441860465">
            <text:p>183,7674418605</text:p>
          </table:table-cell>
          <table:table-cell table:style-name="ce18" table:formula="of:=AVERAGE([Overview.B513:.KK513])" office:value-type="float" office:value="1733.83720930233">
            <text:p>1733,8372093023</text:p>
          </table:table-cell>
          <table:table-cell table:style-name="ce18" table:formula="of:=AVERAGE([Overview.B534:.KK534])" office:value-type="float" office:value="132.395348837209">
            <text:p>132,3953488372</text:p>
          </table:table-cell>
          <table:table-cell table:style-name="ce18" table:formula="of:=AVERAGE([Overview.B555:.KK555])" office:value-type="float" office:value="15.0232558139535">
            <text:p>15,023255814</text:p>
          </table:table-cell>
        </table:table-row>
        <table:table-row table:style-name="ro1">
          <table:table-cell table:style-name="ce5" office:value-type="float" office:value="13">
            <text:p>13</text:p>
          </table:table-cell>
          <table:table-cell table:style-name="ce7" table:formula="of:=AVERAGE([Overview.B52:.KK52])" office:value-type="float" office:value="9.29885057471264">
            <text:p>9,2988505747</text:p>
          </table:table-cell>
          <table:table-cell table:style-name="ce7" table:formula="of:=AVERAGE([Overview.B73:.KK73])" office:value-type="float" office:value="243.64367816092">
            <text:p>243,6436781609</text:p>
          </table:table-cell>
          <table:table-cell table:style-name="ce7" table:formula="of:=AVERAGE([Overview.B94:.KK94])" office:value-type="float" office:value="2123.16091954023">
            <text:p>2123,1609195402</text:p>
          </table:table-cell>
          <table:table-cell table:style-name="ce7" table:formula="of:=AVERAGE([Overview.B115:.KK115])" office:value-type="float" office:value="153.563218390805">
            <text:p>153,5632183908</text:p>
          </table:table-cell>
          <table:table-cell table:style-name="ce7" table:formula="of:=AVERAGE([Overview.B136:.KK136])" office:value-type="float" office:value="8.16091954022989">
            <text:p>8,1609195402</text:p>
          </table:table-cell>
          <table:table-cell table:style-name="ce9" table:formula="of:=AVERAGE([Overview.B157:.KK157])" office:value-type="float" office:value="8.29166666666667">
            <text:p>8,2916666667</text:p>
          </table:table-cell>
          <table:table-cell table:style-name="ce9" table:formula="of:=AVERAGE([Overview.B178:.KK178])" office:value-type="float" office:value="233.145833333333">
            <text:p>233,1458333333</text:p>
          </table:table-cell>
          <table:table-cell table:style-name="ce9" table:formula="of:=AVERAGE([Overview.B199:.KK199])" office:value-type="float" office:value="2081.25">
            <text:p>2081,25</text:p>
          </table:table-cell>
          <table:table-cell table:style-name="ce9" table:formula="of:=AVERAGE([Overview.B220:.KK220])" office:value-type="float" office:value="144.541666666667">
            <text:p>144,5416666667</text:p>
          </table:table-cell>
          <table:table-cell table:style-name="ce9" table:formula="of:=AVERAGE([Overview.B241:.KK241])" office:value-type="float" office:value="13.0625">
            <text:p>13,0625</text:p>
          </table:table-cell>
          <table:table-cell table:style-name="ce11" table:formula="of:=AVERAGE([Overview.B262:.KK262])" office:value-type="float" office:value="9.11428571428571">
            <text:p>9,1142857143</text:p>
          </table:table-cell>
          <table:table-cell table:style-name="ce11" table:formula="of:=AVERAGE([Overview.B283:.KK283])" office:value-type="float" office:value="239.142857142857">
            <text:p>239,1428571429</text:p>
          </table:table-cell>
          <table:table-cell table:style-name="ce11" table:formula="of:=AVERAGE([Overview.B304:.KK304])" office:value-type="float" office:value="2022.28571428571">
            <text:p>2022,2857142857</text:p>
          </table:table-cell>
          <table:table-cell table:style-name="ce11" table:formula="of:=AVERAGE([Overview.B325:.KK325])" office:value-type="float" office:value="144.557142857143">
            <text:p>144,5571428571</text:p>
          </table:table-cell>
          <table:table-cell table:style-name="ce11" table:formula="of:=AVERAGE([Overview.B346:.KK346])" office:value-type="float" office:value="9.87142857142857">
            <text:p>9,8714285714</text:p>
          </table:table-cell>
          <table:table-cell table:style-name="ce13" table:formula="of:=AVERAGE([Overview.B367:.KK367])" office:value-type="float" office:value="8.38">
            <text:p>8,38</text:p>
          </table:table-cell>
          <table:table-cell table:style-name="ce13" table:formula="of:=AVERAGE([Overview.B388:.KK388])" office:value-type="float" office:value="227.3">
            <text:p>227,3</text:p>
          </table:table-cell>
          <table:table-cell table:style-name="ce13" table:formula="of:=AVERAGE([Overview.B409:.KK409])" office:value-type="float" office:value="2024.7">
            <text:p>2024,7</text:p>
          </table:table-cell>
          <table:table-cell table:style-name="ce13" table:formula="of:=AVERAGE([Overview.B430:.KK430])" office:value-type="float" office:value="142.02">
            <text:p>142,02</text:p>
          </table:table-cell>
          <table:table-cell table:style-name="ce13" table:formula="of:=AVERAGE([Overview.B451:.KK451])" office:value-type="float" office:value="15.24">
            <text:p>15,24</text:p>
          </table:table-cell>
          <table:table-cell table:style-name="ce18" table:formula="of:=AVERAGE([Overview.B472:.KK472])" office:value-type="float" office:value="8.31379310344828">
            <text:p>8,3137931034</text:p>
          </table:table-cell>
          <table:table-cell table:style-name="ce18" table:formula="of:=AVERAGE([Overview.B493:.KK493])" office:value-type="float" office:value="218.055172413793">
            <text:p>218,0551724138</text:p>
          </table:table-cell>
          <table:table-cell table:style-name="ce18" table:formula="of:=AVERAGE([Overview.B514:.KK514])" office:value-type="float" office:value="2050.8275862069">
            <text:p>2050,8275862069</text:p>
          </table:table-cell>
          <table:table-cell table:style-name="ce18" table:formula="of:=AVERAGE([Overview.B535:.KK535])" office:value-type="float" office:value="143.520689655172">
            <text:p>143,5206896552</text:p>
          </table:table-cell>
          <table:table-cell table:style-name="ce18" table:formula="of:=AVERAGE([Overview.B556:.KK556])" office:value-type="float" office:value="14.3586206896552">
            <text:p>14,3586206897</text:p>
          </table:table-cell>
        </table:table-row>
        <table:table-row table:style-name="ro1">
          <table:table-cell table:style-name="ce5" office:value-type="float" office:value="14">
            <text:p>14</text:p>
          </table:table-cell>
          <table:table-cell table:style-name="ce7" table:formula="of:=AVERAGE([Overview.B53:.KK53])" office:value-type="float" office:value="9.39622641509434">
            <text:p>9,3962264151</text:p>
          </table:table-cell>
          <table:table-cell table:style-name="ce7" table:formula="of:=AVERAGE([Overview.B74:.KK74])" office:value-type="float" office:value="270.981132075472">
            <text:p>270,9811320755</text:p>
          </table:table-cell>
          <table:table-cell table:style-name="ce7" table:formula="of:=AVERAGE([Overview.B95:.KK95])" office:value-type="float" office:value="2449.24528301887">
            <text:p>2449,2452830189</text:p>
          </table:table-cell>
          <table:table-cell table:style-name="ce7" table:formula="of:=AVERAGE([Overview.B116:.KK116])" office:value-type="float" office:value="163.037735849057">
            <text:p>163,0377358491</text:p>
          </table:table-cell>
          <table:table-cell table:style-name="ce7" table:formula="of:=AVERAGE([Overview.B137:.KK137])" office:value-type="float" office:value="14.6037735849057">
            <text:p>14,6037735849</text:p>
          </table:table-cell>
          <table:table-cell table:style-name="ce9" table:formula="of:=AVERAGE([Overview.B158:.KK158])" office:value-type="float" office:value="9.33333333333333">
            <text:p>9,3333333333</text:p>
          </table:table-cell>
          <table:table-cell table:style-name="ce9" table:formula="of:=AVERAGE([Overview.B179:.KK179])" office:value-type="float" office:value="273.25">
            <text:p>273,25</text:p>
          </table:table-cell>
          <table:table-cell table:style-name="ce9" table:formula="of:=AVERAGE([Overview.B200:.KK200])" office:value-type="float" office:value="2492.29166666667">
            <text:p>2492,2916666667</text:p>
          </table:table-cell>
          <table:table-cell table:style-name="ce9" table:formula="of:=AVERAGE([Overview.B221:.KK221])" office:value-type="float" office:value="161.666666666667">
            <text:p>161,6666666667</text:p>
          </table:table-cell>
          <table:table-cell table:style-name="ce9" table:formula="of:=AVERAGE([Overview.B242:.KK242])" office:value-type="float" office:value="9.625">
            <text:p>9,625</text:p>
          </table:table-cell>
          <table:table-cell table:style-name="ce11" table:formula="of:=AVERAGE([Overview.B263:.KK263])" office:value-type="float" office:value="10.025">
            <text:p>10,025</text:p>
          </table:table-cell>
          <table:table-cell table:style-name="ce11" table:formula="of:=AVERAGE([Overview.B284:.KK284])" office:value-type="float" office:value="290.475">
            <text:p>290,475</text:p>
          </table:table-cell>
          <table:table-cell table:style-name="ce11" table:formula="of:=AVERAGE([Overview.B305:.KK305])" office:value-type="float" office:value="2311.375">
            <text:p>2311,375</text:p>
          </table:table-cell>
          <table:table-cell table:style-name="ce11" table:formula="of:=AVERAGE([Overview.B326:.KK326])" office:value-type="float" office:value="153.775">
            <text:p>153,775</text:p>
          </table:table-cell>
          <table:table-cell table:style-name="ce11" table:formula="of:=AVERAGE([Overview.B347:.KK347])" office:value-type="float" office:value="10.675">
            <text:p>10,675</text:p>
          </table:table-cell>
          <table:table-cell table:style-name="ce13" table:formula="of:=AVERAGE([Overview.B368:.KK368])" office:value-type="float" office:value="9.45945945945946">
            <text:p>9,4594594595</text:p>
          </table:table-cell>
          <table:table-cell table:style-name="ce13" table:formula="of:=AVERAGE([Overview.B389:.KK389])" office:value-type="float" office:value="275.810810810811">
            <text:p>275,8108108108</text:p>
          </table:table-cell>
          <table:table-cell table:style-name="ce13" table:formula="of:=AVERAGE([Overview.B410:.KK410])" office:value-type="float" office:value="2467.16216216216">
            <text:p>2467,1621621622</text:p>
          </table:table-cell>
          <table:table-cell table:style-name="ce13" table:formula="of:=AVERAGE([Overview.B431:.KK431])" office:value-type="float" office:value="163.945945945946">
            <text:p>163,9459459459</text:p>
          </table:table-cell>
          <table:table-cell table:style-name="ce13" table:formula="of:=AVERAGE([Overview.B452:.KK452])" office:value-type="float" office:value="11.2702702702703">
            <text:p>11,2702702703</text:p>
          </table:table-cell>
          <table:table-cell table:style-name="ce18" table:formula="of:=AVERAGE([Overview.B473:.KK473])" office:value-type="float" office:value="8.56038647342995">
            <text:p>8,5603864734</text:p>
          </table:table-cell>
          <table:table-cell table:style-name="ce18" table:formula="of:=AVERAGE([Overview.B494:.KK494])" office:value-type="float" office:value="246.850241545894">
            <text:p>246,8502415459</text:p>
          </table:table-cell>
          <table:table-cell table:style-name="ce18" table:formula="of:=AVERAGE([Overview.B515:.KK515])" office:value-type="float" office:value="2403.45410628019">
            <text:p>2403,4541062802</text:p>
          </table:table-cell>
          <table:table-cell table:style-name="ce18" table:formula="of:=AVERAGE([Overview.B536:.KK536])" office:value-type="float" office:value="156.323671497585">
            <text:p>156,3236714976</text:p>
          </table:table-cell>
          <table:table-cell table:style-name="ce18" table:formula="of:=AVERAGE([Overview.B557:.KK557])" office:value-type="float" office:value="17.1594202898551">
            <text:p>17,1594202899</text:p>
          </table:table-cell>
        </table:table-row>
        <table:table-row table:style-name="ro1">
          <table:table-cell table:style-name="ce5" office:value-type="float" office:value="15">
            <text:p>15</text:p>
          </table:table-cell>
          <table:table-cell table:style-name="ce7" table:formula="of:=AVERAGE([Overview.B54:.KK54])" office:value-type="float" office:value="9.375">
            <text:p>9,375</text:p>
          </table:table-cell>
          <table:table-cell table:style-name="ce7" table:formula="of:=AVERAGE([Overview.B75:.KK75])" office:value-type="float" office:value="310.875">
            <text:p>310,875</text:p>
          </table:table-cell>
          <table:table-cell table:style-name="ce7" table:formula="of:=AVERAGE([Overview.B96:.KK96])" office:value-type="float" office:value="2966.875">
            <text:p>2966,875</text:p>
          </table:table-cell>
          <table:table-cell table:style-name="ce7" table:formula="of:=AVERAGE([Overview.B117:.KK117])" office:value-type="float" office:value="172.25">
            <text:p>172,25</text:p>
          </table:table-cell>
          <table:table-cell table:style-name="ce7" table:formula="of:=AVERAGE([Overview.B138:.KK138])" office:value-type="float" office:value="13.625">
            <text:p>13,625</text:p>
          </table:table-cell>
          <table:table-cell table:style-name="ce9" table:formula="of:=AVERAGE([Overview.B159:.KK159])" office:value-type="float" office:value="9.6">
            <text:p>9,6</text:p>
          </table:table-cell>
          <table:table-cell table:style-name="ce9" table:formula="of:=AVERAGE([Overview.B180:.KK180])" office:value-type="float" office:value="297.8">
            <text:p>297,8</text:p>
          </table:table-cell>
          <table:table-cell table:style-name="ce9" table:formula="of:=AVERAGE([Overview.B201:.KK201])" office:value-type="float" office:value="2860.66666666667">
            <text:p>2860,6666666667</text:p>
          </table:table-cell>
          <table:table-cell table:style-name="ce9" table:formula="of:=AVERAGE([Overview.B222:.KK222])" office:value-type="float" office:value="170.666666666667">
            <text:p>170,6666666667</text:p>
          </table:table-cell>
          <table:table-cell table:style-name="ce9" table:formula="of:=AVERAGE([Overview.B243:.KK243])" office:value-type="float" office:value="12.7333333333333">
            <text:p>12,7333333333</text:p>
          </table:table-cell>
          <table:table-cell table:style-name="ce11" table:formula="of:=AVERAGE([Overview.B264:.KK264])" office:value-type="float" office:value="8.36842105263158">
            <text:p>8,3684210526</text:p>
          </table:table-cell>
          <table:table-cell table:style-name="ce11" table:formula="of:=AVERAGE([Overview.B285:.KK285])" office:value-type="float" office:value="272.947368421053">
            <text:p>272,9473684211</text:p>
          </table:table-cell>
          <table:table-cell table:style-name="ce11" table:formula="of:=AVERAGE([Overview.B306:.KK306])" office:value-type="float" office:value="2822.63157894737">
            <text:p>2822,6315789474</text:p>
          </table:table-cell>
          <table:table-cell table:style-name="ce11" table:formula="of:=AVERAGE([Overview.B327:.KK327])" office:value-type="float" office:value="172.947368421053">
            <text:p>172,9473684211</text:p>
          </table:table-cell>
          <table:table-cell table:style-name="ce11" table:formula="of:=AVERAGE([Overview.B348:.KK348])" office:value-type="float" office:value="8.78947368421053">
            <text:p>8,7894736842</text:p>
          </table:table-cell>
          <table:table-cell table:style-name="ce13" table:formula="of:=AVERAGE([Overview.B369:.KK369])" office:value-type="float" office:value="9.42857142857143">
            <text:p>9,4285714286</text:p>
          </table:table-cell>
          <table:table-cell table:style-name="ce13" table:formula="of:=AVERAGE([Overview.B390:.KK390])" office:value-type="float" office:value="312.428571428571">
            <text:p>312,4285714286</text:p>
          </table:table-cell>
          <table:table-cell table:style-name="ce13" table:formula="of:=AVERAGE([Overview.B411:.KK411])" office:value-type="float" office:value="2826.42857142857">
            <text:p>2826,4285714286</text:p>
          </table:table-cell>
          <table:table-cell table:style-name="ce13" table:formula="of:=AVERAGE([Overview.B432:.KK432])" office:value-type="float" office:value="164.428571428571">
            <text:p>164,4285714286</text:p>
          </table:table-cell>
          <table:table-cell table:style-name="ce13" table:formula="of:=AVERAGE([Overview.B453:.KK453])" office:value-type="float" office:value="19.2857142857143">
            <text:p>19,2857142857</text:p>
          </table:table-cell>
          <table:table-cell table:style-name="ce18" table:formula="of:=AVERAGE([Overview.B474:.KK474])" office:value-type="float" office:value="9.475">
            <text:p>9,475</text:p>
          </table:table-cell>
          <table:table-cell table:style-name="ce18" table:formula="of:=AVERAGE([Overview.B495:.KK495])" office:value-type="float" office:value="294.7">
            <text:p>294,7</text:p>
          </table:table-cell>
          <table:table-cell table:style-name="ce18" table:formula="of:=AVERAGE([Overview.B516:.KK516])" office:value-type="float" office:value="2742.25">
            <text:p>2742,25</text:p>
          </table:table-cell>
          <table:table-cell table:style-name="ce18" table:formula="of:=AVERAGE([Overview.B537:.KK537])" office:value-type="float" office:value="162.4">
            <text:p>162,4</text:p>
          </table:table-cell>
          <table:table-cell table:style-name="ce18" table:formula="of:=AVERAGE([Overview.B558:.KK558])" office:value-type="float" office:value="20.65">
            <text:p>20,65</text:p>
          </table:table-cell>
        </table:table-row>
        <table:table-row table:style-name="ro1">
          <table:table-cell table:style-name="ce5" office:value-type="float" office:value="16">
            <text:p>16</text:p>
          </table:table-cell>
          <table:table-cell table:style-name="ce7" table:formula="of:=AVERAGE([Overview.B55:.KK55])" office:value-type="float" office:value="10.8867924528302">
            <text:p>10,8867924528</text:p>
          </table:table-cell>
          <table:table-cell table:style-name="ce7" table:formula="of:=AVERAGE([Overview.B76:.KK76])" office:value-type="float" office:value="358.849056603774">
            <text:p>358,8490566038</text:p>
          </table:table-cell>
          <table:table-cell table:style-name="ce7" table:formula="of:=AVERAGE([Overview.B97:.KK97])" office:value-type="float" office:value="3372.45283018868">
            <text:p>3372,4528301887</text:p>
          </table:table-cell>
          <table:table-cell table:style-name="ce7" table:formula="of:=AVERAGE([Overview.B118:.KK118])" office:value-type="float" office:value="189.735849056604">
            <text:p>189,7358490566</text:p>
          </table:table-cell>
          <table:table-cell table:style-name="ce7" table:formula="of:=AVERAGE([Overview.B139:.KK139])" office:value-type="float" office:value="16.5471698113208">
            <text:p>16,5471698113</text:p>
          </table:table-cell>
          <table:table-cell table:style-name="ce9" table:formula="of:=AVERAGE([Overview.B160:.KK160])" office:value-type="float" office:value="10.9411764705882">
            <text:p>10,9411764706</text:p>
          </table:table-cell>
          <table:table-cell table:style-name="ce9" table:formula="of:=AVERAGE([Overview.B181:.KK181])" office:value-type="float" office:value="368.970588235294">
            <text:p>368,9705882353</text:p>
          </table:table-cell>
          <table:table-cell table:style-name="ce9" table:formula="of:=AVERAGE([Overview.B202:.KK202])" office:value-type="float" office:value="3412.94117647059">
            <text:p>3412,9411764706</text:p>
          </table:table-cell>
          <table:table-cell table:style-name="ce9" table:formula="of:=AVERAGE([Overview.B223:.KK223])" office:value-type="float" office:value="188.911764705882">
            <text:p>188,9117647059</text:p>
          </table:table-cell>
          <table:table-cell table:style-name="ce9" table:formula="of:=AVERAGE([Overview.B244:.KK244])" office:value-type="float" office:value="15.9117647058824">
            <text:p>15,9117647059</text:p>
          </table:table-cell>
          <table:table-cell table:style-name="ce11" table:formula="of:=AVERAGE([Overview.B265:.KK265])" office:value-type="float" office:value="10.2380952380952">
            <text:p>10,2380952381</text:p>
          </table:table-cell>
          <table:table-cell table:style-name="ce11" table:formula="of:=AVERAGE([Overview.B286:.KK286])" office:value-type="float" office:value="341.214285714286">
            <text:p>341,2142857143</text:p>
          </table:table-cell>
          <table:table-cell table:style-name="ce11" table:formula="of:=AVERAGE([Overview.B307:.KK307])" office:value-type="float" office:value="3385.35714285714">
            <text:p>3385,3571428571</text:p>
          </table:table-cell>
          <table:table-cell table:style-name="ce11" table:formula="of:=AVERAGE([Overview.B328:.KK328])" office:value-type="float" office:value="189.380952380952">
            <text:p>189,380952381</text:p>
          </table:table-cell>
          <table:table-cell table:style-name="ce11" table:formula="of:=AVERAGE([Overview.B349:.KK349])" office:value-type="float" office:value="18.6190476190476">
            <text:p>18,619047619</text:p>
          </table:table-cell>
          <table:table-cell table:style-name="ce13" table:formula="of:=AVERAGE([Overview.B370:.KK370])" office:value-type="float" office:value="11.5641025641026">
            <text:p>11,5641025641</text:p>
          </table:table-cell>
          <table:table-cell table:style-name="ce13" table:formula="of:=AVERAGE([Overview.B391:.KK391])" office:value-type="float" office:value="371.307692307692">
            <text:p>371,3076923077</text:p>
          </table:table-cell>
          <table:table-cell table:style-name="ce13" table:formula="of:=AVERAGE([Overview.B412:.KK412])" office:value-type="float" office:value="3448.71794871795">
            <text:p>3448,717948718</text:p>
          </table:table-cell>
          <table:table-cell table:style-name="ce13" table:formula="of:=AVERAGE([Overview.B433:.KK433])" office:value-type="float" office:value="198.333333333333">
            <text:p>198,3333333333</text:p>
          </table:table-cell>
          <table:table-cell table:style-name="ce13" table:formula="of:=AVERAGE([Overview.B454:.KK454])" office:value-type="float" office:value="14.1538461538462">
            <text:p>14,1538461538</text:p>
          </table:table-cell>
          <table:table-cell table:style-name="ce18" table:formula="of:=AVERAGE([Overview.B475:.KK475])" office:value-type="float" office:value="10.1621621621622">
            <text:p>10,1621621622</text:p>
          </table:table-cell>
          <table:table-cell table:style-name="ce18" table:formula="of:=AVERAGE([Overview.B496:.KK496])" office:value-type="float" office:value="343.551351351351">
            <text:p>343,5513513514</text:p>
          </table:table-cell>
          <table:table-cell table:style-name="ce18" table:formula="of:=AVERAGE([Overview.B517:.KK517])" office:value-type="float" office:value="3310.48648648649">
            <text:p>3310,4864864865</text:p>
          </table:table-cell>
          <table:table-cell table:style-name="ce18" table:formula="of:=AVERAGE([Overview.B538:.KK538])" office:value-type="float" office:value="178.4">
            <text:p>178,4</text:p>
          </table:table-cell>
          <table:table-cell table:style-name="ce18" table:formula="of:=AVERAGE([Overview.B559:.KK559])" office:value-type="float" office:value="23.6648648648649">
            <text:p>23,6648648649</text:p>
          </table:table-cell>
        </table:table-row>
        <table:table-row table:style-name="ro1">
          <table:table-cell table:style-name="ce5" office:value-type="float" office:value="17">
            <text:p>17</text:p>
          </table:table-cell>
          <table:table-cell table:style-name="ce7" table:formula="of:=AVERAGE([Overview.B56:.KK56])" office:value-type="float" office:value="10.2857142857143">
            <text:p>10,2857142857</text:p>
          </table:table-cell>
          <table:table-cell table:style-name="ce7" table:formula="of:=AVERAGE([Overview.B77:.KK77])" office:value-type="float" office:value="379.142857142857">
            <text:p>379,1428571429</text:p>
          </table:table-cell>
          <table:table-cell table:style-name="ce7" table:formula="of:=AVERAGE([Overview.B98:.KK98])" office:value-type="float" office:value="3982.14285714286">
            <text:p>3982,1428571429</text:p>
          </table:table-cell>
          <table:table-cell table:style-name="ce7" table:formula="of:=AVERAGE([Overview.B119:.KK119])" office:value-type="float" office:value="205.428571428571">
            <text:p>205,4285714286</text:p>
          </table:table-cell>
          <table:table-cell table:style-name="ce7" table:formula="of:=AVERAGE([Overview.B140:.KK140])" office:value-type="float" office:value="16.8095238095238">
            <text:p>16,8095238095</text:p>
          </table:table-cell>
          <table:table-cell table:style-name="ce9" table:formula="of:=AVERAGE([Overview.B161:.KK161])" office:value-type="float" office:value="12.0869565217391">
            <text:p>12,0869565217</text:p>
          </table:table-cell>
          <table:table-cell table:style-name="ce9" table:formula="of:=AVERAGE([Overview.B182:.KK182])" office:value-type="float" office:value="446.608695652174">
            <text:p>446,6086956522</text:p>
          </table:table-cell>
          <table:table-cell table:style-name="ce9" table:formula="of:=AVERAGE([Overview.B203:.KK203])" office:value-type="float" office:value="4109.78260869565">
            <text:p>4109,7826086957</text:p>
          </table:table-cell>
          <table:table-cell table:style-name="ce9" table:formula="of:=AVERAGE([Overview.B224:.KK224])" office:value-type="float" office:value="205.521739130435">
            <text:p>205,5217391304</text:p>
          </table:table-cell>
          <table:table-cell table:style-name="ce9" table:formula="of:=AVERAGE([Overview.B245:.KK245])" office:value-type="float" office:value="12.5217391304348">
            <text:p>12,5217391304</text:p>
          </table:table-cell>
          <table:table-cell table:style-name="ce11" table:formula="of:=AVERAGE([Overview.B266:.KK266])" office:value-type="float" office:value="11.8275862068966">
            <text:p>11,8275862069</text:p>
          </table:table-cell>
          <table:table-cell table:style-name="ce11" table:formula="of:=AVERAGE([Overview.B287:.KK287])" office:value-type="float" office:value="423">
            <text:p>423</text:p>
          </table:table-cell>
          <table:table-cell table:style-name="ce11" table:formula="of:=AVERAGE([Overview.B308:.KK308])" office:value-type="float" office:value="3954.48275862069">
            <text:p>3954,4827586207</text:p>
          </table:table-cell>
          <table:table-cell table:style-name="ce11" table:formula="of:=AVERAGE([Overview.B329:.KK329])" office:value-type="float" office:value="203.379310344828">
            <text:p>203,3793103448</text:p>
          </table:table-cell>
          <table:table-cell table:style-name="ce11" table:formula="of:=AVERAGE([Overview.B350:.KK350])" office:value-type="float" office:value="14.8620689655172">
            <text:p>14,8620689655</text:p>
          </table:table-cell>
          <table:table-cell table:style-name="ce13" table:formula="of:=AVERAGE([Overview.B371:.KK371])" office:value-type="float" office:value="11.3448275862069">
            <text:p>11,3448275862</text:p>
          </table:table-cell>
          <table:table-cell table:style-name="ce13" table:formula="of:=AVERAGE([Overview.B392:.KK392])" office:value-type="float" office:value="424">
            <text:p>424</text:p>
          </table:table-cell>
          <table:table-cell table:style-name="ce13" table:formula="of:=AVERAGE([Overview.B413:.KK413])" office:value-type="float" office:value="4104.13793103448">
            <text:p>4104,1379310345</text:p>
          </table:table-cell>
          <table:table-cell table:style-name="ce13" table:formula="of:=AVERAGE([Overview.B434:.KK434])" office:value-type="float" office:value="206.586206896552">
            <text:p>206,5862068966</text:p>
          </table:table-cell>
          <table:table-cell table:style-name="ce13" table:formula="of:=AVERAGE([Overview.B455:.KK455])" office:value-type="float" office:value="15.2068965517241">
            <text:p>15,2068965517</text:p>
          </table:table-cell>
          <table:table-cell table:style-name="ce18" table:formula="of:=AVERAGE([Overview.B476:.KK476])" office:value-type="float" office:value="10.3555555555556">
            <text:p>10,3555555556</text:p>
          </table:table-cell>
          <table:table-cell table:style-name="ce18" table:formula="of:=AVERAGE([Overview.B497:.KK497])" office:value-type="float" office:value="390.688888888889">
            <text:p>390,6888888889</text:p>
          </table:table-cell>
          <table:table-cell table:style-name="ce18" table:formula="of:=AVERAGE([Overview.B518:.KK518])" office:value-type="float" office:value="3868.11111111111">
            <text:p>3868,1111111111</text:p>
          </table:table-cell>
          <table:table-cell table:style-name="ce18" table:formula="of:=AVERAGE([Overview.B539:.KK539])" office:value-type="float" office:value="195.388888888889">
            <text:p>195,3888888889</text:p>
          </table:table-cell>
          <table:table-cell table:style-name="ce18" table:formula="of:=AVERAGE([Overview.B560:.KK560])" office:value-type="float" office:value="24.8888888888889">
            <text:p>24,8888888889</text:p>
          </table:table-cell>
        </table:table-row>
        <table:table-row table:style-name="ro1">
          <table:table-cell table:style-name="ce5" office:value-type="float" office:value="18">
            <text:p>18</text:p>
          </table:table-cell>
          <table:table-cell table:style-name="ce7" table:formula="of:=AVERAGE([Overview.B57:.KK57])" office:value-type="float" office:value="12.0714285714286">
            <text:p>12,0714285714</text:p>
          </table:table-cell>
          <table:table-cell table:style-name="ce7" table:formula="of:=AVERAGE([Overview.B78:.KK78])" office:value-type="float" office:value="480.642857142857">
            <text:p>480,6428571429</text:p>
          </table:table-cell>
          <table:table-cell table:style-name="ce7" table:formula="of:=AVERAGE([Overview.B99:.KK99])" office:value-type="float" office:value="4799.28571428571">
            <text:p>4799,2857142857</text:p>
          </table:table-cell>
          <table:table-cell table:style-name="ce7" table:formula="of:=AVERAGE([Overview.B120:.KK120])" office:value-type="float" office:value="221.5">
            <text:p>221,5</text:p>
          </table:table-cell>
          <table:table-cell table:style-name="ce7" table:formula="of:=AVERAGE([Overview.B141:.KK141])" office:value-type="float" office:value="21.4285714285714">
            <text:p>21,4285714286</text:p>
          </table:table-cell>
          <table:table-cell table:style-name="ce9" table:formula="of:=AVERAGE([Overview.B162:.KK162])" office:value-type="float" office:value="12.7">
            <text:p>12,7</text:p>
          </table:table-cell>
          <table:table-cell table:style-name="ce9" table:formula="of:=AVERAGE([Overview.B183:.KK183])" office:value-type="float" office:value="478.9">
            <text:p>478,9</text:p>
          </table:table-cell>
          <table:table-cell table:style-name="ce9" table:formula="of:=AVERAGE([Overview.B204:.KK204])" office:value-type="float" office:value="4764.5">
            <text:p>4764,5</text:p>
          </table:table-cell>
          <table:table-cell table:style-name="ce9" table:formula="of:=AVERAGE([Overview.B225:.KK225])" office:value-type="float" office:value="213.2">
            <text:p>213,2</text:p>
          </table:table-cell>
          <table:table-cell table:style-name="ce9" table:formula="of:=AVERAGE([Overview.B246:.KK246])" office:value-type="float" office:value="17.2">
            <text:p>17,2</text:p>
          </table:table-cell>
          <table:table-cell table:style-name="ce11" table:formula="of:=AVERAGE([Overview.B267:.KK267])" office:value-type="float" office:value="9.4">
            <text:p>9,4</text:p>
          </table:table-cell>
          <table:table-cell table:style-name="ce11" table:formula="of:=AVERAGE([Overview.B288:.KK288])" office:value-type="float" office:value="413.466666666667">
            <text:p>413,4666666667</text:p>
          </table:table-cell>
          <table:table-cell table:style-name="ce11" table:formula="of:=AVERAGE([Overview.B309:.KK309])" office:value-type="float" office:value="4573">
            <text:p>4573</text:p>
          </table:table-cell>
          <table:table-cell table:style-name="ce11" table:formula="of:=AVERAGE([Overview.B330:.KK330])" office:value-type="float" office:value="218">
            <text:p>218</text:p>
          </table:table-cell>
          <table:table-cell table:style-name="ce11" table:formula="of:=AVERAGE([Overview.B351:.KK351])" office:value-type="float" office:value="13.4666666666667">
            <text:p>13,4666666667</text:p>
          </table:table-cell>
          <table:table-cell table:style-name="ce13" table:formula="of:=AVERAGE([Overview.B372:.KK372])" office:value-type="float" office:value="15.3333333333333">
            <text:p>15,3333333333</text:p>
          </table:table-cell>
          <table:table-cell table:style-name="ce13" table:formula="of:=AVERAGE([Overview.B393:.KK393])" office:value-type="float" office:value="610">
            <text:p>610</text:p>
          </table:table-cell>
          <table:table-cell table:style-name="ce13" table:formula="of:=AVERAGE([Overview.B414:.KK414])" office:value-type="float" office:value="5160">
            <text:p>5160</text:p>
          </table:table-cell>
          <table:table-cell table:style-name="ce13" table:formula="of:=AVERAGE([Overview.B435:.KK435])" office:value-type="float" office:value="238.333333333333">
            <text:p>238,3333333333</text:p>
          </table:table-cell>
          <table:table-cell table:style-name="ce13" table:formula="of:=AVERAGE([Overview.B456:.KK456])" office:value-type="float" office:value="5.66666666666667">
            <text:p>5,6666666667</text:p>
          </table:table-cell>
          <table:table-cell table:style-name="ce18" table:formula="of:=AVERAGE([Overview.B477:.KK477])" office:value-type="float" office:value="10.3947368421053">
            <text:p>10,3947368421</text:p>
          </table:table-cell>
          <table:table-cell table:style-name="ce18" table:formula="of:=AVERAGE([Overview.B498:.KK498])" office:value-type="float" office:value="424.157894736842">
            <text:p>424,1578947368</text:p>
          </table:table-cell>
          <table:table-cell table:style-name="ce18" table:formula="of:=AVERAGE([Overview.B519:.KK519])" office:value-type="float" office:value="4531.71052631579">
            <text:p>4531,7105263158</text:p>
          </table:table-cell>
          <table:table-cell table:style-name="ce18" table:formula="of:=AVERAGE([Overview.B540:.KK540])" office:value-type="float" office:value="210.947368421053">
            <text:p>210,9473684211</text:p>
          </table:table-cell>
          <table:table-cell table:style-name="ce18" table:formula="of:=AVERAGE([Overview.B561:.KK561])" office:value-type="float" office:value="22.1842105263158">
            <text:p>22,1842105263</text:p>
          </table:table-cell>
        </table:table-row>
        <table:table-row table:style-name="ro1">
          <table:table-cell table:style-name="ce5" office:value-type="float" office:value="19">
            <text:p>19</text:p>
          </table:table-cell>
          <table:table-cell table:style-name="ce7" table:formula="of:=AVERAGE([Overview.B58:.KK58])" office:value-type="float" office:value="9.7">
            <text:p>9,7</text:p>
          </table:table-cell>
          <table:table-cell table:style-name="ce7" table:formula="of:=AVERAGE([Overview.B79:.KK79])" office:value-type="float" office:value="445.5">
            <text:p>445,5</text:p>
          </table:table-cell>
          <table:table-cell table:style-name="ce7" table:formula="of:=AVERAGE([Overview.B100:.KK100])" office:value-type="float" office:value="5197">
            <text:p>5197</text:p>
          </table:table-cell>
          <table:table-cell table:style-name="ce7" table:formula="of:=AVERAGE([Overview.B121:.KK121])" office:value-type="float" office:value="228.2">
            <text:p>228,2</text:p>
          </table:table-cell>
          <table:table-cell table:style-name="ce7" table:formula="of:=AVERAGE([Overview.B142:.KK142])" office:value-type="float" office:value="24.3">
            <text:p>24,3</text:p>
          </table:table-cell>
          <table:table-cell table:style-name="ce9" table:formula="of:=AVERAGE([Overview.B163:.KK163])" office:value-type="float" office:value="11.3571428571429">
            <text:p>11,3571428571</text:p>
          </table:table-cell>
          <table:table-cell table:style-name="ce9" table:formula="of:=AVERAGE([Overview.B184:.KK184])" office:value-type="float" office:value="514.571428571429">
            <text:p>514,5714285714</text:p>
          </table:table-cell>
          <table:table-cell table:style-name="ce9" table:formula="of:=AVERAGE([Overview.B205:.KK205])" office:value-type="float" office:value="5594.64285714286">
            <text:p>5594,6428571429</text:p>
          </table:table-cell>
          <table:table-cell table:style-name="ce9" table:formula="of:=AVERAGE([Overview.B226:.KK226])" office:value-type="float" office:value="225.5">
            <text:p>225,5</text:p>
          </table:table-cell>
          <table:table-cell table:style-name="ce9" table:formula="of:=AVERAGE([Overview.B247:.KK247])" office:value-type="float" office:value="17.5">
            <text:p>17,5</text:p>
          </table:table-cell>
          <table:table-cell table:style-name="ce11" table:formula="of:=AVERAGE([Overview.B268:.KK268])" office:value-type="float" office:value="10.7777777777778">
            <text:p>10,7777777778</text:p>
          </table:table-cell>
          <table:table-cell table:style-name="ce11" table:formula="of:=AVERAGE([Overview.B289:.KK289])" office:value-type="float" office:value="512.222222222222">
            <text:p>512,2222222222</text:p>
          </table:table-cell>
          <table:table-cell table:style-name="ce11" table:formula="of:=AVERAGE([Overview.B310:.KK310])" office:value-type="float" office:value="5587.77777777778">
            <text:p>5587,7777777778</text:p>
          </table:table-cell>
          <table:table-cell table:style-name="ce11" table:formula="of:=AVERAGE([Overview.B331:.KK331])" office:value-type="float" office:value="215.666666666667">
            <text:p>215,6666666667</text:p>
          </table:table-cell>
          <table:table-cell table:style-name="ce11" table:formula="of:=AVERAGE([Overview.B352:.KK352])" office:value-type="float" office:value="19.5555555555556">
            <text:p>19,5555555556</text:p>
          </table:table-cell>
          <table:table-cell table:style-name="ce13" table:formula="of:=AVERAGE([Overview.B373:.KK373])" office:value-type="float" office:value="11">
            <text:p>11</text:p>
          </table:table-cell>
          <table:table-cell table:style-name="ce13" table:formula="of:=AVERAGE([Overview.B394:.KK394])" office:value-type="float" office:value="451.583333333333">
            <text:p>451,5833333333</text:p>
          </table:table-cell>
          <table:table-cell table:style-name="ce13" table:formula="of:=AVERAGE([Overview.B415:.KK415])" office:value-type="float" office:value="5372.91666666667">
            <text:p>5372,9166666667</text:p>
          </table:table-cell>
          <table:table-cell table:style-name="ce13" table:formula="of:=AVERAGE([Overview.B436:.KK436])" office:value-type="float" office:value="228.583333333333">
            <text:p>228,5833333333</text:p>
          </table:table-cell>
          <table:table-cell table:style-name="ce13" table:formula="of:=AVERAGE([Overview.B457:.KK457])" office:value-type="float" office:value="21.9166666666667">
            <text:p>21,9166666667</text:p>
          </table:table-cell>
          <table:table-cell table:style-name="ce18" table:formula="of:=AVERAGE([Overview.B478:.KK478])" office:value-type="float" office:value="11.0526315789474">
            <text:p>11,0526315789</text:p>
          </table:table-cell>
          <table:table-cell table:style-name="ce18" table:formula="of:=AVERAGE([Overview.B499:.KK499])" office:value-type="float" office:value="489.842105263158">
            <text:p>489,8421052632</text:p>
          </table:table-cell>
          <table:table-cell table:style-name="ce18" table:formula="of:=AVERAGE([Overview.B520:.KK520])" office:value-type="float" office:value="5297.63157894737">
            <text:p>5297,6315789474</text:p>
          </table:table-cell>
          <table:table-cell table:style-name="ce18" table:formula="of:=AVERAGE([Overview.B541:.KK541])" office:value-type="float" office:value="222.052631578947">
            <text:p>222,0526315789</text:p>
          </table:table-cell>
          <table:table-cell table:style-name="ce18" table:formula="of:=AVERAGE([Overview.B562:.KK562])" office:value-type="float" office:value="21.7368421052632">
            <text:p>21,7368421053</text:p>
          </table:table-cell>
        </table:table-row>
        <table:table-row table:style-name="ro1">
          <table:table-cell table:style-name="ce5" office:value-type="float" office:value="20">
            <text:p>20</text:p>
          </table:table-cell>
          <table:table-cell table:style-name="ce7" table:formula="of:=AVERAGE([Overview.B59:.KK59])" office:value-type="float" office:value="12">
            <text:p>12</text:p>
          </table:table-cell>
          <table:table-cell table:style-name="ce7" table:formula="of:=AVERAGE([Overview.B80:.KK80])" office:value-type="float" office:value="618">
            <text:p>618</text:p>
          </table:table-cell>
          <table:table-cell table:style-name="ce7" table:formula="of:=AVERAGE([Overview.B101:.KK101])" office:value-type="float" office:value="6350">
            <text:p>6350</text:p>
          </table:table-cell>
          <table:table-cell table:style-name="ce7" table:formula="of:=AVERAGE([Overview.B122:.KK122])" office:value-type="float" office:value="258">
            <text:p>258</text:p>
          </table:table-cell>
          <table:table-cell table:style-name="ce7" table:formula="of:=AVERAGE([Overview.B143:.KK143])" office:value-type="float" office:value="1">
            <text:p>1</text:p>
          </table:table-cell>
          <table:table-cell table:style-name="ce9" table:formula="of:=AVERAGE([Overview.B164:.KK164])" office:value-type="float" office:value="14.3333333333333">
            <text:p>14,3333333333</text:p>
          </table:table-cell>
          <table:table-cell table:style-name="ce9" table:formula="of:=AVERAGE([Overview.B185:.KK185])" office:value-type="float" office:value="734.666666666667">
            <text:p>734,6666666667</text:p>
          </table:table-cell>
          <table:table-cell table:style-name="ce9" table:formula="of:=AVERAGE([Overview.B206:.KK206])" office:value-type="float" office:value="6411.66666666667">
            <text:p>6411,6666666667</text:p>
          </table:table-cell>
          <table:table-cell table:style-name="ce9" table:formula="of:=AVERAGE([Overview.B227:.KK227])" office:value-type="float" office:value="176.333333333333">
            <text:p>176,3333333333</text:p>
          </table:table-cell>
          <table:table-cell table:style-name="ce9" table:formula="of:=AVERAGE([Overview.B248:.KK248])" office:value-type="float" office:value="31.6666666666667">
            <text:p>31,6666666667</text:p>
          </table:table-cell>
          <table:table-cell table:style-name="ce11" table:formula="of:=AVERAGE([Overview.B269:.KK269])" office:value-type="float" office:value="12">
            <text:p>12</text:p>
          </table:table-cell>
          <table:table-cell table:style-name="ce11" table:formula="of:=AVERAGE([Overview.B290:.KK290])" office:value-type="float" office:value="623">
            <text:p>623</text:p>
          </table:table-cell>
          <table:table-cell table:style-name="ce11" table:formula="of:=AVERAGE([Overview.B311:.KK311])" office:value-type="float" office:value="7005">
            <text:p>7005</text:p>
          </table:table-cell>
          <table:table-cell table:style-name="ce11" table:formula="of:=AVERAGE([Overview.B332:.KK332])" office:value-type="float" office:value="268">
            <text:p>268</text:p>
          </table:table-cell>
          <table:table-cell table:style-name="ce11" table:formula="of:=AVERAGE([Overview.B353:.KK353])" office:value-type="float" office:value="4">
            <text:p>4</text:p>
          </table:table-cell>
          <table:table-cell table:style-name="ce13" table:formula="of:=AVERAGE([Overview.B374:.KK374])" office:value-type="float" office:value="13">
            <text:p>13</text:p>
          </table:table-cell>
          <table:table-cell table:style-name="ce13" table:formula="of:=AVERAGE([Overview.B395:.KK395])" office:value-type="float" office:value="665">
            <text:p>665</text:p>
          </table:table-cell>
          <table:table-cell table:style-name="ce13" table:formula="of:=AVERAGE([Overview.B416:.KK416])" office:value-type="float" office:value="6717.5">
            <text:p>6717,5</text:p>
          </table:table-cell>
          <table:table-cell table:style-name="ce13" table:formula="of:=AVERAGE([Overview.B437:.KK437])" office:value-type="float" office:value="248">
            <text:p>248</text:p>
          </table:table-cell>
          <table:table-cell table:style-name="ce13" table:formula="of:=AVERAGE([Overview.B458:.KK458])" office:value-type="float" office:value="13.5">
            <text:p>13,5</text:p>
          </table:table-cell>
          <table:table-cell table:style-name="ce18" table:formula="of:=AVERAGE([Overview.B479:.KK479])" office:value-type="float" office:value="10.7647058823529">
            <text:p>10,7647058824</text:p>
          </table:table-cell>
          <table:table-cell table:style-name="ce18" table:formula="of:=AVERAGE([Overview.B500:.KK500])" office:value-type="float" office:value="547.294117647059">
            <text:p>547,2941176471</text:p>
          </table:table-cell>
          <table:table-cell table:style-name="ce18" table:formula="of:=AVERAGE([Overview.B521:.KK521])" office:value-type="float" office:value="6417.94117647059">
            <text:p>6417,9411764706</text:p>
          </table:table-cell>
          <table:table-cell table:style-name="ce18" table:formula="of:=AVERAGE([Overview.B542:.KK542])" office:value-type="float" office:value="230.529411764706">
            <text:p>230,5294117647</text:p>
          </table:table-cell>
          <table:table-cell table:style-name="ce18" table:formula="of:=AVERAGE([Overview.B563:.KK563])" office:value-type="float" office:value="26.2352941176471">
            <text:p>26,2352941176</text:p>
          </table:table-cell>
        </table:table-row>
        <table:table-row table:style-name="ro1">
          <table:table-cell table:style-name="ce5" office:value-type="float" office:value="21">
            <text:p>21</text:p>
          </table:table-cell>
          <table:table-cell table:style-name="ce7" table:formula="of:=AVERAGE([Overview.B60:.KK60])" office:value-type="float" office:value="18.3333333333333">
            <text:p>18,3333333333</text:p>
          </table:table-cell>
          <table:table-cell table:style-name="ce7" table:formula="of:=AVERAGE([Overview.B81:.KK81])" office:value-type="float" office:value="1072.66666666667">
            <text:p>1072,6666666667</text:p>
          </table:table-cell>
          <table:table-cell table:style-name="ce7" table:formula="of:=AVERAGE([Overview.B102:.KK102])" office:value-type="float" office:value="8650">
            <text:p>8650</text:p>
          </table:table-cell>
          <table:table-cell table:style-name="ce7" table:formula="of:=AVERAGE([Overview.B123:.KK123])" office:value-type="float" office:value="280.333333333333">
            <text:p>280,3333333333</text:p>
          </table:table-cell>
          <table:table-cell table:style-name="ce7" table:formula="of:=AVERAGE([Overview.B144:.KK144])" office:value-type="float" office:value="21.3333333333333">
            <text:p>21,3333333333</text:p>
          </table:table-cell>
          <table:table-cell table:style-name="ce9" table:formula="of:=AVERAGE([Overview.B165:.KK165])" office:value-type="float" office:value="0">
            <text:p>#DIV/0!</text:p>
          </table:table-cell>
          <table:table-cell table:style-name="ce9" table:formula="of:=AVERAGE([Overview.B186:.KK186])" office:value-type="float" office:value="0">
            <text:p>#DIV/0!</text:p>
          </table:table-cell>
          <table:table-cell table:style-name="ce9" table:formula="of:=AVERAGE([Overview.B207:.KK207])" office:value-type="float" office:value="0">
            <text:p>#DIV/0!</text:p>
          </table:table-cell>
          <table:table-cell table:style-name="ce9" table:formula="of:=AVERAGE([Overview.B228:.KK228])" office:value-type="float" office:value="0">
            <text:p>#DIV/0!</text:p>
          </table:table-cell>
          <table:table-cell table:style-name="ce9" table:formula="of:=AVERAGE([Overview.B249:.KK249])" office:value-type="float" office:value="0">
            <text:p>#DIV/0!</text:p>
          </table:table-cell>
          <table:table-cell table:style-name="ce11" table:formula="of:=AVERAGE([Overview.B270:.KK270])" office:value-type="float" office:value="14.5">
            <text:p>14,5</text:p>
          </table:table-cell>
          <table:table-cell table:style-name="ce11" table:formula="of:=AVERAGE([Overview.B291:.KK291])" office:value-type="float" office:value="919.5">
            <text:p>919,5</text:p>
          </table:table-cell>
          <table:table-cell table:style-name="ce11" table:formula="of:=AVERAGE([Overview.B312:.KK312])" office:value-type="float" office:value="8502.5">
            <text:p>8502,5</text:p>
          </table:table-cell>
          <table:table-cell table:style-name="ce11" table:formula="of:=AVERAGE([Overview.B333:.KK333])" office:value-type="float" office:value="239.5">
            <text:p>239,5</text:p>
          </table:table-cell>
          <table:table-cell table:style-name="ce11" table:formula="of:=AVERAGE([Overview.B354:.KK354])" office:value-type="float" office:value="20">
            <text:p>20</text:p>
          </table:table-cell>
          <table:table-cell table:style-name="ce13" table:formula="of:=AVERAGE([Overview.B375:.KK375])" office:value-type="float" office:value="15">
            <text:p>15</text:p>
          </table:table-cell>
          <table:table-cell table:style-name="ce13" table:formula="of:=AVERAGE([Overview.B396:.KK396])" office:value-type="float" office:value="870">
            <text:p>870</text:p>
          </table:table-cell>
          <table:table-cell table:style-name="ce13" table:formula="of:=AVERAGE([Overview.B417:.KK417])" office:value-type="float" office:value="8740">
            <text:p>8740</text:p>
          </table:table-cell>
          <table:table-cell table:style-name="ce13" table:formula="of:=AVERAGE([Overview.B438:.KK438])" office:value-type="float" office:value="294">
            <text:p>294</text:p>
          </table:table-cell>
          <table:table-cell table:style-name="ce13" table:formula="of:=AVERAGE([Overview.B459:.KK459])" office:value-type="float" office:value="3">
            <text:p>3</text:p>
          </table:table-cell>
          <table:table-cell table:style-name="ce18" table:formula="of:=AVERAGE([Overview.B480:.KK480])" office:value-type="float" office:value="10">
            <text:p>10</text:p>
          </table:table-cell>
          <table:table-cell table:style-name="ce18" table:formula="of:=AVERAGE([Overview.B501:.KK501])" office:value-type="float" office:value="714">
            <text:p>714</text:p>
          </table:table-cell>
          <table:table-cell table:style-name="ce18" table:formula="of:=AVERAGE([Overview.B522:.KK522])" office:value-type="float" office:value="7817.5">
            <text:p>7817,5</text:p>
          </table:table-cell>
          <table:table-cell table:style-name="ce18" table:formula="of:=AVERAGE([Overview.B543:.KK543])" office:value-type="float" office:value="246">
            <text:p>246</text:p>
          </table:table-cell>
          <table:table-cell table:style-name="ce18" table:formula="of:=AVERAGE([Overview.B564:.KK564])" office:value-type="float" office:value="49">
            <text:p>49</text:p>
          </table:table-cell>
        </table:table-row>
        <table:table-row table:style-name="ro1">
          <table:table-cell table:style-name="ce4" office:value-type="string">
            <text:p>Level</text:p>
          </table:table-cell>
          <table:table-cell table:style-name="ce6" office:value-type="string">
            <text:p>Worker</text:p>
          </table:table-cell>
          <table:table-cell table:style-name="ce6" office:value-type="string">
            <text:p>Income</text:p>
          </table:table-cell>
          <table:table-cell table:style-name="ce6" office:value-type="string">
            <text:p>Value</text:p>
          </table:table-cell>
          <table:table-cell table:style-name="ce6" office:value-type="string">
            <text:p>Kills</text:p>
          </table:table-cell>
          <table:table-cell table:style-name="ce6" office:value-type="string">
            <text:p>Leaks</text:p>
          </table:table-cell>
          <table:table-cell table:style-name="ce8" office:value-type="string">
            <text:p>Worker</text:p>
          </table:table-cell>
          <table:table-cell table:style-name="ce8" office:value-type="string">
            <text:p>Income</text:p>
          </table:table-cell>
          <table:table-cell table:style-name="ce8" office:value-type="string">
            <text:p>Value</text:p>
          </table:table-cell>
          <table:table-cell table:style-name="ce8" office:value-type="string">
            <text:p>Kills</text:p>
          </table:table-cell>
          <table:table-cell table:style-name="ce8" office:value-type="string">
            <text:p>Leaks</text:p>
          </table:table-cell>
          <table:table-cell table:style-name="ce10" office:value-type="string">
            <text:p>Worker</text:p>
          </table:table-cell>
          <table:table-cell table:style-name="ce10" office:value-type="string">
            <text:p>Income</text:p>
          </table:table-cell>
          <table:table-cell table:style-name="ce10" office:value-type="string">
            <text:p>Value</text:p>
          </table:table-cell>
          <table:table-cell table:style-name="ce10" office:value-type="string">
            <text:p>Kills</text:p>
          </table:table-cell>
          <table:table-cell table:style-name="ce10" office:value-type="string">
            <text:p>Leaks</text:p>
          </table:table-cell>
          <table:table-cell table:style-name="ce12" office:value-type="string">
            <text:p>Worker</text:p>
          </table:table-cell>
          <table:table-cell table:style-name="ce12" office:value-type="string">
            <text:p>Income</text:p>
          </table:table-cell>
          <table:table-cell table:style-name="ce12" office:value-type="string">
            <text:p>Value</text:p>
          </table:table-cell>
          <table:table-cell table:style-name="ce12" office:value-type="string">
            <text:p>Kills</text:p>
          </table:table-cell>
          <table:table-cell table:style-name="ce12" office:value-type="string">
            <text:p>Leaks</text:p>
          </table:table-cell>
          <table:table-cell table:style-name="ce17" office:value-type="string">
            <text:p>Worker</text:p>
          </table:table-cell>
          <table:table-cell table:style-name="ce17" office:value-type="string">
            <text:p>Income</text:p>
          </table:table-cell>
          <table:table-cell table:style-name="ce17" office:value-type="string">
            <text:p>Value</text:p>
          </table:table-cell>
          <table:table-cell table:style-name="ce17" office:value-type="string">
            <text:p>Kills</text:p>
          </table:table-cell>
          <table:table-cell table:style-name="ce17" office:value-type="string">
            <text:p>Leaks</text:p>
          </table:table-cell>
        </table:table-row>
        <table:table-row table:style-name="ro1">
          <table:table-cell>
            <draw:frame table:end-cell-address="Graph.T78" table:end-x="0.672cm" table:end-y="0.012cm" draw:z-index="0" draw:style-name="gr1" draw:text-style-name="P1" svg:width="42.459cm" svg:height="24.157cm" svg:x="0.047cm" svg:y="0.243cm">
              <draw:object draw:notify-on-update-of-ranges="Graph.B1:Graph.B1 Graph.B2:Graph.B22 Graph.G1:Graph.G1 Graph.G2:Graph.G22 Graph.L1:Graph.L1 Graph.L2:Graph.L22 Graph.Q1:Graph.Q1 Graph.Q2:Graph.Q22 Graph.V1:Graph.V1 Graph.V2:Graph.V22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25"/>
        </table:table-row>
        <table:table-row table:style-name="ro1" table:number-rows-repeated="53">
          <table:table-cell table:number-columns-repeated="26"/>
        </table:table-row>
        <table:table-row table:style-name="ro1">
          <table:table-cell>
            <draw:frame table:end-cell-address="Graph.T128" table:end-x="0.644cm" table:end-y="0.242cm" draw:z-index="1" draw:style-name="gr1" draw:text-style-name="P1" svg:width="42.478cm" svg:height="22.732cm" svg:x="0cm" svg:y="0.091cm">
              <draw:object draw:notify-on-update-of-ranges="Graph.C1:Graph.C1 Graph.C2:Graph.C23 Graph.H1:Graph.H1 Graph.H2:Graph.H23 Graph.M1:Graph.M1 Graph.M2:Graph.M23 Graph.R1:Graph.R1 Graph.R2:Graph.R23 Graph.W1:Graph.W1 Graph.W2:Graph.W23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25"/>
        </table:table-row>
        <table:table-row table:style-name="ro1" table:number-rows-repeated="49">
          <table:table-cell table:number-columns-repeated="26"/>
        </table:table-row>
        <table:table-row table:style-name="ro1">
          <table:table-cell>
            <draw:frame table:end-cell-address="Graph.T175" table:end-x="0.616cm" table:end-y="0.07cm" draw:z-index="2" draw:style-name="gr1" draw:text-style-name="P1" svg:width="42.45cm" svg:height="20.966cm" svg:x="0cm" svg:y="0.33cm">
              <draw:object draw:notify-on-update-of-ranges="Graph.D1:Graph.D1 Graph.D2:Graph.D23 Graph.I1:Graph.I1 Graph.I2:Graph.I23 Graph.N1:Graph.N1 Graph.N2:Graph.N23 Graph.S1:Graph.S1 Graph.S2:Graph.S23 Graph.X1:Graph.X1 Graph.X2:Graph.X23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25"/>
        </table:table-row>
        <table:table-row table:style-name="ro1" table:number-rows-repeated="46">
          <table:table-cell table:number-columns-repeated="26"/>
        </table:table-row>
        <table:table-row table:style-name="ro1">
          <table:table-cell>
            <draw:frame table:end-cell-address="Graph.T219" table:end-x="0.554cm" table:end-y="0.259cm" draw:z-index="3" draw:style-name="gr1" draw:text-style-name="P1" svg:width="42.388cm" svg:height="20.032cm" svg:x="0cm" svg:y="0.099cm">
              <draw:object draw:notify-on-update-of-ranges="Graph.E1:Graph.E1 Graph.E2:Graph.E23 Graph.J1:Graph.J1 Graph.J2:Graph.J23 Graph.O1:Graph.O1 Graph.O2:Graph.O23 Graph.T1:Graph.T1 Graph.T2:Graph.T23 Graph.Y1:Graph.Y1 Graph.Y2:Graph.Y23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25"/>
        </table:table-row>
        <table:table-row table:style-name="ro1" table:number-rows-repeated="43">
          <table:table-cell table:number-columns-repeated="26"/>
        </table:table-row>
        <table:table-row table:style-name="ro1">
          <table:table-cell>
            <draw:frame table:end-cell-address="Graph.T273" table:end-x="0.461cm" table:end-y="0.3cm" draw:z-index="4" draw:style-name="gr1" draw:text-style-name="P1" svg:width="42.295cm" svg:height="24.369cm" svg:x="0cm" svg:y="0.319cm">
              <draw:object draw:notify-on-update-of-ranges="Graph.F1:Graph.F1 Graph.F2:Graph.F23 Graph.K1:Graph.K1 Graph.K2:Graph.K23 Graph.P1:Graph.P1 Graph.P2:Graph.P23 Graph.U1:Graph.U1 Graph.U2:Graph.U23 Graph.Z1:Graph.Z1 Graph.Z2:Graph.Z23" xlink:href="./Object 6" xlink:type="simple" xlink:show="embed" xlink:actuate="onLoad">
                <t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25"/>
        </table:table-row>
        <table:table-row table:style-name="ro1" table:number-rows-repeated="46">
          <table:table-cell table:number-columns-repeated="26"/>
        </table:table-row>
        <table:table-row table:style-name="ro1">
          <table:table-cell table:number-columns-repeated="20"/>
          <table:table-cell office:value-type="string">
            <text:p>Gesamt:</text:p>
          </table:table-cell>
          <table:table-cell table:formula="of:=SUM([.V267:.V271])" office:value-type="float" office:value="1942">
            <text:p>1942</text:p>
          </table:table-cell>
          <table:table-cell table:number-columns-repeated="4"/>
        </table:table-row>
        <table:table-row table:style-name="ro1">
          <table:table-cell table:number-columns-repeated="20"/>
          <table:table-cell table:style-name="ce14" office:value-type="string">
            <text:p>Element</text:p>
          </table:table-cell>
          <table:table-cell table:style-name="ce19" table:formula="of:=AVERAGE([Overview.B9:.KK9])" office:value-type="float" office:value="282">
            <text:p>282</text:p>
          </table:table-cell>
          <table:table-cell table:style-name="ce21" office:value-type="string">
            <text:p>Picks</text:p>
          </table:table-cell>
          <table:table-cell table:formula="of:=([.V267]/[.V266])*100" office:value-type="float" office:value="14.5211122554068">
            <text:p>14,5211122554</text:p>
          </table:table-cell>
          <table:table-cell table:number-columns-repeated="2"/>
        </table:table-row>
        <table:table-row table:style-name="ro1">
          <table:table-cell table:number-columns-repeated="20"/>
          <table:table-cell table:style-name="ce15" office:value-type="string">
            <text:p>Grove</text:p>
          </table:table-cell>
          <table:table-cell table:formula="of:=AVERAGE([Overview.B10:.KK10])" office:value-type="float" office:value="196">
            <text:p>196</text:p>
          </table:table-cell>
          <table:table-cell table:style-name="ce22"/>
          <table:table-cell table:formula="of:=([.V268]/[.V266])*100" office:value-type="float" office:value="10.0926879505664">
            <text:p>10,0926879506</text:p>
          </table:table-cell>
          <table:table-cell table:number-columns-repeated="2"/>
        </table:table-row>
        <table:table-row table:style-name="ro1">
          <table:table-cell table:number-columns-repeated="20"/>
          <table:table-cell table:style-name="ce15" office:value-type="string">
            <text:p>Mech</text:p>
          </table:table-cell>
          <table:table-cell table:formula="of:=AVERAGE([Overview.B11:.KK11])" office:value-type="float" office:value="264">
            <text:p>264</text:p>
          </table:table-cell>
          <table:table-cell table:style-name="ce22"/>
          <table:table-cell table:formula="of:=([.V269]/[.V266])*100" office:value-type="float" office:value="13.5942327497425">
            <text:p>13,5942327497</text:p>
          </table:table-cell>
          <table:table-cell table:number-columns-repeated="2"/>
        </table:table-row>
        <table:table-row table:style-name="ro1">
          <table:table-cell table:number-columns-repeated="20"/>
          <table:table-cell table:style-name="ce15" office:value-type="string">
            <text:p>Forsaken</text:p>
          </table:table-cell>
          <table:table-cell table:formula="of:=AVERAGE([Overview.B12:.KK12])" office:value-type="float" office:value="204">
            <text:p>204</text:p>
          </table:table-cell>
          <table:table-cell table:style-name="ce22"/>
          <table:table-cell table:formula="of:=([.V270]/[.V266])*100" office:value-type="float" office:value="10.5046343975283">
            <text:p>10,5046343975</text:p>
          </table:table-cell>
          <table:table-cell table:number-columns-repeated="2"/>
        </table:table-row>
        <table:table-row table:style-name="ro1">
          <table:table-cell table:number-columns-repeated="20"/>
          <table:table-cell table:style-name="ce16" office:value-type="string">
            <text:p>Mastermind</text:p>
          </table:table-cell>
          <table:table-cell table:style-name="ce20" table:formula="of:=AVERAGE([Overview.B13:.KK13])" office:value-type="float" office:value="996">
            <text:p>996</text:p>
          </table:table-cell>
          <table:table-cell table:style-name="ce24"/>
          <table:table-cell table:formula="of:=([.V271]/[.V266])*100" office:value-type="float" office:value="51.2873326467559">
            <text:p>51,2873326468</text:p>
          </table:table-cell>
          <table:table-cell table:number-columns-repeated="2"/>
        </table:table-row>
        <table:table-row table:style-name="ro1">
          <table:table-cell table:number-columns-repeated="20"/>
          <table:table-cell table:style-name="ce14" office:value-type="string">
            <text:p>Element</text:p>
          </table:table-cell>
          <table:table-cell table:style-name="ce19" table:formula="of:=AVERAGE([Overview.B14:.KK14])" office:value-type="float" office:value="157">
            <text:p>157</text:p>
          </table:table-cell>
          <table:table-cell table:style-name="ce21" office:value-type="string">
            <text:p>Wins</text:p>
          </table:table-cell>
          <table:table-cell table:formula="of:=([.V272]/[.V267])*100" office:value-type="float" office:value="55.6737588652482">
            <text:p>55,6737588652</text:p>
          </table:table-cell>
          <table:table-cell table:number-columns-repeated="2"/>
        </table:table-row>
        <table:table-row table:style-name="ro1">
          <table:table-cell>
            <draw:frame table:end-cell-address="Graph.T320" table:end-x="0.214cm" table:end-y="0.237cm" draw:z-index="5" draw:style-name="gr1" draw:text-style-name="P1" svg:width="42.017cm" svg:height="21.048cm" svg:x="0.031cm" svg:y="0.415cm">
              <draw:object draw:notify-on-update-of-ranges="Graph.U267:Graph.U271 Graph.X267:Graph.X271" xlink:href="./Object 7" xlink:type="simple" xlink:show="embed" xlink:actuate="onLoad">
                <t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19"/>
          <table:table-cell table:style-name="ce15" office:value-type="string">
            <text:p>Grove</text:p>
          </table:table-cell>
          <table:table-cell table:formula="of:=AVERAGE([Overview.B15:.KK15])" office:value-type="float" office:value="105">
            <text:p>105</text:p>
          </table:table-cell>
          <table:table-cell table:style-name="ce22"/>
          <table:table-cell table:formula="of:=([.V273]/[.V268])*100" office:value-type="float" office:value="53.5714285714286">
            <text:p>53,5714285714</text:p>
          </table:table-cell>
          <table:table-cell table:number-columns-repeated="2"/>
        </table:table-row>
        <table:table-row table:style-name="ro1">
          <table:table-cell table:number-columns-repeated="20"/>
          <table:table-cell table:style-name="ce15" office:value-type="string">
            <text:p>Mech</text:p>
          </table:table-cell>
          <table:table-cell table:formula="of:=AVERAGE([Overview.B16:.KK16])" office:value-type="float" office:value="154">
            <text:p>154</text:p>
          </table:table-cell>
          <table:table-cell table:style-name="ce22"/>
          <table:table-cell table:formula="of:=([.V274]/[.V269])*100" office:value-type="float" office:value="58.3333333333333">
            <text:p>58,3333333333</text:p>
          </table:table-cell>
          <table:table-cell table:number-columns-repeated="2"/>
        </table:table-row>
        <table:table-row table:style-name="ro1">
          <table:table-cell table:number-columns-repeated="20"/>
          <table:table-cell table:style-name="ce15" office:value-type="string">
            <text:p>Forsaken</text:p>
          </table:table-cell>
          <table:table-cell table:formula="of:=AVERAGE([Overview.B17:.KK17])" office:value-type="float" office:value="104">
            <text:p>104</text:p>
          </table:table-cell>
          <table:table-cell table:style-name="ce22"/>
          <table:table-cell table:formula="of:=([.V275]/[.V270])*100" office:value-type="float" office:value="50.9803921568627">
            <text:p>50,9803921569</text:p>
          </table:table-cell>
          <table:table-cell table:number-columns-repeated="2"/>
        </table:table-row>
        <table:table-row table:style-name="ro1">
          <table:table-cell table:number-columns-repeated="20"/>
          <table:table-cell table:style-name="ce16" office:value-type="string">
            <text:p>Mastermind</text:p>
          </table:table-cell>
          <table:table-cell table:style-name="ce20" table:formula="of:=AVERAGE([Overview.B18:.KK18])" office:value-type="float" office:value="452">
            <text:p>452</text:p>
          </table:table-cell>
          <table:table-cell table:style-name="ce24"/>
          <table:table-cell table:formula="of:=([.V276]/[.V271])*100" office:value-type="float" office:value="45.3815261044177">
            <text:p>45,3815261044</text:p>
          </table:table-cell>
          <table:table-cell table:number-columns-repeated="2"/>
        </table:table-row>
        <table:table-row table:style-name="ro1">
          <table:table-cell table:number-columns-repeated="20"/>
          <table:table-cell office:value-type="string">
            <text:p>Gesamt:</text:p>
          </table:table-cell>
          <table:table-cell table:formula="of:=SUM([.A272:.V276])" office:value-type="float" office:value="972">
            <text:p>972</text:p>
          </table:table-cell>
          <table:table-cell table:number-columns-repeated="4"/>
        </table:table-row>
        <table:table-row table:style-name="ro1" table:number-rows-repeated="42">
          <table:table-cell table:number-columns-repeated="26"/>
        </table:table-row>
        <table:table-row table:style-name="ro1">
          <table:table-cell>
            <draw:frame table:end-cell-address="Graph.T371" table:end-x="0.09cm" table:end-y="0.025cm" draw:z-index="6" draw:style-name="gr1" draw:text-style-name="P1" svg:width="41.831cm" svg:height="22.701cm" svg:x="0.093cm" svg:y="0.357cm">
              <draw:object draw:notify-on-update-of-ranges="Graph.U272:Graph.U276 Graph.X272:Graph.X276" xlink:href="./Object 8" xlink:type="simple" xlink:show="embed" xlink:actuate="onLoad">
                <text:p/>
              </draw:object>
              <draw:image xlink:href="./ObjectReplacements/Object 8" xlink:type="simple" xlink:show="embed" xlink:actuate="onLoad"/>
            </draw:frame>
          </table:table-cell>
          <table:table-cell table:number-columns-repeated="25"/>
        </table:table-row>
        <table:table-row table:style-name="ro1" table:number-rows-repeated="50">
          <table:table-cell table:number-columns-repeated="26"/>
        </table:table-row>
        <table:table-row table:style-name="ro1">
          <table:table-cell>
            <draw:frame table:end-cell-address="Graph.S419" table:end-x="2.232cm" table:end-y="0.382cm" draw:z-index="7" draw:style-name="gr1" draw:text-style-name="P1" svg:width="41.808cm" svg:height="21.956cm" svg:x="0cm" svg:y="0.104cm">
              <draw:object draw:notify-on-update-of-ranges="Graph.V373:Graph.V393" xlink:href="./Object 9" xlink:type="simple" xlink:show="embed" xlink:actuate="onLoad">
                <text:p/>
              </draw:object>
              <draw:image xlink:href="./ObjectReplacements/Object 9" xlink:type="simple" xlink:show="embed" xlink:actuate="onLoad"/>
            </draw:frame>
          </table:table-cell>
          <table:table-cell table:number-columns-repeated="25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20"/>
          <table:table-cell office:value-type="float" office:value="1">
            <text:p>1</text:p>
          </table:table-cell>
          <table:table-cell table:formula="of:=AVERAGE([Overview.B19:.KK19]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2">
            <text:p>2</text:p>
          </table:table-cell>
          <table:table-cell table:formula="of:=AVERAGE([Overview.B20:.KK20]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3">
            <text:p>3</text:p>
          </table:table-cell>
          <table:table-cell table:formula="of:=AVERAGE([Overview.B21:.KK21]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4">
            <text:p>4</text:p>
          </table:table-cell>
          <table:table-cell table:formula="of:=AVERAGE([Overview.B22:.KK22]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5">
            <text:p>5</text:p>
          </table:table-cell>
          <table:table-cell table:formula="of:=AVERAGE([Overview.B23:.KK23]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6">
            <text:p>6</text:p>
          </table:table-cell>
          <table:table-cell table:formula="of:=AVERAGE([Overview.B24:.KK24]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7">
            <text:p>7</text:p>
          </table:table-cell>
          <table:table-cell table:formula="of:=AVERAGE([Overview.B25:.KK25]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8">
            <text:p>8</text:p>
          </table:table-cell>
          <table:table-cell table:formula="of:=AVERAGE([Overview.B26:.KK26])" office:value-type="float" office:value="5">
            <text:p>5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9">
            <text:p>9</text:p>
          </table:table-cell>
          <table:table-cell table:formula="of:=AVERAGE([Overview.B27:.KK27])" office:value-type="float" office:value="5">
            <text:p>5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10">
            <text:p>10</text:p>
          </table:table-cell>
          <table:table-cell table:formula="of:=AVERAGE([Overview.B28:.KK28]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11">
            <text:p>11</text:p>
          </table:table-cell>
          <table:table-cell table:formula="of:=AVERAGE([Overview.B29:.KK29])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12">
            <text:p>12</text:p>
          </table:table-cell>
          <table:table-cell table:formula="of:=AVERAGE([Overview.B30:.KK30])" office:value-type="float" office:value="11">
            <text:p>11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13">
            <text:p>13</text:p>
          </table:table-cell>
          <table:table-cell table:formula="of:=AVERAGE([Overview.B31:.KK31])" office:value-type="float" office:value="68">
            <text:p>68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14">
            <text:p>14</text:p>
          </table:table-cell>
          <table:table-cell table:formula="of:=AVERAGE([Overview.B32:.KK32])" office:value-type="float" office:value="45">
            <text:p>45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15">
            <text:p>15</text:p>
          </table:table-cell>
          <table:table-cell table:formula="of:=AVERAGE([Overview.B33:.KK33])" office:value-type="float" office:value="11">
            <text:p>11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16">
            <text:p>16</text:p>
          </table:table-cell>
          <table:table-cell table:formula="of:=AVERAGE([Overview.B34:.KK34])" office:value-type="float" office:value="44">
            <text:p>44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17">
            <text:p>17</text:p>
          </table:table-cell>
          <table:table-cell table:formula="of:=AVERAGE([Overview.B35:.KK35])" office:value-type="float" office:value="24">
            <text:p>24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18">
            <text:p>18</text:p>
          </table:table-cell>
          <table:table-cell table:formula="of:=AVERAGE([Overview.B36:.KK36])" office:value-type="float" office:value="10">
            <text:p>10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19">
            <text:p>19</text:p>
          </table:table-cell>
          <table:table-cell table:formula="of:=AVERAGE([Overview.B37:.KK37])" office:value-type="float" office:value="8">
            <text:p>8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20">
            <text:p>20</text:p>
          </table:table-cell>
          <table:table-cell table:formula="of:=AVERAGE([Overview.B38:.KK38])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21">
            <text:p>21</text:p>
          </table:table-cell>
          <table:table-cell table:formula="of:=AVERAGE([Overview.B39:.KK39])" office:value-type="float" office:value="1">
            <text:p>1</text:p>
          </table:table-cell>
          <table:table-cell table:number-columns-repeated="4"/>
        </table:table-row>
      </table:table>
      <table:table table:name="Forsaken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Mech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Grove" table:style-name="ta1" table:print="false">
        <table:table-column table:style-name="co2" table:number-columns-repeated="6" table:default-cell-style-name="Default"/>
        <table:table-row table:style-name="ro3">
          <table:table-cell table:style-name="ce23" office:value-type="string">
            <text:p>Level</text:p>
          </table:table-cell>
          <table:table-cell table:style-name="ce23" office:value-type="string">
            <text:p>Worker</text:p>
          </table:table-cell>
          <table:table-cell table:style-name="ce23" office:value-type="string">
            <text:p>Income</text:p>
          </table:table-cell>
          <table:table-cell table:style-name="ce23" office:value-type="string">
            <text:p>Value</text:p>
          </table:table-cell>
          <table:table-cell table:style-name="ce23" office:value-type="string">
            <text:p>Kills</text:p>
          </table:table-cell>
          <table:table-cell table:style-name="ce23" office:value-type="string">
            <text:p>Leaks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AVERAGE([Graph.B40:.KG40])" office:value-type="float" office:value="0">
            <text:p>#DIV/0!</text:p>
          </table:table-cell>
          <table:table-cell table:formula="of:=AVERAGE([Graph.B61:.KG61])" office:value-type="float" office:value="0">
            <text:p>#DIV/0!</text:p>
          </table:table-cell>
          <table:table-cell table:formula="of:=AVERAGE([Graph.B82:.KG82])" office:value-type="float" office:value="0">
            <text:p>#DIV/0!</text:p>
          </table:table-cell>
          <table:table-cell table:formula="of:=AVERAGE([Graph.B103:.KG103])" office:value-type="float" office:value="0">
            <text:p>#DIV/0!</text:p>
          </table:table-cell>
          <table:table-cell table:formula="of:=AVERAGE([Graph.B124:.KG124])" office:value-type="float" office:value="0">
            <text:p>#DIV/0!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AVERAGE([Graph.B41:.KG41])" office:value-type="float" office:value="0">
            <text:p>#DIV/0!</text:p>
          </table:table-cell>
          <table:table-cell table:formula="of:=AVERAGE([Graph.B62:.KG62])" office:value-type="float" office:value="0">
            <text:p>#DIV/0!</text:p>
          </table:table-cell>
          <table:table-cell table:formula="of:=AVERAGE([Graph.B83:.KG83])" office:value-type="float" office:value="0">
            <text:p>#DIV/0!</text:p>
          </table:table-cell>
          <table:table-cell table:formula="of:=AVERAGE([Graph.B104:.KG104])" office:value-type="float" office:value="0">
            <text:p>#DIV/0!</text:p>
          </table:table-cell>
          <table:table-cell table:formula="of:=AVERAGE([Graph.B125:.KG125])" office:value-type="float" office:value="0">
            <text:p>#DIV/0!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AVERAGE([Graph.B42:.KG42])" office:value-type="float" office:value="0">
            <text:p>#DIV/0!</text:p>
          </table:table-cell>
          <table:table-cell table:formula="of:=AVERAGE([Graph.B63:.KG63])" office:value-type="float" office:value="0">
            <text:p>#DIV/0!</text:p>
          </table:table-cell>
          <table:table-cell table:formula="of:=AVERAGE([Graph.B84:.KG84])" office:value-type="float" office:value="0">
            <text:p>#DIV/0!</text:p>
          </table:table-cell>
          <table:table-cell table:formula="of:=AVERAGE([Graph.B105:.KG105])" office:value-type="float" office:value="0">
            <text:p>#DIV/0!</text:p>
          </table:table-cell>
          <table:table-cell table:formula="of:=AVERAGE([Graph.B126:.KG126])" office:value-type="float" office:value="0">
            <text:p>#DIV/0!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AVERAGE([Graph.B43:.KG43])" office:value-type="float" office:value="0">
            <text:p>#DIV/0!</text:p>
          </table:table-cell>
          <table:table-cell table:formula="of:=AVERAGE([Graph.B64:.KG64])" office:value-type="float" office:value="0">
            <text:p>#DIV/0!</text:p>
          </table:table-cell>
          <table:table-cell table:formula="of:=AVERAGE([Graph.B85:.KG85])" office:value-type="float" office:value="0">
            <text:p>#DIV/0!</text:p>
          </table:table-cell>
          <table:table-cell table:formula="of:=AVERAGE([Graph.B106:.KG106])" office:value-type="float" office:value="0">
            <text:p>#DIV/0!</text:p>
          </table:table-cell>
          <table:table-cell table:formula="of:=AVERAGE([Graph.B127:.KG127])" office:value-type="float" office:value="0">
            <text:p>#DIV/0!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AVERAGE([Graph.B44:.KG44])" office:value-type="float" office:value="0">
            <text:p>#DIV/0!</text:p>
          </table:table-cell>
          <table:table-cell table:formula="of:=AVERAGE([Graph.B65:.KG65])" office:value-type="float" office:value="0">
            <text:p>#DIV/0!</text:p>
          </table:table-cell>
          <table:table-cell table:formula="of:=AVERAGE([Graph.B86:.KG86])" office:value-type="float" office:value="0">
            <text:p>#DIV/0!</text:p>
          </table:table-cell>
          <table:table-cell table:formula="of:=AVERAGE([Graph.B107:.KG107])" office:value-type="float" office:value="0">
            <text:p>#DIV/0!</text:p>
          </table:table-cell>
          <table:table-cell table:formula="of:=AVERAGE([Graph.B128:.KG128])" office:value-type="float" office:value="0">
            <text:p>#DIV/0!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AVERAGE([Graph.B45:.KG45])" office:value-type="float" office:value="0">
            <text:p>#DIV/0!</text:p>
          </table:table-cell>
          <table:table-cell table:formula="of:=AVERAGE([Graph.B66:.KG66])" office:value-type="float" office:value="0">
            <text:p>#DIV/0!</text:p>
          </table:table-cell>
          <table:table-cell table:formula="of:=AVERAGE([Graph.B87:.KG87])" office:value-type="float" office:value="0">
            <text:p>#DIV/0!</text:p>
          </table:table-cell>
          <table:table-cell table:formula="of:=AVERAGE([Graph.B108:.KG108])" office:value-type="float" office:value="0">
            <text:p>#DIV/0!</text:p>
          </table:table-cell>
          <table:table-cell table:formula="of:=AVERAGE([Graph.B129:.KG129])" office:value-type="float" office:value="0">
            <text:p>#DIV/0!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AVERAGE([Graph.B46:.KG46])" office:value-type="float" office:value="0">
            <text:p>#DIV/0!</text:p>
          </table:table-cell>
          <table:table-cell table:formula="of:=AVERAGE([Graph.B67:.KG67])" office:value-type="float" office:value="0">
            <text:p>#DIV/0!</text:p>
          </table:table-cell>
          <table:table-cell table:formula="of:=AVERAGE([Graph.B88:.KG88])" office:value-type="float" office:value="0">
            <text:p>#DIV/0!</text:p>
          </table:table-cell>
          <table:table-cell table:formula="of:=AVERAGE([Graph.B109:.KG109])" office:value-type="float" office:value="0">
            <text:p>#DIV/0!</text:p>
          </table:table-cell>
          <table:table-cell table:formula="of:=AVERAGE([Graph.B130:.KG130])" office:value-type="float" office:value="0">
            <text:p>#DIV/0!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AVERAGE([Graph.B47:.KG47])" office:value-type="float" office:value="0">
            <text:p>#DIV/0!</text:p>
          </table:table-cell>
          <table:table-cell table:formula="of:=AVERAGE([Graph.B68:.KG68])" office:value-type="float" office:value="0">
            <text:p>#DIV/0!</text:p>
          </table:table-cell>
          <table:table-cell table:formula="of:=AVERAGE([Graph.B89:.KG89])" office:value-type="float" office:value="0">
            <text:p>#DIV/0!</text:p>
          </table:table-cell>
          <table:table-cell table:formula="of:=AVERAGE([Graph.B110:.KG110])" office:value-type="float" office:value="0">
            <text:p>#DIV/0!</text:p>
          </table:table-cell>
          <table:table-cell table:formula="of:=AVERAGE([Graph.B131:.KG131])" office:value-type="float" office:value="0">
            <text:p>#DIV/0!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AVERAGE([Graph.B48:.KG48])" office:value-type="float" office:value="0">
            <text:p>#DIV/0!</text:p>
          </table:table-cell>
          <table:table-cell table:formula="of:=AVERAGE([Graph.B69:.KG69])" office:value-type="float" office:value="0">
            <text:p>#DIV/0!</text:p>
          </table:table-cell>
          <table:table-cell table:formula="of:=AVERAGE([Graph.B90:.KG90])" office:value-type="float" office:value="0">
            <text:p>#DIV/0!</text:p>
          </table:table-cell>
          <table:table-cell table:formula="of:=AVERAGE([Graph.B111:.KG111])" office:value-type="float" office:value="0">
            <text:p>#DIV/0!</text:p>
          </table:table-cell>
          <table:table-cell table:formula="of:=AVERAGE([Graph.B132:.KG132])" office:value-type="float" office:value="0">
            <text:p>#DIV/0!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AVERAGE([Graph.B49:.KG49])" office:value-type="float" office:value="0">
            <text:p>#DIV/0!</text:p>
          </table:table-cell>
          <table:table-cell table:formula="of:=AVERAGE([Graph.B70:.KG70])" office:value-type="float" office:value="0">
            <text:p>#DIV/0!</text:p>
          </table:table-cell>
          <table:table-cell table:formula="of:=AVERAGE([Graph.B91:.KG91])" office:value-type="float" office:value="0">
            <text:p>#DIV/0!</text:p>
          </table:table-cell>
          <table:table-cell table:formula="of:=AVERAGE([Graph.B112:.KG112])" office:value-type="float" office:value="0">
            <text:p>#DIV/0!</text:p>
          </table:table-cell>
          <table:table-cell table:formula="of:=AVERAGE([Graph.B133:.KG133])" office:value-type="float" office:value="0">
            <text:p>#DIV/0!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AVERAGE([Graph.B50:.KG50])" office:value-type="float" office:value="0">
            <text:p>#DIV/0!</text:p>
          </table:table-cell>
          <table:table-cell table:formula="of:=AVERAGE([Graph.B71:.KG71])" office:value-type="float" office:value="0">
            <text:p>#DIV/0!</text:p>
          </table:table-cell>
          <table:table-cell table:formula="of:=AVERAGE([Graph.B92:.KG92])" office:value-type="float" office:value="0">
            <text:p>#DIV/0!</text:p>
          </table:table-cell>
          <table:table-cell table:formula="of:=AVERAGE([Graph.B113:.KG113])" office:value-type="float" office:value="0">
            <text:p>#DIV/0!</text:p>
          </table:table-cell>
          <table:table-cell table:formula="of:=AVERAGE([Graph.B134:.KG134])" office:value-type="float" office:value="0">
            <text:p>#DIV/0!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AVERAGE([Graph.B51:.KG51])" office:value-type="float" office:value="0">
            <text:p>#DIV/0!</text:p>
          </table:table-cell>
          <table:table-cell table:formula="of:=AVERAGE([Graph.B72:.KG72])" office:value-type="float" office:value="0">
            <text:p>#DIV/0!</text:p>
          </table:table-cell>
          <table:table-cell table:formula="of:=AVERAGE([Graph.B93:.KG93])" office:value-type="float" office:value="0">
            <text:p>#DIV/0!</text:p>
          </table:table-cell>
          <table:table-cell table:formula="of:=AVERAGE([Graph.B114:.KG114])" office:value-type="float" office:value="0">
            <text:p>#DIV/0!</text:p>
          </table:table-cell>
          <table:table-cell table:formula="of:=AVERAGE([Graph.B135:.KG135])" office:value-type="float" office:value="0">
            <text:p>#DIV/0!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AVERAGE([Graph.B52:.KG52])" office:value-type="float" office:value="0">
            <text:p>#DIV/0!</text:p>
          </table:table-cell>
          <table:table-cell table:formula="of:=AVERAGE([Graph.B73:.KG73])" office:value-type="float" office:value="0">
            <text:p>#DIV/0!</text:p>
          </table:table-cell>
          <table:table-cell table:formula="of:=AVERAGE([Graph.B94:.KG94])" office:value-type="float" office:value="0">
            <text:p>#DIV/0!</text:p>
          </table:table-cell>
          <table:table-cell table:formula="of:=AVERAGE([Graph.B115:.KG115])" office:value-type="float" office:value="0">
            <text:p>#DIV/0!</text:p>
          </table:table-cell>
          <table:table-cell table:formula="of:=AVERAGE([Graph.B136:.KG136])" office:value-type="float" office:value="0">
            <text:p>#DIV/0!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AVERAGE([Graph.B53:.KG53])" office:value-type="float" office:value="0">
            <text:p>#DIV/0!</text:p>
          </table:table-cell>
          <table:table-cell table:formula="of:=AVERAGE([Graph.B74:.KG74])" office:value-type="float" office:value="0">
            <text:p>#DIV/0!</text:p>
          </table:table-cell>
          <table:table-cell table:formula="of:=AVERAGE([Graph.B95:.KG95])" office:value-type="float" office:value="0">
            <text:p>#DIV/0!</text:p>
          </table:table-cell>
          <table:table-cell table:formula="of:=AVERAGE([Graph.B116:.KG116])" office:value-type="float" office:value="0">
            <text:p>#DIV/0!</text:p>
          </table:table-cell>
          <table:table-cell table:formula="of:=AVERAGE([Graph.B137:.KG137])" office:value-type="float" office:value="0">
            <text:p>#DIV/0!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formula="of:=AVERAGE([Graph.B54:.KG54])" office:value-type="float" office:value="0">
            <text:p>#DIV/0!</text:p>
          </table:table-cell>
          <table:table-cell table:formula="of:=AVERAGE([Graph.B75:.KG75])" office:value-type="float" office:value="0">
            <text:p>#DIV/0!</text:p>
          </table:table-cell>
          <table:table-cell table:formula="of:=AVERAGE([Graph.B96:.KG96])" office:value-type="float" office:value="0">
            <text:p>#DIV/0!</text:p>
          </table:table-cell>
          <table:table-cell table:formula="of:=AVERAGE([Graph.B117:.KG117])" office:value-type="float" office:value="0">
            <text:p>#DIV/0!</text:p>
          </table:table-cell>
          <table:table-cell table:formula="of:=AVERAGE([Graph.B138:.KG138])" office:value-type="float" office:value="0">
            <text:p>#DIV/0!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formula="of:=AVERAGE([Graph.B55:.KG55])" office:value-type="float" office:value="0">
            <text:p>#DIV/0!</text:p>
          </table:table-cell>
          <table:table-cell table:formula="of:=AVERAGE([Graph.B76:.KG76])" office:value-type="float" office:value="0">
            <text:p>#DIV/0!</text:p>
          </table:table-cell>
          <table:table-cell table:formula="of:=AVERAGE([Graph.B97:.KG97])" office:value-type="float" office:value="0">
            <text:p>#DIV/0!</text:p>
          </table:table-cell>
          <table:table-cell table:formula="of:=AVERAGE([Graph.B118:.KG118])" office:value-type="float" office:value="0">
            <text:p>#DIV/0!</text:p>
          </table:table-cell>
          <table:table-cell table:formula="of:=AVERAGE([Graph.B139:.KG139])" office:value-type="float" office:value="0">
            <text:p>#DIV/0!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formula="of:=AVERAGE([Graph.B56:.KG56])" office:value-type="float" office:value="0">
            <text:p>#DIV/0!</text:p>
          </table:table-cell>
          <table:table-cell table:formula="of:=AVERAGE([Graph.B77:.KG77])" office:value-type="float" office:value="0">
            <text:p>#DIV/0!</text:p>
          </table:table-cell>
          <table:table-cell table:formula="of:=AVERAGE([Graph.B98:.KG98])" office:value-type="float" office:value="0">
            <text:p>#DIV/0!</text:p>
          </table:table-cell>
          <table:table-cell table:formula="of:=AVERAGE([Graph.B119:.KG119])" office:value-type="float" office:value="0">
            <text:p>#DIV/0!</text:p>
          </table:table-cell>
          <table:table-cell table:formula="of:=AVERAGE([Graph.B140:.KG140])" office:value-type="float" office:value="0">
            <text:p>#DIV/0!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formula="of:=AVERAGE([Graph.B57:.KG57])" office:value-type="float" office:value="0">
            <text:p>#DIV/0!</text:p>
          </table:table-cell>
          <table:table-cell table:formula="of:=AVERAGE([Graph.B78:.KG78])" office:value-type="float" office:value="0">
            <text:p>#DIV/0!</text:p>
          </table:table-cell>
          <table:table-cell table:formula="of:=AVERAGE([Graph.B99:.KG99])" office:value-type="float" office:value="0">
            <text:p>#DIV/0!</text:p>
          </table:table-cell>
          <table:table-cell table:formula="of:=AVERAGE([Graph.B120:.KG120])" office:value-type="float" office:value="0">
            <text:p>#DIV/0!</text:p>
          </table:table-cell>
          <table:table-cell table:formula="of:=AVERAGE([Graph.B141:.KG141])" office:value-type="float" office:value="0">
            <text:p>#DIV/0!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formula="of:=AVERAGE([Graph.B58:.KG58])" office:value-type="float" office:value="0">
            <text:p>#DIV/0!</text:p>
          </table:table-cell>
          <table:table-cell table:formula="of:=AVERAGE([Graph.B79:.KG79])" office:value-type="float" office:value="0">
            <text:p>#DIV/0!</text:p>
          </table:table-cell>
          <table:table-cell table:formula="of:=AVERAGE([Graph.B100:.KG100])" office:value-type="float" office:value="0">
            <text:p>#DIV/0!</text:p>
          </table:table-cell>
          <table:table-cell table:formula="of:=AVERAGE([Graph.B121:.KG121])" office:value-type="float" office:value="0">
            <text:p>#DIV/0!</text:p>
          </table:table-cell>
          <table:table-cell table:formula="of:=AVERAGE([Graph.B142:.KG142])" office:value-type="float" office:value="0">
            <text:p>#DIV/0!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formula="of:=AVERAGE([Graph.B59:.KG59])" office:value-type="float" office:value="0">
            <text:p>#DIV/0!</text:p>
          </table:table-cell>
          <table:table-cell table:formula="of:=AVERAGE([Graph.B80:.KG80])" office:value-type="float" office:value="0">
            <text:p>#DIV/0!</text:p>
          </table:table-cell>
          <table:table-cell table:formula="of:=AVERAGE([Graph.B101:.KG101])" office:value-type="float" office:value="0">
            <text:p>#DIV/0!</text:p>
          </table:table-cell>
          <table:table-cell table:formula="of:=AVERAGE([Graph.B122:.KG122])" office:value-type="float" office:value="0">
            <text:p>#DIV/0!</text:p>
          </table:table-cell>
          <table:table-cell table:formula="of:=AVERAGE([Graph.B143:.KG143])" office:value-type="float" office:value="0">
            <text:p>#DIV/0!</text:p>
          </table:table-cell>
        </table:table-row>
        <table:table-row table:style-name="ro1">
          <table:table-cell office:value-type="float" office:value="21">
            <text:p>21</text:p>
          </table:table-cell>
          <table:table-cell table:formula="of:=AVERAGE([Graph.B60:.KG60])" office:value-type="float" office:value="0">
            <text:p>#DIV/0!</text:p>
          </table:table-cell>
          <table:table-cell table:formula="of:=AVERAGE([Graph.B81:.KG81])" office:value-type="float" office:value="0">
            <text:p>#DIV/0!</text:p>
          </table:table-cell>
          <table:table-cell table:formula="of:=AVERAGE([Graph.B102:.KG102])" office:value-type="float" office:value="0">
            <text:p>#DIV/0!</text:p>
          </table:table-cell>
          <table:table-cell table:formula="of:=AVERAGE([Graph.B123:.KG123])" office:value-type="float" office:value="0">
            <text:p>#DIV/0!</text:p>
          </table:table-cell>
          <table:table-cell table:formula="of:=AVERAGE([Graph.B144:.KG144])" office:value-type="float" office:value="0">
            <text:p>#DIV/0!</text:p>
          </table:table-cell>
        </table:table-row>
      </table:table>
      <table:table table:name="Mastermind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8">18.11.2017</text:date>, <text:time>17:16:2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1T00:43:54.77</meta:creation-date>
    <dc:date>2017-11-18T17:16:24.43</dc:date>
    <meta:editing-duration>PT13H50M54S</meta:editing-duration>
    <meta:editing-cycles>11</meta:editing-cycles>
    <meta:generator>OpenOffice/4.1.2$Win32 OpenOffice.org_project/412m3$Build-9782</meta:generator>
    <meta:document-statistic meta:table-count="6" meta:cell-count="1943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00cc00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c5000b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0000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42.46cm" svg:height="24.158cm" xlink:href=".." xlink:type="simple" chart:class="chart:bar" chart:style-name="ch1">
        <chart:title svg:x="20.419cm" svg:y="0.619cm" chart:style-name="ch2">
          <text:p>Worker</text:p>
        </chart:title>
        <chart:legend chart:legend-position="end" svg:x="39.906cm" svg:y="10.719cm" style:legend-expansion="high" chart:style-name="ch3"/>
        <chart:plot-area chart:style-name="ch4" table:cell-range-address="Graph.B1:Graph.B22 Graph.G1:Graph.G22 Graph.L1:Graph.L22 Graph.Q1:Graph.Q22 Graph.V1:Graph.V22" chart:data-source-has-labels="row" svg:x="1.887cm" svg:y="2.847cm" svg:width="36.321cm" svg:height="19.82cm">
          <chartooo:coordinate-region svg:x="2.508cm" svg:y="3.059cm" svg:width="35.7cm" svg:height="18.935cm"/>
          <chart:axis chart:dimension="x" chart:name="primary-x" chart:style-name="ch5">
            <chart:title svg:x="19.606cm" svg:y="23.151cm" chart:style-name="ch6">
              <text:p>Level</text:p>
            </chart:title>
            <chart:grid chart:style-name="ch7" chart:class="major"/>
          </chart:axis>
          <chart:axis chart:dimension="y" chart:name="primary-y" chart:style-name="ch8">
            <chart:title svg:x="0.451cm" svg:y="13.33cm" chart:style-name="ch9">
              <text:p>Worker</text:p>
            </chart:title>
            <chart:grid chart:style-name="ch7" chart:class="major"/>
          </chart:axis>
          <chart:series chart:style-name="ch10" chart:values-cell-range-address="Graph.B2:Graph.B22" chart:label-cell-address="Graph.B1:Graph.B1" chart:class="chart:bar">
            <chart:data-point chart:repeated="21"/>
          </chart:series>
          <chart:series chart:style-name="ch11" chart:values-cell-range-address="Graph.G2:Graph.G22" chart:label-cell-address="Graph.G1:Graph.G1" chart:class="chart:bar">
            <chart:data-point chart:repeated="21"/>
          </chart:series>
          <chart:series chart:style-name="ch12" chart:values-cell-range-address="Graph.L2:Graph.L22" chart:label-cell-address="Graph.L1:Graph.L1" chart:class="chart:bar">
            <chart:data-point chart:repeated="21"/>
          </chart:series>
          <chart:series chart:style-name="ch13" chart:values-cell-range-address="Graph.Q2:Graph.Q22" chart:label-cell-address="Graph.Q1:Graph.Q1" chart:class="chart:bar">
            <chart:data-point chart:repeated="21"/>
          </chart:series>
          <chart:series chart:style-name="ch14" chart:values-cell-range-address="Graph.V2:Graph.V22" chart:label-cell-address="Graph.V1:Graph.V1" chart:class="chart:bar">
            <chart:data-point chart:repeated="2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lement</text:p>
                <draw:g>
                  <svg:desc>Graph.B1:Graph.B1</svg:desc>
                </draw:g>
              </table:table-cell>
              <table:table-cell office:value-type="string">
                <text:p>Grove</text:p>
                <draw:g>
                  <svg:desc>Graph.G1:Graph.G1</svg:desc>
                </draw:g>
              </table:table-cell>
              <table:table-cell office:value-type="string">
                <text:p>Mech</text:p>
                <draw:g>
                  <svg:desc>Graph.L1:Graph.L1</svg:desc>
                </draw:g>
              </table:table-cell>
              <table:table-cell office:value-type="string">
                <text:p>Forsaken</text:p>
                <draw:g>
                  <svg:desc>Graph.Q1:Graph.Q1</svg:desc>
                </draw:g>
              </table:table-cell>
              <table:table-cell office:value-type="string">
                <text:p>Mastermind</text:p>
                <draw:g>
                  <svg:desc>Graph.V1:Graph.V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Graph.B2:Graph.B22</svg:desc>
                </draw:g>
              </table:table-cell>
              <table:table-cell office:value-type="float" office:value="NaN">
                <text:p>NaN</text:p>
                <draw:g>
                  <svg:desc>Graph.G2:Graph.G22</svg:desc>
                </draw:g>
              </table:table-cell>
              <table:table-cell office:value-type="float" office:value="NaN">
                <text:p>NaN</text:p>
                <draw:g>
                  <svg:desc>Graph.L2:Graph.L22</svg:desc>
                </draw:g>
              </table:table-cell>
              <table:table-cell office:value-type="float" office:value="NaN">
                <text:p>NaN</text:p>
                <draw:g>
                  <svg:desc>Graph.Q2:Graph.Q22</svg:desc>
                </draw:g>
              </table:table-cell>
              <table:table-cell office:value-type="float" office:value="NaN">
                <text:p>NaN</text:p>
                <draw:g>
                  <svg:desc>Graph.V2:Graph.V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.66666666666667">
                <text:p>3.66666666666667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.8">
                <text:p>6.8</text:p>
              </table:table-cell>
              <table:table-cell office:value-type="float" office:value="5.6">
                <text:p>5.6</text:p>
              </table:table-cell>
              <table:table-cell office:value-type="float" office:value="5.66666666666667">
                <text:p>5.66666666666667</text:p>
              </table:table-cell>
              <table:table-cell office:value-type="float" office:value="5.66666666666667">
                <text:p>5.66666666666667</text:p>
              </table:table-cell>
              <table:table-cell office:value-type="float" office:value="5.05555555555556">
                <text:p>5.055555555555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.16666666666667">
                <text:p>6.16666666666667</text:p>
              </table:table-cell>
              <table:table-cell office:value-type="float" office:value="6.5">
                <text:p>6.5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6.6">
                <text:p>6.6</text:p>
              </table:table-cell>
              <table:table-cell office:value-type="float" office:value="5.125">
                <text:p>5.1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.25">
                <text:p>8.25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75">
                <text:p>9.75</text:p>
              </table:table-cell>
              <table:table-cell office:value-type="float" office:value="7.68421052631579">
                <text:p>7.6842105263157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.5">
                <text:p>7.5</text:p>
              </table:table-cell>
              <table:table-cell office:value-type="float" office:value="8.76923076923077">
                <text:p>8.76923076923077</text:p>
              </table:table-cell>
              <table:table-cell office:value-type="float" office:value="8">
                <text:p>8</text:p>
              </table:table-cell>
              <table:table-cell office:value-type="float" office:value="7.54545454545455">
                <text:p>7.5454545454545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.29885057471264">
                <text:p>9.29885057471264</text:p>
              </table:table-cell>
              <table:table-cell office:value-type="float" office:value="8.29166666666667">
                <text:p>8.29166666666667</text:p>
              </table:table-cell>
              <table:table-cell office:value-type="float" office:value="9.11428571428571">
                <text:p>9.11428571428571</text:p>
              </table:table-cell>
              <table:table-cell office:value-type="float" office:value="8.38">
                <text:p>8.38</text:p>
              </table:table-cell>
              <table:table-cell office:value-type="float" office:value="8.31379310344828">
                <text:p>8.313793103448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.39622641509434">
                <text:p>9.39622641509434</text:p>
              </table:table-cell>
              <table:table-cell office:value-type="float" office:value="9.33333333333333">
                <text:p>9.33333333333333</text:p>
              </table:table-cell>
              <table:table-cell office:value-type="float" office:value="10.025">
                <text:p>10.025</text:p>
              </table:table-cell>
              <table:table-cell office:value-type="float" office:value="9.45945945945946">
                <text:p>9.45945945945946</text:p>
              </table:table-cell>
              <table:table-cell office:value-type="float" office:value="8.56038647342995">
                <text:p>8.560386473429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.375">
                <text:p>9.375</text:p>
              </table:table-cell>
              <table:table-cell office:value-type="float" office:value="9.6">
                <text:p>9.6</text:p>
              </table:table-cell>
              <table:table-cell office:value-type="float" office:value="8.36842105263158">
                <text:p>8.36842105263158</text:p>
              </table:table-cell>
              <table:table-cell office:value-type="float" office:value="9.42857142857143">
                <text:p>9.42857142857143</text:p>
              </table:table-cell>
              <table:table-cell office:value-type="float" office:value="9.475">
                <text:p>9.4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.8867924528302">
                <text:p>10.8867924528302</text:p>
              </table:table-cell>
              <table:table-cell office:value-type="float" office:value="10.9411764705882">
                <text:p>10.9411764705882</text:p>
              </table:table-cell>
              <table:table-cell office:value-type="float" office:value="10.2380952380952">
                <text:p>10.2380952380952</text:p>
              </table:table-cell>
              <table:table-cell office:value-type="float" office:value="11.5641025641026">
                <text:p>11.5641025641026</text:p>
              </table:table-cell>
              <table:table-cell office:value-type="float" office:value="10.1621621621622">
                <text:p>10.16216216216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.2857142857143">
                <text:p>10.2857142857143</text:p>
              </table:table-cell>
              <table:table-cell office:value-type="float" office:value="12.0869565217391">
                <text:p>12.0869565217391</text:p>
              </table:table-cell>
              <table:table-cell office:value-type="float" office:value="11.8275862068966">
                <text:p>11.8275862068966</text:p>
              </table:table-cell>
              <table:table-cell office:value-type="float" office:value="11.3448275862069">
                <text:p>11.3448275862069</text:p>
              </table:table-cell>
              <table:table-cell office:value-type="float" office:value="10.3555555555556">
                <text:p>10.35555555555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.0714285714286">
                <text:p>12.0714285714286</text:p>
              </table:table-cell>
              <table:table-cell office:value-type="float" office:value="12.7">
                <text:p>12.7</text:p>
              </table:table-cell>
              <table:table-cell office:value-type="float" office:value="9.4">
                <text:p>9.4</text:p>
              </table:table-cell>
              <table:table-cell office:value-type="float" office:value="15.3333333333333">
                <text:p>15.3333333333333</text:p>
              </table:table-cell>
              <table:table-cell office:value-type="float" office:value="10.3947368421053">
                <text:p>10.394736842105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.7">
                <text:p>9.7</text:p>
              </table:table-cell>
              <table:table-cell office:value-type="float" office:value="11.3571428571429">
                <text:p>11.3571428571429</text:p>
              </table:table-cell>
              <table:table-cell office:value-type="float" office:value="10.7777777777778">
                <text:p>10.7777777777778</text:p>
              </table:table-cell>
              <table:table-cell office:value-type="float" office:value="11">
                <text:p>11</text:p>
              </table:table-cell>
              <table:table-cell office:value-type="float" office:value="11.0526315789474">
                <text:p>11.052631578947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">
                <text:p>12</text:p>
              </table:table-cell>
              <table:table-cell office:value-type="float" office:value="14.3333333333333">
                <text:p>14.3333333333333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0.7647058823529">
                <text:p>10.764705882352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8.3333333333333">
                <text:p>18.3333333333333</text:p>
              </table:table-cell>
              <table:table-cell office:value-type="float" office:value="NaN">
                <text:p>NaN</text:p>
              </table:table-cell>
              <table:table-cell office:value-type="float" office:value="14.5">
                <text:p>14.5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6.54cm" svg:height="16.762cm" xlink:href=".." xlink:type="simple" chart:class="chart:bar" chart:style-name="ch1">
        <chart:title svg:x="11.48cm" svg:y="0.471cm" chart:style-name="ch2">
          <text:p> Games ended on</text:p>
        </chart:title>
        <chart:plot-area chart:style-name="ch3" table:cell-range-address="Overview.C19:Overview.C39" svg:x="1.568cm" svg:y="2.255cm" svg:width="23.912cm" svg:height="13.164cm">
          <chartooo:coordinate-region svg:x="2.189cm" svg:y="2.467cm" svg:width="23.291cm" svg:height="12.279cm"/>
          <chart:axis chart:dimension="x" chart:name="primary-x" chart:style-name="ch4">
            <chart:title svg:x="13.083cm" svg:y="15.755cm" chart:style-name="ch5">
              <text:p>Level</text:p>
            </chart:title>
          </chart:axis>
          <chart:axis chart:dimension="y" chart:name="primary-y" chart:style-name="ch6">
            <chart:title svg:x="0.451cm" svg:y="8.987cm" chart:style-name="ch7">
              <text:p>#</text:p>
            </chart:title>
            <chart:grid chart:style-name="ch8" chart:class="major"/>
          </chart:axis>
          <chart:series chart:style-name="ch9" chart:values-cell-range-address="Overview.C19:Overview.C39" chart:class="chart:bar">
            <chart:data-point chart:repeated="2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Overview.C19:Overview.C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00cc00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c5000b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0000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42.479cm" svg:height="22.733cm" xlink:href=".." xlink:type="simple" chart:class="chart:bar" chart:style-name="ch1">
        <chart:title svg:x="20.441cm" svg:y="0.59cm" chart:style-name="ch2">
          <text:p>Income</text:p>
        </chart:title>
        <chart:legend chart:legend-position="end" svg:x="39.925cm" svg:y="10.006cm" style:legend-expansion="high" chart:style-name="ch3"/>
        <chart:plot-area chart:style-name="ch4" table:cell-range-address="Graph.C1:Graph.C23 Graph.H1:Graph.H23 Graph.M1:Graph.M23 Graph.R1:Graph.R23 Graph.W1:Graph.W23" chart:data-source-has-labels="row" svg:x="1.887cm" svg:y="2.731cm" svg:width="36.34cm" svg:height="18.54cm">
          <chartooo:coordinate-region svg:x="2.879cm" svg:y="2.944cm" svg:width="35.348cm" svg:height="17.654cm"/>
          <chart:axis chart:dimension="x" chart:name="primary-x" chart:style-name="ch5">
            <chart:title svg:x="19.616cm" svg:y="21.726cm" chart:style-name="ch6">
              <text:p>Level</text:p>
            </chart:title>
            <chart:grid chart:style-name="ch7" chart:class="major"/>
          </chart:axis>
          <chart:axis chart:dimension="y" chart:name="primary-y" chart:style-name="ch8">
            <chart:title svg:x="0.451cm" svg:y="12.601cm" chart:style-name="ch9">
              <text:p>Income</text:p>
            </chart:title>
            <chart:grid chart:style-name="ch7" chart:class="major"/>
          </chart:axis>
          <chart:series chart:style-name="ch10" chart:values-cell-range-address="Graph.C2:Graph.C23" chart:label-cell-address="Graph.C1:Graph.C1" chart:class="chart:bar">
            <chart:data-point chart:repeated="22"/>
          </chart:series>
          <chart:series chart:style-name="ch11" chart:values-cell-range-address="Graph.H2:Graph.H23" chart:label-cell-address="Graph.H1:Graph.H1" chart:class="chart:bar">
            <chart:data-point chart:repeated="22"/>
          </chart:series>
          <chart:series chart:style-name="ch12" chart:values-cell-range-address="Graph.M2:Graph.M23" chart:label-cell-address="Graph.M1:Graph.M1" chart:class="chart:bar">
            <chart:data-point chart:repeated="22"/>
          </chart:series>
          <chart:series chart:style-name="ch13" chart:values-cell-range-address="Graph.R2:Graph.R23" chart:label-cell-address="Graph.R1:Graph.R1" chart:class="chart:bar">
            <chart:data-point chart:repeated="22"/>
          </chart:series>
          <chart:series chart:style-name="ch14" chart:values-cell-range-address="Graph.W2:Graph.W23" chart:label-cell-address="Graph.W1:Graph.W1" chart:class="chart:bar">
            <chart:data-point chart:repeated="2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lement</text:p>
                <draw:g>
                  <svg:desc>Graph.C1:Graph.C1</svg:desc>
                </draw:g>
              </table:table-cell>
              <table:table-cell office:value-type="string">
                <text:p>Grove</text:p>
                <draw:g>
                  <svg:desc>Graph.H1:Graph.H1</svg:desc>
                </draw:g>
              </table:table-cell>
              <table:table-cell office:value-type="string">
                <text:p>Mech</text:p>
                <draw:g>
                  <svg:desc>Graph.M1:Graph.M1</svg:desc>
                </draw:g>
              </table:table-cell>
              <table:table-cell office:value-type="string">
                <text:p>Forsaken</text:p>
                <draw:g>
                  <svg:desc>Graph.R1:Graph.R1</svg:desc>
                </draw:g>
              </table:table-cell>
              <table:table-cell office:value-type="string">
                <text:p>Mastermind</text:p>
                <draw:g>
                  <svg:desc>Graph.W1:Graph.W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Graph.C2:Graph.C23</svg:desc>
                </draw:g>
              </table:table-cell>
              <table:table-cell office:value-type="float" office:value="NaN">
                <text:p>NaN</text:p>
                <draw:g>
                  <svg:desc>Graph.H2:Graph.H23</svg:desc>
                </draw:g>
              </table:table-cell>
              <table:table-cell office:value-type="float" office:value="NaN">
                <text:p>NaN</text:p>
                <draw:g>
                  <svg:desc>Graph.M2:Graph.M23</svg:desc>
                </draw:g>
              </table:table-cell>
              <table:table-cell office:value-type="float" office:value="NaN">
                <text:p>NaN</text:p>
                <draw:g>
                  <svg:desc>Graph.R2:Graph.R23</svg:desc>
                </draw:g>
              </table:table-cell>
              <table:table-cell office:value-type="float" office:value="NaN">
                <text:p>NaN</text:p>
                <draw:g>
                  <svg:desc>Graph.W2:Graph.W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8">
                <text:p>48</text:p>
              </table:table-cell>
              <table:table-cell office:value-type="float" office:value="54">
                <text:p>54</text:p>
              </table:table-cell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40.6666666666667">
                <text:p>40.6666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6">
                <text:p>66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9.2">
                <text:p>109.2</text:p>
              </table:table-cell>
              <table:table-cell office:value-type="float" office:value="90">
                <text:p>90</text:p>
              </table:table-cell>
              <table:table-cell office:value-type="float" office:value="95.8888888888889">
                <text:p>95.8888888888889</text:p>
              </table:table-cell>
              <table:table-cell office:value-type="float" office:value="90">
                <text:p>90</text:p>
              </table:table-cell>
              <table:table-cell office:value-type="float" office:value="92.7222222222222">
                <text:p>92.72222222222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2.5">
                <text:p>132.5</text:p>
              </table:table-cell>
              <table:table-cell office:value-type="float" office:value="118.25">
                <text:p>118.25</text:p>
              </table:table-cell>
              <table:table-cell office:value-type="float" office:value="113.444444444444">
                <text:p>113.444444444444</text:p>
              </table:table-cell>
              <table:table-cell office:value-type="float" office:value="128.8">
                <text:p>128.8</text:p>
              </table:table-cell>
              <table:table-cell office:value-type="float" office:value="105.4375">
                <text:p>105.43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3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282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5.75">
                <text:p>165.75</text:p>
              </table:table-cell>
              <table:table-cell office:value-type="float" office:value="111">
                <text:p>111</text:p>
              </table:table-cell>
              <table:table-cell office:value-type="float" office:value="189">
                <text:p>189</text:p>
              </table:table-cell>
              <table:table-cell office:value-type="float" office:value="196.25">
                <text:p>196.25</text:p>
              </table:table-cell>
              <table:table-cell office:value-type="float" office:value="168.368421052632">
                <text:p>168.3684210526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1.416666666667">
                <text:p>211.416666666667</text:p>
              </table:table-cell>
              <table:table-cell office:value-type="float" office:value="221.230769230769">
                <text:p>221.230769230769</text:p>
              </table:table-cell>
              <table:table-cell office:value-type="float" office:value="192.888888888889">
                <text:p>192.888888888889</text:p>
              </table:table-cell>
              <table:table-cell office:value-type="float" office:value="190.636363636364">
                <text:p>190.636363636364</text:p>
              </table:table-cell>
              <table:table-cell office:value-type="float" office:value="183.767441860465">
                <text:p>183.76744186046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3.64367816092">
                <text:p>243.64367816092</text:p>
              </table:table-cell>
              <table:table-cell office:value-type="float" office:value="233.145833333333">
                <text:p>233.145833333333</text:p>
              </table:table-cell>
              <table:table-cell office:value-type="float" office:value="239.142857142857">
                <text:p>239.142857142857</text:p>
              </table:table-cell>
              <table:table-cell office:value-type="float" office:value="227.3">
                <text:p>227.3</text:p>
              </table:table-cell>
              <table:table-cell office:value-type="float" office:value="218.055172413793">
                <text:p>218.05517241379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0.981132075472">
                <text:p>270.981132075472</text:p>
              </table:table-cell>
              <table:table-cell office:value-type="float" office:value="273.25">
                <text:p>273.25</text:p>
              </table:table-cell>
              <table:table-cell office:value-type="float" office:value="290.475">
                <text:p>290.475</text:p>
              </table:table-cell>
              <table:table-cell office:value-type="float" office:value="275.810810810811">
                <text:p>275.810810810811</text:p>
              </table:table-cell>
              <table:table-cell office:value-type="float" office:value="246.850241545894">
                <text:p>246.8502415458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10.875">
                <text:p>310.875</text:p>
              </table:table-cell>
              <table:table-cell office:value-type="float" office:value="297.8">
                <text:p>297.8</text:p>
              </table:table-cell>
              <table:table-cell office:value-type="float" office:value="272.947368421053">
                <text:p>272.947368421053</text:p>
              </table:table-cell>
              <table:table-cell office:value-type="float" office:value="312.428571428571">
                <text:p>312.428571428571</text:p>
              </table:table-cell>
              <table:table-cell office:value-type="float" office:value="294.7">
                <text:p>294.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58.849056603774">
                <text:p>358.849056603774</text:p>
              </table:table-cell>
              <table:table-cell office:value-type="float" office:value="368.970588235294">
                <text:p>368.970588235294</text:p>
              </table:table-cell>
              <table:table-cell office:value-type="float" office:value="341.214285714286">
                <text:p>341.214285714286</text:p>
              </table:table-cell>
              <table:table-cell office:value-type="float" office:value="371.307692307692">
                <text:p>371.307692307692</text:p>
              </table:table-cell>
              <table:table-cell office:value-type="float" office:value="343.551351351351">
                <text:p>343.5513513513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79.142857142857">
                <text:p>379.142857142857</text:p>
              </table:table-cell>
              <table:table-cell office:value-type="float" office:value="446.608695652174">
                <text:p>446.608695652174</text:p>
              </table:table-cell>
              <table:table-cell office:value-type="float" office:value="423">
                <text:p>423</text:p>
              </table:table-cell>
              <table:table-cell office:value-type="float" office:value="424">
                <text:p>424</text:p>
              </table:table-cell>
              <table:table-cell office:value-type="float" office:value="390.688888888889">
                <text:p>390.68888888888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80.642857142857">
                <text:p>480.642857142857</text:p>
              </table:table-cell>
              <table:table-cell office:value-type="float" office:value="478.9">
                <text:p>478.9</text:p>
              </table:table-cell>
              <table:table-cell office:value-type="float" office:value="413.466666666667">
                <text:p>413.466666666667</text:p>
              </table:table-cell>
              <table:table-cell office:value-type="float" office:value="610">
                <text:p>610</text:p>
              </table:table-cell>
              <table:table-cell office:value-type="float" office:value="424.157894736842">
                <text:p>424.15789473684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45.5">
                <text:p>445.5</text:p>
              </table:table-cell>
              <table:table-cell office:value-type="float" office:value="514.571428571429">
                <text:p>514.571428571429</text:p>
              </table:table-cell>
              <table:table-cell office:value-type="float" office:value="512.222222222222">
                <text:p>512.222222222222</text:p>
              </table:table-cell>
              <table:table-cell office:value-type="float" office:value="451.583333333333">
                <text:p>451.583333333333</text:p>
              </table:table-cell>
              <table:table-cell office:value-type="float" office:value="489.842105263158">
                <text:p>489.84210526315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18">
                <text:p>618</text:p>
              </table:table-cell>
              <table:table-cell office:value-type="float" office:value="734.666666666667">
                <text:p>734.666666666667</text:p>
              </table:table-cell>
              <table:table-cell office:value-type="float" office:value="623">
                <text:p>623</text:p>
              </table:table-cell>
              <table:table-cell office:value-type="float" office:value="665">
                <text:p>665</text:p>
              </table:table-cell>
              <table:table-cell office:value-type="float" office:value="547.294117647059">
                <text:p>547.29411764705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72.66666666667">
                <text:p>1072.66666666667</text:p>
              </table:table-cell>
              <table:table-cell office:value-type="float" office:value="NaN">
                <text:p>NaN</text:p>
              </table:table-cell>
              <table:table-cell office:value-type="float" office:value="919.5">
                <text:p>919.5</text:p>
              </table:table-cell>
              <table:table-cell office:value-type="float" office:value="870">
                <text:p>870</text:p>
              </table:table-cell>
              <table:table-cell office:value-type="float" office:value="714">
                <text:p>7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00cc00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c5000b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0000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42.451cm" svg:height="20.968cm" xlink:href=".." xlink:type="simple" chart:class="chart:bar" chart:style-name="ch1">
        <chart:title svg:x="20.599cm" svg:y="0.555cm" chart:style-name="ch2">
          <text:p>Value</text:p>
        </chart:title>
        <chart:legend chart:legend-position="end" svg:x="39.897cm" svg:y="9.124cm" style:legend-expansion="high" chart:style-name="ch3"/>
        <chart:plot-area chart:style-name="ch4" table:cell-range-address="Graph.D1:Graph.D23 Graph.I1:Graph.I23 Graph.N1:Graph.N23 Graph.S1:Graph.S23 Graph.X1:Graph.X23" chart:data-source-has-labels="row" svg:x="1.887cm" svg:y="2.591cm" svg:width="36.312cm" svg:height="16.95cm">
          <chartooo:coordinate-region svg:x="3.064cm" svg:y="2.803cm" svg:width="35.135cm" svg:height="16.065cm"/>
          <chart:axis chart:dimension="x" chart:name="primary-x" chart:style-name="ch5">
            <chart:title svg:x="19.602cm" svg:y="19.961cm" chart:style-name="ch6">
              <text:p>Level</text:p>
            </chart:title>
            <chart:grid chart:style-name="ch7" chart:class="major"/>
          </chart:axis>
          <chart:axis chart:dimension="y" chart:name="primary-y" chart:style-name="ch8">
            <chart:title svg:x="0.451cm" svg:y="11.533cm" chart:style-name="ch9">
              <text:p>Value</text:p>
            </chart:title>
            <chart:grid chart:style-name="ch7" chart:class="major"/>
          </chart:axis>
          <chart:series chart:style-name="ch10" chart:values-cell-range-address="Graph.D2:Graph.D23" chart:label-cell-address="Graph.D1:Graph.D1" chart:class="chart:bar">
            <chart:data-point chart:repeated="22"/>
          </chart:series>
          <chart:series chart:style-name="ch11" chart:values-cell-range-address="Graph.I2:Graph.I23" chart:label-cell-address="Graph.I1:Graph.I1" chart:class="chart:bar">
            <chart:data-point chart:repeated="22"/>
          </chart:series>
          <chart:series chart:style-name="ch12" chart:values-cell-range-address="Graph.N2:Graph.N23" chart:label-cell-address="Graph.N1:Graph.N1" chart:class="chart:bar">
            <chart:data-point chart:repeated="22"/>
          </chart:series>
          <chart:series chart:style-name="ch13" chart:values-cell-range-address="Graph.S2:Graph.S23" chart:label-cell-address="Graph.S1:Graph.S1" chart:class="chart:bar">
            <chart:data-point chart:repeated="22"/>
          </chart:series>
          <chart:series chart:style-name="ch14" chart:values-cell-range-address="Graph.X2:Graph.X23" chart:label-cell-address="Graph.X1:Graph.X1" chart:class="chart:bar">
            <chart:data-point chart:repeated="2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lement</text:p>
                <draw:g>
                  <svg:desc>Graph.D1:Graph.D1</svg:desc>
                </draw:g>
              </table:table-cell>
              <table:table-cell office:value-type="string">
                <text:p>Grove</text:p>
                <draw:g>
                  <svg:desc>Graph.I1:Graph.I1</svg:desc>
                </draw:g>
              </table:table-cell>
              <table:table-cell office:value-type="string">
                <text:p>Mech</text:p>
                <draw:g>
                  <svg:desc>Graph.N1:Graph.N1</svg:desc>
                </draw:g>
              </table:table-cell>
              <table:table-cell office:value-type="string">
                <text:p>Forsaken</text:p>
                <draw:g>
                  <svg:desc>Graph.S1:Graph.S1</svg:desc>
                </draw:g>
              </table:table-cell>
              <table:table-cell office:value-type="string">
                <text:p>Mastermind</text:p>
                <draw:g>
                  <svg:desc>Graph.X1:Graph.X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Graph.D2:Graph.D23</svg:desc>
                </draw:g>
              </table:table-cell>
              <table:table-cell office:value-type="float" office:value="NaN">
                <text:p>NaN</text:p>
                <draw:g>
                  <svg:desc>Graph.I2:Graph.I23</svg:desc>
                </draw:g>
              </table:table-cell>
              <table:table-cell office:value-type="float" office:value="NaN">
                <text:p>NaN</text:p>
                <draw:g>
                  <svg:desc>Graph.N2:Graph.N23</svg:desc>
                </draw:g>
              </table:table-cell>
              <table:table-cell office:value-type="float" office:value="NaN">
                <text:p>NaN</text:p>
                <draw:g>
                  <svg:desc>Graph.S2:Graph.S23</svg:desc>
                </draw:g>
              </table:table-cell>
              <table:table-cell office:value-type="float" office:value="NaN">
                <text:p>NaN</text:p>
                <draw:g>
                  <svg:desc>Graph.X2:Graph.X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0">
                <text:p>2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5">
                <text:p>325</text:p>
              </table:table-cell>
              <table:table-cell office:value-type="float" office:value="420">
                <text:p>420</text:p>
              </table:table-cell>
              <table:table-cell office:value-type="float" office:value="525">
                <text:p>525</text:p>
              </table:table-cell>
              <table:table-cell office:value-type="float" office:value="NaN">
                <text:p>NaN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60">
                <text:p>560</text:p>
              </table:table-cell>
              <table:table-cell office:value-type="float" office:value="735">
                <text:p>735</text:p>
              </table:table-cell>
              <table:table-cell office:value-type="float" office:value="347.5">
                <text:p>347.5</text:p>
              </table:table-cell>
              <table:table-cell office:value-type="float" office:value="NaN">
                <text:p>NaN</text:p>
              </table:table-cell>
              <table:table-cell office:value-type="float" office:value="785">
                <text:p>7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21">
                <text:p>721</text:p>
              </table:table-cell>
              <table:table-cell office:value-type="float" office:value="797">
                <text:p>797</text:p>
              </table:table-cell>
              <table:table-cell office:value-type="float" office:value="836.666666666667">
                <text:p>836.666666666667</text:p>
              </table:table-cell>
              <table:table-cell office:value-type="float" office:value="825">
                <text:p>825</text:p>
              </table:table-cell>
              <table:table-cell office:value-type="float" office:value="772.5">
                <text:p>772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15.83333333333">
                <text:p>1015.83333333333</text:p>
              </table:table-cell>
              <table:table-cell office:value-type="float" office:value="992.5">
                <text:p>992.5</text:p>
              </table:table-cell>
              <table:table-cell office:value-type="float" office:value="966.666666666667">
                <text:p>966.666666666667</text:p>
              </table:table-cell>
              <table:table-cell office:value-type="float" office:value="950">
                <text:p>950</text:p>
              </table:table-cell>
              <table:table-cell office:value-type="float" office:value="1024.375">
                <text:p>1024.3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26.66666666667">
                <text:p>1426.66666666667</text:p>
              </table:table-cell>
              <table:table-cell office:value-type="float" office:value="NaN">
                <text:p>NaN</text:p>
              </table:table-cell>
              <table:table-cell office:value-type="float" office:value="165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1291.25">
                <text:p>1291.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43.75">
                <text:p>1643.75</text:p>
              </table:table-cell>
              <table:table-cell office:value-type="float" office:value="1475">
                <text:p>1475</text:p>
              </table:table-cell>
              <table:table-cell office:value-type="float" office:value="1281.25">
                <text:p>1281.25</text:p>
              </table:table-cell>
              <table:table-cell office:value-type="float" office:value="1366.25">
                <text:p>1366.25</text:p>
              </table:table-cell>
              <table:table-cell office:value-type="float" office:value="1427.36842105263">
                <text:p>1427.368421052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90.41666666667">
                <text:p>1790.41666666667</text:p>
              </table:table-cell>
              <table:table-cell office:value-type="float" office:value="1761.53846153846">
                <text:p>1761.53846153846</text:p>
              </table:table-cell>
              <table:table-cell office:value-type="float" office:value="1734.44444444444">
                <text:p>1734.44444444444</text:p>
              </table:table-cell>
              <table:table-cell office:value-type="float" office:value="1638.63636363636">
                <text:p>1638.63636363636</text:p>
              </table:table-cell>
              <table:table-cell office:value-type="float" office:value="1733.83720930233">
                <text:p>1733.837209302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123.16091954023">
                <text:p>2123.16091954023</text:p>
              </table:table-cell>
              <table:table-cell office:value-type="float" office:value="2081.25">
                <text:p>2081.25</text:p>
              </table:table-cell>
              <table:table-cell office:value-type="float" office:value="2022.28571428571">
                <text:p>2022.28571428571</text:p>
              </table:table-cell>
              <table:table-cell office:value-type="float" office:value="2024.7">
                <text:p>2024.7</text:p>
              </table:table-cell>
              <table:table-cell office:value-type="float" office:value="2050.8275862069">
                <text:p>2050.82758620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449.24528301887">
                <text:p>2449.24528301887</text:p>
              </table:table-cell>
              <table:table-cell office:value-type="float" office:value="2492.29166666667">
                <text:p>2492.29166666667</text:p>
              </table:table-cell>
              <table:table-cell office:value-type="float" office:value="2311.375">
                <text:p>2311.375</text:p>
              </table:table-cell>
              <table:table-cell office:value-type="float" office:value="2467.16216216216">
                <text:p>2467.16216216216</text:p>
              </table:table-cell>
              <table:table-cell office:value-type="float" office:value="2403.45410628019">
                <text:p>2403.454106280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66.875">
                <text:p>2966.875</text:p>
              </table:table-cell>
              <table:table-cell office:value-type="float" office:value="2860.66666666667">
                <text:p>2860.66666666667</text:p>
              </table:table-cell>
              <table:table-cell office:value-type="float" office:value="2822.63157894737">
                <text:p>2822.63157894737</text:p>
              </table:table-cell>
              <table:table-cell office:value-type="float" office:value="2826.42857142857">
                <text:p>2826.42857142857</text:p>
              </table:table-cell>
              <table:table-cell office:value-type="float" office:value="2742.25">
                <text:p>2742.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372.45283018868">
                <text:p>3372.45283018868</text:p>
              </table:table-cell>
              <table:table-cell office:value-type="float" office:value="3412.94117647059">
                <text:p>3412.94117647059</text:p>
              </table:table-cell>
              <table:table-cell office:value-type="float" office:value="3385.35714285714">
                <text:p>3385.35714285714</text:p>
              </table:table-cell>
              <table:table-cell office:value-type="float" office:value="3448.71794871795">
                <text:p>3448.71794871795</text:p>
              </table:table-cell>
              <table:table-cell office:value-type="float" office:value="3310.48648648649">
                <text:p>3310.486486486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982.14285714286">
                <text:p>3982.14285714286</text:p>
              </table:table-cell>
              <table:table-cell office:value-type="float" office:value="4109.78260869565">
                <text:p>4109.78260869565</text:p>
              </table:table-cell>
              <table:table-cell office:value-type="float" office:value="3954.48275862069">
                <text:p>3954.48275862069</text:p>
              </table:table-cell>
              <table:table-cell office:value-type="float" office:value="4104.13793103448">
                <text:p>4104.13793103448</text:p>
              </table:table-cell>
              <table:table-cell office:value-type="float" office:value="3868.11111111111">
                <text:p>3868.1111111111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799.28571428571">
                <text:p>4799.28571428571</text:p>
              </table:table-cell>
              <table:table-cell office:value-type="float" office:value="4764.5">
                <text:p>4764.5</text:p>
              </table:table-cell>
              <table:table-cell office:value-type="float" office:value="4573">
                <text:p>4573</text:p>
              </table:table-cell>
              <table:table-cell office:value-type="float" office:value="5160">
                <text:p>5160</text:p>
              </table:table-cell>
              <table:table-cell office:value-type="float" office:value="4531.71052631579">
                <text:p>4531.7105263157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197">
                <text:p>5197</text:p>
              </table:table-cell>
              <table:table-cell office:value-type="float" office:value="5594.64285714286">
                <text:p>5594.64285714286</text:p>
              </table:table-cell>
              <table:table-cell office:value-type="float" office:value="5587.77777777778">
                <text:p>5587.77777777778</text:p>
              </table:table-cell>
              <table:table-cell office:value-type="float" office:value="5372.91666666667">
                <text:p>5372.91666666667</text:p>
              </table:table-cell>
              <table:table-cell office:value-type="float" office:value="5297.63157894737">
                <text:p>5297.6315789473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350">
                <text:p>6350</text:p>
              </table:table-cell>
              <table:table-cell office:value-type="float" office:value="6411.66666666667">
                <text:p>6411.66666666667</text:p>
              </table:table-cell>
              <table:table-cell office:value-type="float" office:value="7005">
                <text:p>7005</text:p>
              </table:table-cell>
              <table:table-cell office:value-type="float" office:value="6717.5">
                <text:p>6717.5</text:p>
              </table:table-cell>
              <table:table-cell office:value-type="float" office:value="6417.94117647059">
                <text:p>6417.9411764705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650">
                <text:p>8650</text:p>
              </table:table-cell>
              <table:table-cell office:value-type="float" office:value="NaN">
                <text:p>NaN</text:p>
              </table:table-cell>
              <table:table-cell office:value-type="float" office:value="8502.5">
                <text:p>8502.5</text:p>
              </table:table-cell>
              <table:table-cell office:value-type="float" office:value="8740">
                <text:p>8740</text:p>
              </table:table-cell>
              <table:table-cell office:value-type="float" office:value="7817.5">
                <text:p>7817.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00cc00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c5000b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0000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42.389cm" svg:height="20.032cm" xlink:href=".." xlink:type="simple" chart:class="chart:bar" chart:style-name="ch1">
        <chart:title svg:x="20.727cm" svg:y="0.536cm" chart:style-name="ch2">
          <text:p>Kills</text:p>
        </chart:title>
        <chart:legend chart:legend-position="end" svg:x="39.835cm" svg:y="8.656cm" style:legend-expansion="high" chart:style-name="ch3"/>
        <chart:plot-area chart:style-name="ch4" table:cell-range-address="Graph.E1:Graph.E23 Graph.J1:Graph.J23 Graph.O1:Graph.O23 Graph.T1:Graph.T23 Graph.Y1:Graph.Y23" chart:data-source-has-labels="row" svg:x="1.885cm" svg:y="2.515cm" svg:width="36.256cm" svg:height="16.109cm">
          <chartooo:coordinate-region svg:x="2.692cm" svg:y="2.728cm" svg:width="35.449cm" svg:height="15.223cm"/>
          <chart:axis chart:dimension="x" chart:name="primary-x" chart:style-name="ch5">
            <chart:title svg:x="19.572cm" svg:y="19.025cm" chart:style-name="ch6">
              <text:p>Level</text:p>
            </chart:title>
          </chart:axis>
          <chart:axis chart:dimension="y" chart:name="primary-y" chart:style-name="ch7">
            <chart:title svg:x="0.451cm" svg:y="10.944cm" chart:style-name="ch8">
              <text:p>Kills</text:p>
            </chart:title>
            <chart:grid chart:style-name="ch9" chart:class="major"/>
          </chart:axis>
          <chart:series chart:style-name="ch10" chart:values-cell-range-address="Graph.E2:Graph.E23" chart:label-cell-address="Graph.E1:Graph.E1" chart:class="chart:bar">
            <chart:data-point chart:repeated="22"/>
          </chart:series>
          <chart:series chart:style-name="ch11" chart:values-cell-range-address="Graph.J2:Graph.J23" chart:label-cell-address="Graph.J1:Graph.J1" chart:class="chart:bar">
            <chart:data-point chart:repeated="22"/>
          </chart:series>
          <chart:series chart:style-name="ch12" chart:values-cell-range-address="Graph.O2:Graph.O23" chart:label-cell-address="Graph.O1:Graph.O1" chart:class="chart:bar">
            <chart:data-point chart:repeated="22"/>
          </chart:series>
          <chart:series chart:style-name="ch13" chart:values-cell-range-address="Graph.T2:Graph.T23" chart:label-cell-address="Graph.T1:Graph.T1" chart:class="chart:bar">
            <chart:data-point chart:repeated="22"/>
          </chart:series>
          <chart:series chart:style-name="ch14" chart:values-cell-range-address="Graph.Y2:Graph.Y23" chart:label-cell-address="Graph.Y1:Graph.Y1" chart:class="chart:bar">
            <chart:data-point chart:repeated="2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lement</text:p>
                <draw:g>
                  <svg:desc>Graph.E1:Graph.E1</svg:desc>
                </draw:g>
              </table:table-cell>
              <table:table-cell office:value-type="string">
                <text:p>Grove</text:p>
                <draw:g>
                  <svg:desc>Graph.J1:Graph.J1</svg:desc>
                </draw:g>
              </table:table-cell>
              <table:table-cell office:value-type="string">
                <text:p>Mech</text:p>
                <draw:g>
                  <svg:desc>Graph.O1:Graph.O1</svg:desc>
                </draw:g>
              </table:table-cell>
              <table:table-cell office:value-type="string">
                <text:p>Forsaken</text:p>
                <draw:g>
                  <svg:desc>Graph.T1:Graph.T1</svg:desc>
                </draw:g>
              </table:table-cell>
              <table:table-cell office:value-type="string">
                <text:p>Mastermind</text:p>
                <draw:g>
                  <svg:desc>Graph.Y1:Graph.Y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Graph.E2:Graph.E23</svg:desc>
                </draw:g>
              </table:table-cell>
              <table:table-cell office:value-type="float" office:value="NaN">
                <text:p>NaN</text:p>
                <draw:g>
                  <svg:desc>Graph.J2:Graph.J23</svg:desc>
                </draw:g>
              </table:table-cell>
              <table:table-cell office:value-type="float" office:value="NaN">
                <text:p>NaN</text:p>
                <draw:g>
                  <svg:desc>Graph.O2:Graph.O23</svg:desc>
                </draw:g>
              </table:table-cell>
              <table:table-cell office:value-type="float" office:value="NaN">
                <text:p>NaN</text:p>
                <draw:g>
                  <svg:desc>Graph.T2:Graph.T23</svg:desc>
                </draw:g>
              </table:table-cell>
              <table:table-cell office:value-type="float" office:value="NaN">
                <text:p>NaN</text:p>
                <draw:g>
                  <svg:desc>Graph.Y2:Graph.Y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9">
                <text:p>59</text:p>
              </table:table-cell>
              <table:table-cell office:value-type="float" office:value="57">
                <text:p>57</text:p>
              </table:table-cell>
              <table:table-cell office:value-type="float" office:value="67.6666666666667">
                <text:p>67.6666666666667</text:p>
              </table:table-cell>
              <table:table-cell office:value-type="float" office:value="NaN">
                <text:p>NaN</text:p>
              </table:table-cell>
              <table:table-cell office:value-type="float" office:value="52.3333333333333">
                <text:p>52.333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6">
                <text:p>76</text:p>
              </table:table-cell>
              <table:table-cell office:value-type="float" office:value="93">
                <text:p>93</text:p>
              </table:table-cell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92.6">
                <text:p>92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1.8">
                <text:p>101.8</text:p>
              </table:table-cell>
              <table:table-cell office:value-type="float" office:value="95.6">
                <text:p>95.6</text:p>
              </table:table-cell>
              <table:table-cell office:value-type="float" office:value="104.555555555556">
                <text:p>104.555555555556</text:p>
              </table:table-cell>
              <table:table-cell office:value-type="float" office:value="103">
                <text:p>103</text:p>
              </table:table-cell>
              <table:table-cell office:value-type="float" office:value="90.4444444444444">
                <text:p>90.44444444444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2.666666666667">
                <text:p>112.666666666667</text:p>
              </table:table-cell>
              <table:table-cell office:value-type="float" office:value="110.5">
                <text:p>110.5</text:p>
              </table:table-cell>
              <table:table-cell office:value-type="float" office:value="116.111111111111">
                <text:p>116.111111111111</text:p>
              </table:table-cell>
              <table:table-cell office:value-type="float" office:value="113.8">
                <text:p>113.8</text:p>
              </table:table-cell>
              <table:table-cell office:value-type="float" office:value="104.4375">
                <text:p>104.43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3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111.25">
                <text:p>111.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4.25">
                <text:p>144.25</text:p>
              </table:table-cell>
              <table:table-cell office:value-type="float" office:value="126">
                <text:p>126</text:p>
              </table:table-cell>
              <table:table-cell office:value-type="float" office:value="114.5">
                <text:p>114.5</text:p>
              </table:table-cell>
              <table:table-cell office:value-type="float" office:value="128.75">
                <text:p>128.75</text:p>
              </table:table-cell>
              <table:table-cell office:value-type="float" office:value="121.736842105263">
                <text:p>121.7368421052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1.25">
                <text:p>141.25</text:p>
              </table:table-cell>
              <table:table-cell office:value-type="float" office:value="139.384615384615">
                <text:p>139.384615384615</text:p>
              </table:table-cell>
              <table:table-cell office:value-type="float" office:value="137.222222222222">
                <text:p>137.222222222222</text:p>
              </table:table-cell>
              <table:table-cell office:value-type="float" office:value="131.363636363636">
                <text:p>131.363636363636</text:p>
              </table:table-cell>
              <table:table-cell office:value-type="float" office:value="132.395348837209">
                <text:p>132.39534883720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3.563218390805">
                <text:p>153.563218390805</text:p>
              </table:table-cell>
              <table:table-cell office:value-type="float" office:value="144.541666666667">
                <text:p>144.541666666667</text:p>
              </table:table-cell>
              <table:table-cell office:value-type="float" office:value="144.557142857143">
                <text:p>144.557142857143</text:p>
              </table:table-cell>
              <table:table-cell office:value-type="float" office:value="142.02">
                <text:p>142.02</text:p>
              </table:table-cell>
              <table:table-cell office:value-type="float" office:value="143.520689655172">
                <text:p>143.52068965517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3.037735849057">
                <text:p>163.037735849057</text:p>
              </table:table-cell>
              <table:table-cell office:value-type="float" office:value="161.666666666667">
                <text:p>161.666666666667</text:p>
              </table:table-cell>
              <table:table-cell office:value-type="float" office:value="153.775">
                <text:p>153.775</text:p>
              </table:table-cell>
              <table:table-cell office:value-type="float" office:value="163.945945945946">
                <text:p>163.945945945946</text:p>
              </table:table-cell>
              <table:table-cell office:value-type="float" office:value="156.323671497585">
                <text:p>156.3236714975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2.25">
                <text:p>172.25</text:p>
              </table:table-cell>
              <table:table-cell office:value-type="float" office:value="170.666666666667">
                <text:p>170.666666666667</text:p>
              </table:table-cell>
              <table:table-cell office:value-type="float" office:value="172.947368421053">
                <text:p>172.947368421053</text:p>
              </table:table-cell>
              <table:table-cell office:value-type="float" office:value="164.428571428571">
                <text:p>164.428571428571</text:p>
              </table:table-cell>
              <table:table-cell office:value-type="float" office:value="162.4">
                <text:p>162.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9.735849056604">
                <text:p>189.735849056604</text:p>
              </table:table-cell>
              <table:table-cell office:value-type="float" office:value="188.911764705882">
                <text:p>188.911764705882</text:p>
              </table:table-cell>
              <table:table-cell office:value-type="float" office:value="189.380952380952">
                <text:p>189.380952380952</text:p>
              </table:table-cell>
              <table:table-cell office:value-type="float" office:value="198.333333333333">
                <text:p>198.333333333333</text:p>
              </table:table-cell>
              <table:table-cell office:value-type="float" office:value="178.4">
                <text:p>178.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5.428571428571">
                <text:p>205.428571428571</text:p>
              </table:table-cell>
              <table:table-cell office:value-type="float" office:value="205.521739130435">
                <text:p>205.521739130435</text:p>
              </table:table-cell>
              <table:table-cell office:value-type="float" office:value="203.379310344828">
                <text:p>203.379310344828</text:p>
              </table:table-cell>
              <table:table-cell office:value-type="float" office:value="206.586206896552">
                <text:p>206.586206896552</text:p>
              </table:table-cell>
              <table:table-cell office:value-type="float" office:value="195.388888888889">
                <text:p>195.38888888888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21.5">
                <text:p>221.5</text:p>
              </table:table-cell>
              <table:table-cell office:value-type="float" office:value="213.2">
                <text:p>213.2</text:p>
              </table:table-cell>
              <table:table-cell office:value-type="float" office:value="218">
                <text:p>218</text:p>
              </table:table-cell>
              <table:table-cell office:value-type="float" office:value="238.333333333333">
                <text:p>238.333333333333</text:p>
              </table:table-cell>
              <table:table-cell office:value-type="float" office:value="210.947368421053">
                <text:p>210.94736842105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28.2">
                <text:p>228.2</text:p>
              </table:table-cell>
              <table:table-cell office:value-type="float" office:value="225.5">
                <text:p>225.5</text:p>
              </table:table-cell>
              <table:table-cell office:value-type="float" office:value="215.666666666667">
                <text:p>215.666666666667</text:p>
              </table:table-cell>
              <table:table-cell office:value-type="float" office:value="228.583333333333">
                <text:p>228.583333333333</text:p>
              </table:table-cell>
              <table:table-cell office:value-type="float" office:value="222.052631578947">
                <text:p>222.05263157894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58">
                <text:p>258</text:p>
              </table:table-cell>
              <table:table-cell office:value-type="float" office:value="176.333333333333">
                <text:p>176.333333333333</text:p>
              </table:table-cell>
              <table:table-cell office:value-type="float" office:value="268">
                <text:p>268</text:p>
              </table:table-cell>
              <table:table-cell office:value-type="float" office:value="248">
                <text:p>248</text:p>
              </table:table-cell>
              <table:table-cell office:value-type="float" office:value="230.529411764706">
                <text:p>230.52941176470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80.333333333333">
                <text:p>280.333333333333</text:p>
              </table:table-cell>
              <table:table-cell office:value-type="float" office:value="NaN">
                <text:p>NaN</text:p>
              </table:table-cell>
              <table:table-cell office:value-type="float" office:value="239.5">
                <text:p>239.5</text:p>
              </table:table-cell>
              <table:table-cell office:value-type="float" office:value="294">
                <text:p>294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00cc00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c5000b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0000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42.296cm" svg:height="24.467cm" xlink:href=".." xlink:type="simple" chart:class="chart:bar" chart:style-name="ch1">
        <chart:title svg:x="20.496cm" svg:y="0.625cm" chart:style-name="ch2">
          <text:p>Leaks</text:p>
        </chart:title>
        <chart:legend chart:legend-position="end" svg:x="39.742cm" svg:y="10.873cm" style:legend-expansion="high" chart:style-name="ch3"/>
        <chart:plot-area chart:style-name="ch4" table:cell-range-address="Graph.F1:Graph.F23 Graph.K1:Graph.K23 Graph.P1:Graph.P23 Graph.U1:Graph.U23 Graph.Z1:Graph.Z23" chart:data-source-has-labels="row" svg:x="1.883cm" svg:y="2.871cm" svg:width="36.169cm" svg:height="20.099cm">
          <chartooo:coordinate-region svg:x="2.504cm" svg:y="3.083cm" svg:width="35.548cm" svg:height="19.214cm"/>
          <chart:axis chart:dimension="x" chart:name="primary-x" chart:style-name="ch5">
            <chart:title svg:x="19.526cm" svg:y="23.46cm" chart:style-name="ch6">
              <text:p>Level</text:p>
            </chart:title>
          </chart:axis>
          <chart:axis chart:dimension="y" chart:name="primary-y" chart:style-name="ch7">
            <chart:title svg:x="0.451cm" svg:y="13.427cm" chart:style-name="ch8">
              <text:p>Leaks</text:p>
            </chart:title>
            <chart:grid chart:style-name="ch9" chart:class="major"/>
          </chart:axis>
          <chart:series chart:style-name="ch10" chart:values-cell-range-address="Graph.F2:Graph.F23" chart:label-cell-address="Graph.F1:Graph.F1" chart:class="chart:bar">
            <chart:data-point chart:repeated="22"/>
          </chart:series>
          <chart:series chart:style-name="ch11" chart:values-cell-range-address="Graph.K2:Graph.K23" chart:label-cell-address="Graph.K1:Graph.K1" chart:class="chart:bar">
            <chart:data-point chart:repeated="22"/>
          </chart:series>
          <chart:series chart:style-name="ch12" chart:values-cell-range-address="Graph.P2:Graph.P23" chart:label-cell-address="Graph.P1:Graph.P1" chart:class="chart:bar">
            <chart:data-point chart:repeated="22"/>
          </chart:series>
          <chart:series chart:style-name="ch13" chart:values-cell-range-address="Graph.U2:Graph.U23" chart:label-cell-address="Graph.U1:Graph.U1" chart:class="chart:bar">
            <chart:data-point chart:repeated="22"/>
          </chart:series>
          <chart:series chart:style-name="ch14" chart:values-cell-range-address="Graph.Z2:Graph.Z23" chart:label-cell-address="Graph.Z1:Graph.Z1" chart:class="chart:bar">
            <chart:data-point chart:repeated="2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lement</text:p>
                <draw:g>
                  <svg:desc>Graph.F1:Graph.F1</svg:desc>
                </draw:g>
              </table:table-cell>
              <table:table-cell office:value-type="string">
                <text:p>Grove</text:p>
                <draw:g>
                  <svg:desc>Graph.K1:Graph.K1</svg:desc>
                </draw:g>
              </table:table-cell>
              <table:table-cell office:value-type="string">
                <text:p>Mech</text:p>
                <draw:g>
                  <svg:desc>Graph.P1:Graph.P1</svg:desc>
                </draw:g>
              </table:table-cell>
              <table:table-cell office:value-type="string">
                <text:p>Forsaken</text:p>
                <draw:g>
                  <svg:desc>Graph.U1:Graph.U1</svg:desc>
                </draw:g>
              </table:table-cell>
              <table:table-cell office:value-type="string">
                <text:p>Mastermind</text:p>
                <draw:g>
                  <svg:desc>Graph.Z1:Graph.Z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Graph.F2:Graph.F23</svg:desc>
                </draw:g>
              </table:table-cell>
              <table:table-cell office:value-type="float" office:value="NaN">
                <text:p>NaN</text:p>
                <draw:g>
                  <svg:desc>Graph.K2:Graph.K23</svg:desc>
                </draw:g>
              </table:table-cell>
              <table:table-cell office:value-type="float" office:value="NaN">
                <text:p>NaN</text:p>
                <draw:g>
                  <svg:desc>Graph.P2:Graph.P23</svg:desc>
                </draw:g>
              </table:table-cell>
              <table:table-cell office:value-type="float" office:value="NaN">
                <text:p>NaN</text:p>
                <draw:g>
                  <svg:desc>Graph.U2:Graph.U23</svg:desc>
                </draw:g>
              </table:table-cell>
              <table:table-cell office:value-type="float" office:value="NaN">
                <text:p>NaN</text:p>
                <draw:g>
                  <svg:desc>Graph.Z2:Graph.Z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5.3333333333333">
                <text:p>15.333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27.5">
                <text:p>27.5</text:p>
              </table:table-cell>
              <table:table-cell office:value-type="float" office:value="NaN">
                <text:p>NaN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7.6">
                <text:p>7.6</text:p>
              </table:table-cell>
              <table:table-cell office:value-type="float" office:value="6.44444444444444">
                <text:p>6.44444444444444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9.16666666666667">
                <text:p>9.166666666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13.3125">
                <text:p>13.31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.6666666666667">
                <text:p>22.6666666666667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.25">
                <text:p>7.25</text:p>
              </table:table-cell>
              <table:table-cell office:value-type="float" office:value="10">
                <text:p>10</text:p>
              </table:table-cell>
              <table:table-cell office:value-type="float" office:value="5.75">
                <text:p>5.75</text:p>
              </table:table-cell>
              <table:table-cell office:value-type="float" office:value="7.25">
                <text:p>7.25</text:p>
              </table:table-cell>
              <table:table-cell office:value-type="float" office:value="14.7368421052632">
                <text:p>14.73684210526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.08333333333333">
                <text:p>8.08333333333333</text:p>
              </table:table-cell>
              <table:table-cell office:value-type="float" office:value="10.7692307692308">
                <text:p>10.7692307692308</text:p>
              </table:table-cell>
              <table:table-cell office:value-type="float" office:value="10.1111111111111">
                <text:p>10.1111111111111</text:p>
              </table:table-cell>
              <table:table-cell office:value-type="float" office:value="19.9090909090909">
                <text:p>19.9090909090909</text:p>
              </table:table-cell>
              <table:table-cell office:value-type="float" office:value="15.0232558139535">
                <text:p>15.023255813953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.16091954022989">
                <text:p>8.16091954022989</text:p>
              </table:table-cell>
              <table:table-cell office:value-type="float" office:value="13.0625">
                <text:p>13.0625</text:p>
              </table:table-cell>
              <table:table-cell office:value-type="float" office:value="9.87142857142857">
                <text:p>9.87142857142857</text:p>
              </table:table-cell>
              <table:table-cell office:value-type="float" office:value="15.24">
                <text:p>15.24</text:p>
              </table:table-cell>
              <table:table-cell office:value-type="float" office:value="14.3586206896552">
                <text:p>14.35862068965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.6037735849057">
                <text:p>14.6037735849057</text:p>
              </table:table-cell>
              <table:table-cell office:value-type="float" office:value="9.625">
                <text:p>9.625</text:p>
              </table:table-cell>
              <table:table-cell office:value-type="float" office:value="10.675">
                <text:p>10.675</text:p>
              </table:table-cell>
              <table:table-cell office:value-type="float" office:value="11.2702702702703">
                <text:p>11.2702702702703</text:p>
              </table:table-cell>
              <table:table-cell office:value-type="float" office:value="17.1594202898551">
                <text:p>17.15942028985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.625">
                <text:p>13.625</text:p>
              </table:table-cell>
              <table:table-cell office:value-type="float" office:value="12.7333333333333">
                <text:p>12.7333333333333</text:p>
              </table:table-cell>
              <table:table-cell office:value-type="float" office:value="8.78947368421053">
                <text:p>8.78947368421053</text:p>
              </table:table-cell>
              <table:table-cell office:value-type="float" office:value="19.2857142857143">
                <text:p>19.2857142857143</text:p>
              </table:table-cell>
              <table:table-cell office:value-type="float" office:value="20.65">
                <text:p>20.6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.5471698113208">
                <text:p>16.5471698113208</text:p>
              </table:table-cell>
              <table:table-cell office:value-type="float" office:value="15.9117647058824">
                <text:p>15.9117647058824</text:p>
              </table:table-cell>
              <table:table-cell office:value-type="float" office:value="18.6190476190476">
                <text:p>18.6190476190476</text:p>
              </table:table-cell>
              <table:table-cell office:value-type="float" office:value="14.1538461538462">
                <text:p>14.1538461538462</text:p>
              </table:table-cell>
              <table:table-cell office:value-type="float" office:value="23.6648648648649">
                <text:p>23.66486486486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.8095238095238">
                <text:p>16.8095238095238</text:p>
              </table:table-cell>
              <table:table-cell office:value-type="float" office:value="12.5217391304348">
                <text:p>12.5217391304348</text:p>
              </table:table-cell>
              <table:table-cell office:value-type="float" office:value="14.8620689655172">
                <text:p>14.8620689655172</text:p>
              </table:table-cell>
              <table:table-cell office:value-type="float" office:value="15.2068965517241">
                <text:p>15.2068965517241</text:p>
              </table:table-cell>
              <table:table-cell office:value-type="float" office:value="24.8888888888889">
                <text:p>24.888888888888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1.4285714285714">
                <text:p>21.4285714285714</text:p>
              </table:table-cell>
              <table:table-cell office:value-type="float" office:value="17.2">
                <text:p>17.2</text:p>
              </table:table-cell>
              <table:table-cell office:value-type="float" office:value="13.4666666666667">
                <text:p>13.4666666666667</text:p>
              </table:table-cell>
              <table:table-cell office:value-type="float" office:value="5.66666666666667">
                <text:p>5.66666666666667</text:p>
              </table:table-cell>
              <table:table-cell office:value-type="float" office:value="22.1842105263158">
                <text:p>22.184210526315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4.3">
                <text:p>24.3</text:p>
              </table:table-cell>
              <table:table-cell office:value-type="float" office:value="17.5">
                <text:p>17.5</text:p>
              </table:table-cell>
              <table:table-cell office:value-type="float" office:value="19.5555555555556">
                <text:p>19.5555555555556</text:p>
              </table:table-cell>
              <table:table-cell office:value-type="float" office:value="21.9166666666667">
                <text:p>21.9166666666667</text:p>
              </table:table-cell>
              <table:table-cell office:value-type="float" office:value="21.7368421052632">
                <text:p>21.736842105263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31.6666666666667">
                <text:p>31.6666666666667</text:p>
              </table:table-cell>
              <table:table-cell office:value-type="float" office:value="4">
                <text:p>4</text:p>
              </table:table-cell>
              <table:table-cell office:value-type="float" office:value="13.5">
                <text:p>13.5</text:p>
              </table:table-cell>
              <table:table-cell office:value-type="float" office:value="26.2352941176471">
                <text:p>26.235294117647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.3333333333333">
                <text:p>21.3333333333333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3">
                <text:p>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ata-label-number="value" chart:data-label-text="false" chart:data-label-symbol="fals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00cc00"/>
    </style:style>
    <style:style style:name="ch12" style:family="chart">
      <style:chart-properties chart:solid-type="cuboid"/>
      <style:graphic-properties draw:fill-color="#83caff"/>
    </style:style>
    <style:style style:name="ch13" style:family="chart">
      <style:chart-properties chart:solid-type="cuboid"/>
      <style:graphic-properties draw:fill-color="#c5000b"/>
    </style:style>
    <style:style style:name="ch14" style:family="chart">
      <style:chart-properties chart:solid-type="cuboid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42.018cm" svg:height="21.107cm" xlink:href=".." xlink:type="simple" chart:class="chart:bar" chart:style-name="ch1">
        <chart:title svg:x="20.397cm" svg:y="0.558cm" chart:style-name="ch2">
          <text:p>Picks</text:p>
        </chart:title>
        <chart:plot-area chart:style-name="ch3" table:cell-range-address="Graph.U267:Graph.U271 Graph.X267:Graph.X271" chart:data-source-has-labels="column" svg:x="1.878cm" svg:y="2.603cm" svg:width="38.46cm" svg:height="17.074cm">
          <chartooo:coordinate-region svg:x="2.499cm" svg:y="2.815cm" svg:width="37.839cm" svg:height="16.189cm"/>
          <chart:axis chart:dimension="x" chart:name="primary-x" chart:style-name="ch4" chartooo:axis-type="auto">
            <chartooo:date-scale/>
            <chart:title svg:x="20.667cm" svg:y="20.1cm" chart:style-name="ch5">
              <text:p>Race</text:p>
            </chart:title>
            <chart:categories table:cell-range-address="Graph.U267:Graph.U271"/>
          </chart:axis>
          <chart:axis chart:dimension="y" chart:name="primary-y" chart:style-name="ch6">
            <chart:title svg:x="0.451cm" svg:y="11.766cm" chart:style-name="ch7">
              <text:p>Chance</text:p>
            </chart:title>
            <chart:grid chart:style-name="ch8" chart:class="major"/>
          </chart:axis>
          <chart:series chart:style-name="ch9" chart:values-cell-range-address="Graph.X267:Graph.X271" chart:class="chart:bar"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X</text:p>
              </table:table-cell>
            </table:table-row>
          </table:table-header-rows>
          <table:table-rows>
            <table:table-row>
              <table:table-cell office:value-type="string">
                <text:p>Element</text:p>
                <draw:g>
                  <svg:desc>Graph.U267:Graph.U271</svg:desc>
                </draw:g>
              </table:table-cell>
              <table:table-cell office:value-type="float" office:value="14.5211122554068">
                <text:p>14.5211122554068</text:p>
                <draw:g>
                  <svg:desc>Graph.X267:Graph.X271</svg:desc>
                </draw:g>
              </table:table-cell>
            </table:table-row>
            <table:table-row>
              <table:table-cell office:value-type="string">
                <text:p>Grove</text:p>
              </table:table-cell>
              <table:table-cell office:value-type="float" office:value="10.0926879505664">
                <text:p>10.0926879505664</text:p>
              </table:table-cell>
            </table:table-row>
            <table:table-row>
              <table:table-cell office:value-type="string">
                <text:p>Mech</text:p>
              </table:table-cell>
              <table:table-cell office:value-type="float" office:value="13.5942327497425">
                <text:p>13.5942327497425</text:p>
              </table:table-cell>
            </table:table-row>
            <table:table-row>
              <table:table-cell office:value-type="string">
                <text:p>Forsaken</text:p>
              </table:table-cell>
              <table:table-cell office:value-type="float" office:value="10.5046343975283">
                <text:p>10.5046343975283</text:p>
              </table:table-cell>
            </table:table-row>
            <table:table-row>
              <table:table-cell office:value-type="string">
                <text:p>Mastermind</text:p>
              </table:table-cell>
              <table:table-cell office:value-type="float" office:value="51.2873326467559">
                <text:p>51.287332646755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ata-label-number="value" chart:data-label-text="false" chart:data-label-symbol="false"/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00cc00"/>
    </style:style>
    <style:style style:name="ch12" style:family="chart">
      <style:chart-properties chart:solid-type="cuboid"/>
    </style:style>
    <style:style style:name="ch13" style:family="chart">
      <style:chart-properties chart:solid-type="cuboid"/>
      <style:graphic-properties draw:fill-color="#c5000b"/>
    </style:style>
    <style:style style:name="ch14" style:family="chart">
      <style:chart-properties chart:solid-type="cuboid"/>
      <style:graphic-properties draw:fill-color="#000000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41.832cm" svg:height="22.702cm" xlink:href=".." xlink:type="simple" chart:class="chart:bar" chart:style-name="ch1">
        <chart:title svg:x="19.721cm" svg:y="0.59cm" chart:style-name="ch2">
          <text:p>Winchance</text:p>
        </chart:title>
        <chart:plot-area chart:style-name="ch3" table:cell-range-address="Graph.U272:Graph.U276 Graph.X272:Graph.X276" chart:data-source-has-labels="column" svg:x="1.873cm" svg:y="2.64cm" svg:width="38.284cm" svg:height="18.507cm">
          <chartooo:coordinate-region svg:x="2.494cm" svg:y="2.852cm" svg:width="37.663cm" svg:height="17.622cm"/>
          <chart:axis chart:dimension="x" chart:name="primary-x" chart:style-name="ch4" chartooo:axis-type="auto">
            <chartooo:date-scale/>
            <chart:title svg:x="20.574cm" svg:y="21.602cm" chart:style-name="ch5">
              <text:p>Race</text:p>
            </chart:title>
            <chart:categories table:cell-range-address="Graph.U272:Graph.U276"/>
          </chart:axis>
          <chart:axis chart:dimension="y" chart:name="primary-y" chart:style-name="ch6">
            <chart:title svg:x="0.45cm" svg:y="12.916cm" chart:style-name="ch7">
              <text:p>Chanc e in %</text:p>
            </chart:title>
            <chart:grid chart:style-name="ch8" chart:class="major"/>
          </chart:axis>
          <chart:series chart:style-name="ch9" chart:values-cell-range-address="Graph.X272:Graph.X276" chart:class="chart:bar"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X</text:p>
              </table:table-cell>
            </table:table-row>
          </table:table-header-rows>
          <table:table-rows>
            <table:table-row>
              <table:table-cell office:value-type="string">
                <text:p>Element</text:p>
                <draw:g>
                  <svg:desc>Graph.U272:Graph.U276</svg:desc>
                </draw:g>
              </table:table-cell>
              <table:table-cell office:value-type="float" office:value="55.6737588652482">
                <text:p>55.6737588652482</text:p>
                <draw:g>
                  <svg:desc>Graph.X272:Graph.X276</svg:desc>
                </draw:g>
              </table:table-cell>
            </table:table-row>
            <table:table-row>
              <table:table-cell office:value-type="string">
                <text:p>Grove</text:p>
              </table:table-cell>
              <table:table-cell office:value-type="float" office:value="53.5714285714286">
                <text:p>53.5714285714286</text:p>
              </table:table-cell>
            </table:table-row>
            <table:table-row>
              <table:table-cell office:value-type="string">
                <text:p>Mech</text:p>
              </table:table-cell>
              <table:table-cell office:value-type="float" office:value="58.3333333333333">
                <text:p>58.3333333333333</text:p>
              </table:table-cell>
            </table:table-row>
            <table:table-row>
              <table:table-cell office:value-type="string">
                <text:p>Forsaken</text:p>
              </table:table-cell>
              <table:table-cell office:value-type="float" office:value="50.9803921568627">
                <text:p>50.9803921568627</text:p>
              </table:table-cell>
            </table:table-row>
            <table:table-row>
              <table:table-cell office:value-type="string">
                <text:p>Mastermind</text:p>
              </table:table-cell>
              <table:table-cell office:value-type="float" office:value="45.3815261044177">
                <text:p>45.381526104417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1.809cm" svg:height="21.957cm" xlink:href=".." xlink:type="simple" chart:class="chart:bar" chart:style-name="ch1">
        <chart:title svg:x="19.008cm" svg:y="0.575cm" chart:style-name="ch2">
          <text:p>Lvl game ended on</text:p>
        </chart:title>
        <chart:plot-area chart:style-name="ch3" table:cell-range-address="Graph.V373:Graph.V393" svg:x="1.874cm" svg:y="2.671cm" svg:width="38.263cm" svg:height="17.839cm">
          <chartooo:coordinate-region svg:x="2.495cm" svg:y="2.883cm" svg:width="37.642cm" svg:height="16.954cm"/>
          <chart:axis chart:dimension="x" chart:name="primary-x" chart:style-name="ch4">
            <chart:title svg:x="20.564cm" svg:y="20.95cm" chart:style-name="ch5">
              <text:p>Level</text:p>
            </chart:title>
          </chart:axis>
          <chart:axis chart:dimension="y" chart:name="primary-y" chart:style-name="ch6">
            <chart:title svg:x="0.451cm" svg:y="12.19cm" chart:style-name="ch7">
              <text:p>Games</text:p>
            </chart:title>
            <chart:grid chart:style-name="ch8" chart:class="major"/>
          </chart:axis>
          <chart:series chart:style-name="ch9" chart:values-cell-range-address="Graph.V373:Graph.V393" chart:class="chart:bar">
            <chart:data-point chart:repeated="2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Graph.V373:Graph.V39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